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table:style-name="ce4" office:value-type="string" calcext:value-type="string">
            <text:p>At 9999999999 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om OpenParEM2D with 2X mesh density from the 3D density at the port and order 6 elements showing 2.3e-12 convergence on |Zo|: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frequency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9999999999" calcext:value-type="float">
            <text:p>9999999999</text:p>
          </table:table-cell>
          <table:table-cell office:value-type="float" office:value="11000000000" calcext:value-type="float">
            <text:p>1100000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pha,dB/m=</text:p>
          </table:table-cell>
          <table:table-cell office:value-type="float" office:value="0.120525345943862" calcext:value-type="float">
            <text:p>0.120525345943862</text:p>
          </table:table-cell>
          <table:table-cell office:value-type="float" office:value="0.108254114000658" calcext:value-type="float">
            <text:p>0.108254114000658</text:p>
          </table:table-cell>
          <table:table-cell office:value-type="float" office:value="0.101649532046536" calcext:value-type="float">
            <text:p>0.1016495320465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ta/ko=</text:p>
          </table:table-cell>
          <table:table-cell office:value-type="float" office:value="0.685407962561987" calcext:value-type="float">
            <text:p>0.685407962561987</text:p>
          </table:table-cell>
          <table:table-cell office:value-type="float" office:value="0.755406579783445" calcext:value-type="float">
            <text:p>0.755406579783445</text:p>
          </table:table-cell>
          <table:table-cell office:value-type="float" office:value="0.803281030486212" calcext:value-type="float">
            <text:p>0.8032810304862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o,ohms=</text:p>
          </table:table-cell>
          <table:table-cell office:value-type="float" office:value="488.572365709975" calcext:value-type="float">
            <text:p>488.572365709975</text:p>
          </table:table-cell>
          <table:table-cell office:value-type="float" office:value="443.299540548519" calcext:value-type="float">
            <text:p>443.299540548519</text:p>
          </table:table-cell>
          <table:table-cell office:value-type="float" office:value="416.879494269428" calcext:value-type="float">
            <text:p>416.8794942694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[.C4]*SQRT(0.0000004*PI()*0.0000000000088541878176)" office:value-type="float" office:value="188.626051975434" calcext:value-type="float">
            <text:p>188.626051975434</text:p>
          </table:table-cell>
          <table:table-cell table:formula="of:=2*PI()*[.D4]*SQRT(0.0000004*PI()*0.0000000000088541878176)" office:value-type="float" office:value="209.584502173968" calcext:value-type="float">
            <text:p>209.584502173968</text:p>
          </table:table-cell>
          <table:table-cell table:formula="of:=2*PI()*[.E4]*SQRT(0.0000004*PI()*0.0000000000088541878176)" office:value-type="float" office:value="230.54295241442" calcext:value-type="float">
            <text:p>230.542952414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formula="of:=[.C6]*[.C8]" office:value-type="float" office:value="129.285797970594" calcext:value-type="float">
            <text:p>129.285797970594</text:p>
          </table:table-cell>
          <table:table-cell table:formula="of:=[.D6]*[.D8]" office:value-type="float" office:value="158.321511962854" calcext:value-type="float">
            <text:p>158.321511962854</text:p>
          </table:table-cell>
          <table:table-cell table:formula="of:=[.E6]*[.E8]" office:value-type="float" office:value="185.190780386789" calcext:value-type="float">
            <text:p>185.1907803867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hase shift,deg=</text:p>
          </table:table-cell>
          <table:table-cell table:formula="of:=-0.1*[.C9]*180/PI()+2*360" office:value-type="float" office:value="-20.7530574696051" calcext:value-type="float">
            <text:p>-20.7530574696051</text:p>
          </table:table-cell>
          <table:table-cell table:formula="of:=-0.1*[.D9]*180/PI()+3*360" office:value-type="float" office:value="172.884555839852" calcext:value-type="float">
            <text:p>172.884555839852</text:p>
          </table:table-cell>
          <table:table-cell table:formula="of:=-0.1*[.E9]*180/PI()+3*360" office:value-type="float" office:value="18.9349879102906" calcext:value-type="float">
            <text:p>18.9349879102906</text:p>
          </table:table-cell>
          <table:table-cell table:style-name="Default" office:value-type="float" office:value="-20.7530574696051" calcext:value-type="float">
            <text:p>-20.7530574696051</text:p>
          </table:table-cell>
          <table:table-cell office:value-type="float" office:value="172.884555839852" calcext:value-type="float">
            <text:p>172.884555839852</text:p>
          </table:table-cell>
          <table:table-cell office:value-type="float" office:value="18.9349879102906" calcext:value-type="float">
            <text:p>18.93498791029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099 m length</text:p>
          </table:table-cell>
          <table:table-cell office:value-type="string" calcext:value-type="string">
            <text:p>alpha dB/m=</text:p>
          </table:table-cell>
          <table:table-cell table:formula="of:=-[.C5]*0.099" office:value-type="float" office:value="-0.0119320092484423" calcext:value-type="float">
            <text:p>-0.011932009248442</text:p>
          </table:table-cell>
          <table:table-cell table:formula="of:=-[.D5]*0.099" office:value-type="float" office:value="-0.0107171572860651" calcext:value-type="float">
            <text:p>-0.010717157286065</text:p>
          </table:table-cell>
          <table:table-cell table:formula="of:=-[.E5]*0.099" office:value-type="float" office:value="-0.0100633036726071" calcext:value-type="float">
            <text:p>-0.010063303672607</text:p>
          </table:table-cell>
          <table:table-cell table:style-name="Default" office:value-type="float" office:value="-0.0119320092484423" calcext:value-type="float">
            <text:p>-0.011932009248442</text:p>
          </table:table-cell>
          <table:table-cell office:value-type="float" office:value="-0.0107171572860651" calcext:value-type="float">
            <text:p>-0.010717157286065</text:p>
          </table:table-cell>
          <table:table-cell office:value-type="float" office:value="-0.0100633036726071" calcext:value-type="float">
            <text:p>-0.0100633036726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098 m length</text:p>
          </table:table-cell>
          <table:table-cell office:value-type="string" calcext:value-type="string">
            <text:p>alpha dB/m=</text:p>
          </table:table-cell>
          <table:table-cell table:formula="of:=-0.098*[.C5]" office:value-type="float" office:value="-0.0118114839024985" calcext:value-type="float">
            <text:p>-0.011811483902499</text:p>
          </table:table-cell>
          <table:table-cell table:formula="of:=-0.098*[.D5]" office:value-type="float" office:value="-0.0106089031720645" calcext:value-type="float">
            <text:p>-0.010608903172065</text:p>
          </table:table-cell>
          <table:table-cell table:formula="of:=-0.098*[.E5]" office:value-type="float" office:value="-0.00996165414056053" calcext:value-type="float">
            <text:p>-0.009961654140561</text:p>
          </table:table-cell>
          <table:table-cell table:style-name="Default" office:value-type="float" office:value="-0.0118114839024985" calcext:value-type="float">
            <text:p>-0.011811483902499</text:p>
          </table:table-cell>
          <table:table-cell office:value-type="float" office:value="-0.0106089031720645" calcext:value-type="float">
            <text:p>-0.010608903172065</text:p>
          </table:table-cell>
          <table:table-cell office:value-type="float" office:value="-0.00996165414056053" calcext:value-type="float">
            <text:p>-0.00996165414056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The study below needs to be repeated due to changes in the code. <text:s/>Significant differences are not expected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 table:style-name="ce1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5489" calcext:value-type="float">
            <text:p>0.785489</text:p>
          </table:table-cell>
          <table:table-cell office:value-type="float" office:value="9" calcext:value-type="float">
            <text:p>9</text:p>
          </table:table-cell>
          <table:table-cell office:value-type="float" office:value="-14.4884384579895" calcext:value-type="float">
            <text:p>-14.4884384579895</text:p>
          </table:table-cell>
          <table:table-cell office:value-type="float" office:value="92.9410293339259" calcext:value-type="float">
            <text:p>92.9410293339259</text:p>
          </table:table-cell>
          <table:table-cell office:value-type="float" office:value="0.18210451581833" calcext:value-type="float">
            <text:p>0.18210451581833</text:p>
          </table:table-cell>
          <table:table-cell office:value-type="float" office:value="-88.8429623678196" calcext:value-type="float">
            <text:p>-88.8429623678196</text:p>
          </table:table-cell>
          <table:table-cell office:value-type="float" office:value="0.340950352245161" calcext:value-type="float">
            <text:p>0.340950352245161</text:p>
          </table:table-cell>
          <table:table-cell office:value-type="float" office:value="-88.8736636545198" calcext:value-type="float">
            <text:p>-88.8736636545198</text:p>
          </table:table-cell>
          <table:table-cell office:value-type="float" office:value="-32.8745345950199" calcext:value-type="float">
            <text:p>-32.8745345950199</text:p>
          </table:table-cell>
          <table:table-cell office:value-type="float" office:value="-53.3608562752641" calcext:value-type="float">
            <text:p>-53.3608562752641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1]*0.1" office:value-type="float" office:value="-12.928579797069" calcext:value-type="float">
            <text:p>-12.928579797069</text:p>
          </table:table-cell>
          <table:table-cell table:style-name="ce1" table:formula="of:=[.N2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1]+360*[.P21]" office:value-type="float" office:value="-20.753057470156" calcext:value-type="float">
            <text:p>-20.753057470156</text:p>
          </table:table-cell>
          <table:table-cell table:style-name="ce1" table:formula="of:=ABS(([.Q21]-[.G21])/[.Q21])" office:value-type="float" office:value="3.2809577574572" calcext:value-type="float">
            <text:p>3.2809577574572</text:p>
          </table:table-cell>
          <table:table-cell table:style-name="ce1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306" calcext:value-type="float">
            <text:p>1.22306</text:p>
          </table:table-cell>
          <table:table-cell office:value-type="float" office:value="9" calcext:value-type="float">
            <text:p>9</text:p>
          </table:table-cell>
          <table:table-cell office:value-type="float" office:value="-35.4455470807336" calcext:value-type="float">
            <text:p>-35.4455470807336</text:p>
          </table:table-cell>
          <table:table-cell office:value-type="float" office:value="105.822801842888" calcext:value-type="float">
            <text:p>105.822801842888</text:p>
          </table:table-cell>
          <table:table-cell office:value-type="float" office:value="-0.0578734257836282" calcext:value-type="float">
            <text:p>-0.057873425783628</text:p>
          </table:table-cell>
          <table:table-cell office:value-type="float" office:value="-20.0931859374524" calcext:value-type="float">
            <text:p>-20.0931859374524</text:p>
          </table:table-cell>
          <table:table-cell office:value-type="float" office:value="-0.0552191579612732" calcext:value-type="float">
            <text:p>-0.055219157961273</text:p>
          </table:table-cell>
          <table:table-cell office:value-type="float" office:value="-20.0845689512375" calcext:value-type="float">
            <text:p>-20.0845689512375</text:p>
          </table:table-cell>
          <table:table-cell office:value-type="float" office:value="-35.0715293545538" calcext:value-type="float">
            <text:p>-35.0715293545538</text:p>
          </table:table-cell>
          <table:table-cell office:value-type="float" office:value="108.194832060936" calcext:value-type="float">
            <text:p>108.194832060936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2]*0.1" office:value-type="float" office:value="-12.928579797069" calcext:value-type="float">
            <text:p>-12.928579797069</text:p>
          </table:table-cell>
          <table:table-cell table:style-name="ce1" table:formula="of:=[.N2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2]+360*[.P22]" office:value-type="float" office:value="-20.753057470156" calcext:value-type="float">
            <text:p>-20.753057470156</text:p>
          </table:table-cell>
          <table:table-cell table:style-name="ce1" table:formula="of:=ABS(([.Q22]-[.G22])/[.Q22])" office:value-type="float" office:value="0.0317963525929879" calcext:value-type="float">
            <text:p>0.031796352592988</text:p>
          </table:table-cell>
          <table:table-cell table:style-name="ce1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2264" calcext:value-type="float">
            <text:p>3.32264</text:p>
          </table:table-cell>
          <table:table-cell office:value-type="float" office:value="9" calcext:value-type="float">
            <text:p>9</text:p>
          </table:table-cell>
          <table:table-cell office:value-type="float" office:value="-63.5526792071916" calcext:value-type="float">
            <text:p>-63.5526792071916</text:p>
          </table:table-cell>
          <table:table-cell office:value-type="float" office:value="-114.256219663301" calcext:value-type="float">
            <text:p>-114.256219663301</text:p>
          </table:table-cell>
          <table:table-cell office:value-type="float" office:value="-0.0033169398941537" calcext:value-type="float">
            <text:p>-0.003316939894154</text:p>
          </table:table-cell>
          <table:table-cell office:value-type="float" office:value="-20.7750701915962" calcext:value-type="float">
            <text:p>-20.7750701915962</text:p>
          </table:table-cell>
          <table:table-cell office:value-type="float" office:value="-0.00321737305257872" calcext:value-type="float">
            <text:p>-0.003217373052579</text:p>
          </table:table-cell>
          <table:table-cell office:value-type="float" office:value="-20.7768337786325" calcext:value-type="float">
            <text:p>-20.7768337786325</text:p>
          </table:table-cell>
          <table:table-cell office:value-type="float" office:value="-63.1979395157915" calcext:value-type="float">
            <text:p>-63.1979395157915</text:p>
          </table:table-cell>
          <table:table-cell office:value-type="float" office:value="-109.023119093156" calcext:value-type="float">
            <text:p>-109.023119093156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3]*0.1" office:value-type="float" office:value="-12.928579797069" calcext:value-type="float">
            <text:p>-12.928579797069</text:p>
          </table:table-cell>
          <table:table-cell table:style-name="ce1" table:formula="of:=[.N2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3]+360*[.P23]" office:value-type="float" office:value="-20.753057470156" calcext:value-type="float">
            <text:p>-20.753057470156</text:p>
          </table:table-cell>
          <table:table-cell table:style-name="ce1" table:formula="of:=ABS(([.Q23]-[.G23])/[.Q23])" office:value-type="float" office:value="0.00106069775366027" calcext:value-type="float">
            <text:p>0.00106069775366</text:p>
          </table:table-cell>
          <table:table-cell table:style-name="ce1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29" calcext:value-type="float">
            <text:p>11.729</text:p>
          </table:table-cell>
          <table:table-cell office:value-type="float" office:value="9" calcext:value-type="float">
            <text:p>9</text:p>
          </table:table-cell>
          <table:table-cell office:value-type="float" office:value="-84.3768174189978" calcext:value-type="float">
            <text:p>-84.3768174189978</text:p>
          </table:table-cell>
          <table:table-cell office:value-type="float" office:value="-65.7661750722714" calcext:value-type="float">
            <text:p>-65.7661750722714</text:p>
          </table:table-cell>
          <table:table-cell office:value-type="float" office:value="0.000113451707652981" calcext:value-type="float">
            <text:p>0.000113451707653</text:p>
          </table:table-cell>
          <table:table-cell office:value-type="float" office:value="-20.7548306335468" calcext:value-type="float">
            <text:p>-20.7548306335468</text:p>
          </table:table-cell>
          <table:table-cell office:value-type="string" calcext:value-type="string">
            <text:p>9.79349274202918e-05</text:p>
          </table:table-cell>
          <table:table-cell office:value-type="float" office:value="-20.7548651239996" calcext:value-type="float">
            <text:p>-20.7548651239996</text:p>
          </table:table-cell>
          <table:table-cell office:value-type="float" office:value="-84.5555958040893" calcext:value-type="float">
            <text:p>-84.5555958040893</text:p>
          </table:table-cell>
          <table:table-cell office:value-type="float" office:value="-68.3559903851327" calcext:value-type="float">
            <text:p>-68.355990385132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4]*0.1" office:value-type="float" office:value="-12.928579797069" calcext:value-type="float">
            <text:p>-12.928579797069</text:p>
          </table:table-cell>
          <table:table-cell table:style-name="ce1" table:formula="of:=[.N2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4]+360*[.P24]" office:value-type="float" office:value="-20.753057470156" calcext:value-type="float">
            <text:p>-20.753057470156</text:p>
          </table:table-cell>
          <table:table-cell table:style-name="ce1" table:formula="of:=ABS(([.Q24]-[.G24])/[.Q24])" office:value-type="float" office:value="0.0000854410678198328" calcext:value-type="float">
            <text:p>8.54410678198328E-05</text:p>
          </table:table-cell>
          <table:table-cell table:style-name="ce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6017" calcext:value-type="float">
            <text:p>43.6017</text:p>
          </table:table-cell>
          <table:table-cell office:value-type="float" office:value="9" calcext:value-type="float">
            <text:p>9</text:p>
          </table:table-cell>
          <table:table-cell office:value-type="float" office:value="-113.178474635866" calcext:value-type="float">
            <text:p>-113.178474635866</text:p>
          </table:table-cell>
          <table:table-cell office:value-type="float" office:value="74.9893788059313" calcext:value-type="float">
            <text:p>74.9893788059313</text:p>
          </table:table-cell>
          <table:table-cell office:value-type="string" calcext:value-type="string">
            <text:p>1.36159942332875e-05</text:p>
          </table:table-cell>
          <table:table-cell office:value-type="float" office:value="-20.7528970560238" calcext:value-type="float">
            <text:p>-20.7528970560238</text:p>
          </table:table-cell>
          <table:table-cell office:value-type="string" calcext:value-type="string">
            <text:p>1.33724397368859e-05</text:p>
          </table:table-cell>
          <table:table-cell office:value-type="float" office:value="-20.7528886117291" calcext:value-type="float">
            <text:p>-20.7528886117291</text:p>
          </table:table-cell>
          <table:table-cell office:value-type="float" office:value="-112.597432535295" calcext:value-type="float">
            <text:p>-112.597432535295</text:p>
          </table:table-cell>
          <table:table-cell office:value-type="float" office:value="76.0089678630117" calcext:value-type="float">
            <text:p>76.008967863011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5]*0.1" office:value-type="float" office:value="-12.928579797069" calcext:value-type="float">
            <text:p>-12.928579797069</text:p>
          </table:table-cell>
          <table:table-cell table:style-name="ce1" table:formula="of:=[.N2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5]+360*[.P25]" office:value-type="float" office:value="-20.753057470156" calcext:value-type="float">
            <text:p>-20.753057470156</text:p>
          </table:table-cell>
          <table:table-cell table:style-name="ce1" table:formula="of:=ABS(([.Q25]-[.G25])/[.Q25])" office:value-type="float" office:value="0.00000772966260281428" calcext:value-type="float">
            <text:p>7.72966260281428E-06</text:p>
          </table:table-cell>
          <table:table-cell table:style-name="ce1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.042" calcext:value-type="float">
            <text:p>136.042</text:p>
          </table:table-cell>
          <table:table-cell office:value-type="float" office:value="9" calcext:value-type="float">
            <text:p>9</text:p>
          </table:table-cell>
          <table:table-cell office:value-type="float" office:value="-135.163260763859" calcext:value-type="float">
            <text:p>-135.163260763859</text:p>
          </table:table-cell>
          <table:table-cell office:value-type="float" office:value="105.338963181479" calcext:value-type="float">
            <text:p>105.338963181479</text:p>
          </table:table-cell>
          <table:table-cell table:style-name="ce5" office:value-type="float" office:value="-0.000000139700829004219" calcext:value-type="float">
            <text:p>-1.40E-007</text:p>
          </table:table-cell>
          <table:table-cell office:value-type="float" office:value="-20.7530496426872" calcext:value-type="float">
            <text:p>-20.7530496426872</text:p>
          </table:table-cell>
          <table:table-cell office:value-type="string" calcext:value-type="string">
            <text:p>-9.73766791418047e-08</text:p>
          </table:table-cell>
          <table:table-cell office:value-type="float" office:value="-20.753049461942" calcext:value-type="float">
            <text:p>-20.753049461942</text:p>
          </table:table-cell>
          <table:table-cell office:value-type="float" office:value="-135.117778779039" calcext:value-type="float">
            <text:p>-135.117778779039</text:p>
          </table:table-cell>
          <table:table-cell office:value-type="float" office:value="103.382961236017" calcext:value-type="float">
            <text:p>103.382961236017</text:p>
          </table:table-cell>
          <table:table-cell table:style-name="ce1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M26]*0.1" office:value-type="float" office:value="-12.928579797069" calcext:value-type="float">
            <text:p>-12.928579797069</text:p>
          </table:table-cell>
          <table:table-cell table:style-name="ce1" table:formula="of:=[.N2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O26]+360*[.P26]" office:value-type="float" office:value="-20.753057470156" calcext:value-type="float">
            <text:p>-20.753057470156</text:p>
          </table:table-cell>
          <table:table-cell table:style-name="ce1" table:formula="of:=ABS(([.Q26]-[.G26])/[.Q26])" office:value-type="float" office:value="0.000000377171837714697" calcext:value-type="float">
            <text:p>3.77171837714697E-07</text:p>
          </table:table-cell>
          <table:table-cell table:style-name="ce1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memory (32 GB)</text:p>
          </table:table-cell>
          <table:table-cell table:number-columns-repeated="9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/>Order </text:p>
          </table:table-cell>
          <table:table-cell table:number-columns-repeated="2"/>
          <table:table-cell office:value-type="string" calcext:value-type="string">
            <text:p>|S11|</text:p>
          </table:table-cell>
          <table:table-cell table:number-columns-repeated="13"/>
          <table:table-cell office:value-type="string" calcext:value-type="string">
            <text:p>Phase Error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55" table:end-x="0.3969in" table:end-y="0.1047in" draw:z-index="0" draw:style-name="gr1" draw:text-style-name="P1" svg:width="6.3244in" svg:height="3.7547in" svg:x="0.7705in" svg:y="0.0839in">
              <draw:object draw:notify-on-update-of-ranges="Sheet1.A21:Sheet1.A26 Sheet1.D29:Sheet1.D29 Sheet1.D21:Sheet1.D26 Sheet1.A21:Sheet1.A26 Sheet1.R29:Sheet1.R29 Sheet1.R21:Sheet1.R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P55" table:end-x="0.4335in" table:end-y="0.1185in" draw:z-index="3" draw:style-name="gr1" draw:text-style-name="P1" svg:width="6.3213in" svg:height="3.7606in" svg:x="0.2209in" svg:y="0.0917in">
              <draw:object draw:notify-on-update-of-ranges="Sheet1.A21:Sheet1.A26 Sheet1.B21:Sheet1.B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" office:value-type="string" calcext:value-type="string">
            <text:p>results below do not include the change in calculatePowerMetric to use the complex conjugate - but the results barely chan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order 2 with adaptive refi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4455470807336" calcext:value-type="float">
            <text:p>-35.4455470807336</text:p>
          </table:table-cell>
          <table:table-cell table:style-name="Default" office:value-type="float" office:value="105.822801842888" calcext:value-type="float">
            <text:p>105.822801842888</text:p>
          </table:table-cell>
          <table:table-cell table:style-name="Default" office:value-type="float" office:value="-0.0578734257836282" calcext:value-type="float">
            <text:p>-0.057873425783628</text:p>
          </table:table-cell>
          <table:table-cell table:style-name="Default" office:value-type="float" office:value="-20.0931859374524" calcext:value-type="float">
            <text:p>-20.0931859374524</text:p>
          </table:table-cell>
          <table:table-cell table:style-name="Default" office:value-type="float" office:value="-0.0552191579612732" calcext:value-type="float">
            <text:p>-0.055219157961273</text:p>
          </table:table-cell>
          <table:table-cell table:style-name="Default" office:value-type="float" office:value="-20.0845689512375" calcext:value-type="float">
            <text:p>-20.0845689512375</text:p>
          </table:table-cell>
          <table:table-cell table:style-name="Default" office:value-type="float" office:value="-35.0715293545538" calcext:value-type="float">
            <text:p>-35.0715293545538</text:p>
          </table:table-cell>
          <table:table-cell table:style-name="Default" office:value-type="float" office:value="108.194832060936" calcext:value-type="float">
            <text:p>108.194832060936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3]*0.1" office:value-type="float" office:value="-12.928579797069" calcext:value-type="float">
            <text:p>-12.928579797069</text:p>
          </table:table-cell>
          <table:table-cell table:style-name="ce1" table:formula="of:=[.M6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3]+360*[.O63]" office:value-type="float" office:value="-20.753057470156" calcext:value-type="float">
            <text:p>-20.753057470156</text:p>
          </table:table-cell>
          <table:table-cell table:style-name="ce1" table:formula="of:=ABS(([.P63]-[.F63])/[.P63])" office:value-type="float" office:value="0.0317963525929879" calcext:value-type="float">
            <text:p>0.03179635259298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5365935054573" calcext:value-type="float">
            <text:p>-34.5365935054573</text:p>
          </table:table-cell>
          <table:table-cell table:style-name="Default" office:value-type="float" office:value="107.864639001108" calcext:value-type="float">
            <text:p>107.864639001108</text:p>
          </table:table-cell>
          <table:table-cell table:style-name="Default" office:value-type="float" office:value="-0.0581675696155745" calcext:value-type="float">
            <text:p>-0.058167569615575</text:p>
          </table:table-cell>
          <table:table-cell table:style-name="Default" office:value-type="float" office:value="-19.9672670065552" calcext:value-type="float">
            <text:p>-19.9672670065552</text:p>
          </table:table-cell>
          <table:table-cell table:style-name="Default" office:value-type="float" office:value="-0.0552253095993135" calcext:value-type="float">
            <text:p>-0.055225309599314</text:p>
          </table:table-cell>
          <table:table-cell table:style-name="Default" office:value-type="float" office:value="-19.9574150153389" calcext:value-type="float">
            <text:p>-19.9574150153389</text:p>
          </table:table-cell>
          <table:table-cell table:style-name="Default" office:value-type="float" office:value="-35.0500789946929" calcext:value-type="float">
            <text:p>-35.0500789946929</text:p>
          </table:table-cell>
          <table:table-cell table:style-name="Default" office:value-type="float" office:value="101.894615498804" calcext:value-type="float">
            <text:p>101.894615498804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4]*0.1" office:value-type="float" office:value="-12.928579797069" calcext:value-type="float">
            <text:p>-12.928579797069</text:p>
          </table:table-cell>
          <table:table-cell table:style-name="ce1" table:formula="of:=[.M6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4]+360*[.O64]" office:value-type="float" office:value="-20.753057470156" calcext:value-type="float">
            <text:p>-20.753057470156</text:p>
          </table:table-cell>
          <table:table-cell table:style-name="ce1" table:formula="of:=ABS(([.P64]-[.F64])/[.P64])" office:value-type="float" office:value="0.0378638407728996" calcext:value-type="float">
            <text:p>0.0378638407729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3163743311626" calcext:value-type="float">
            <text:p>-34.3163743311626</text:p>
          </table:table-cell>
          <table:table-cell table:style-name="Default" office:value-type="float" office:value="112.456083885668" calcext:value-type="float">
            <text:p>112.456083885668</text:p>
          </table:table-cell>
          <table:table-cell table:style-name="Default" office:value-type="float" office:value="-0.0548161923184672" calcext:value-type="float">
            <text:p>-0.054816192318467</text:p>
          </table:table-cell>
          <table:table-cell table:style-name="Default" office:value-type="float" office:value="-19.9552272941662" calcext:value-type="float">
            <text:p>-19.9552272941662</text:p>
          </table:table-cell>
          <table:table-cell table:style-name="Default" office:value-type="float" office:value="-0.0548132055528988" calcext:value-type="float">
            <text:p>-0.054813205552899</text:p>
          </table:table-cell>
          <table:table-cell table:style-name="Default" office:value-type="float" office:value="-19.9237197193799" calcext:value-type="float">
            <text:p>-19.9237197193799</text:p>
          </table:table-cell>
          <table:table-cell table:style-name="Default" office:value-type="float" office:value="-35.6838195959973" calcext:value-type="float">
            <text:p>-35.6838195959973</text:p>
          </table:table-cell>
          <table:table-cell table:style-name="Default" office:value-type="float" office:value="96.5343276471772" calcext:value-type="float">
            <text:p>96.534327647177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5]*0.1" office:value-type="float" office:value="-12.928579797069" calcext:value-type="float">
            <text:p>-12.928579797069</text:p>
          </table:table-cell>
          <table:table-cell table:style-name="ce1" table:formula="of:=[.M6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5]+360*[.O65]" office:value-type="float" office:value="-20.753057470156" calcext:value-type="float">
            <text:p>-20.753057470156</text:p>
          </table:table-cell>
          <table:table-cell table:style-name="ce1" table:formula="of:=ABS(([.P65]-[.F65])/[.P65])" office:value-type="float" office:value="0.0384439823933001" calcext:value-type="float">
            <text:p>0.038443982393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4.9387897150762" calcext:value-type="float">
            <text:p>-34.9387897150762</text:p>
          </table:table-cell>
          <table:table-cell table:style-name="Default" office:value-type="float" office:value="103.687772871684" calcext:value-type="float">
            <text:p>103.687772871684</text:p>
          </table:table-cell>
          <table:table-cell table:style-name="Default" office:value-type="float" office:value="-0.0546824182130959" calcext:value-type="float">
            <text:p>-0.054682418213096</text:p>
          </table:table-cell>
          <table:table-cell table:style-name="Default" office:value-type="float" office:value="-19.7976044868261" calcext:value-type="float">
            <text:p>-19.7976044868261</text:p>
          </table:table-cell>
          <table:table-cell table:style-name="Default" office:value-type="float" office:value="-0.0543719227641926" calcext:value-type="float">
            <text:p>-0.054371922764193</text:p>
          </table:table-cell>
          <table:table-cell table:style-name="Default" office:value-type="float" office:value="-19.7825568880105" calcext:value-type="float">
            <text:p>-19.7825568880105</text:p>
          </table:table-cell>
          <table:table-cell table:style-name="Default" office:value-type="float" office:value="-34.7340439965283" calcext:value-type="float">
            <text:p>-34.7340439965283</text:p>
          </table:table-cell>
          <table:table-cell table:style-name="Default" office:value-type="float" office:value="104.194314141322" calcext:value-type="float">
            <text:p>104.19431414132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6]*0.1" office:value-type="float" office:value="-12.928579797069" calcext:value-type="float">
            <text:p>-12.928579797069</text:p>
          </table:table-cell>
          <table:table-cell table:style-name="ce1" table:formula="of:=[.M6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6]+360*[.O66]" office:value-type="float" office:value="-20.753057470156" calcext:value-type="float">
            <text:p>-20.753057470156</text:p>
          </table:table-cell>
          <table:table-cell table:style-name="ce1" table:formula="of:=ABS(([.P66]-[.F66])/[.P66])" office:value-type="float" office:value="0.0460391431336763" calcext:value-type="float">
            <text:p>0.04603914313367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109718447338" calcext:value-type="float">
            <text:p>-35.109718447338</text:p>
          </table:table-cell>
          <table:table-cell table:style-name="Default" office:value-type="float" office:value="102.734363749425" calcext:value-type="float">
            <text:p>102.734363749425</text:p>
          </table:table-cell>
          <table:table-cell table:style-name="Default" office:value-type="float" office:value="-0.0546286527034309" calcext:value-type="float">
            <text:p>-0.054628652703431</text:p>
          </table:table-cell>
          <table:table-cell table:style-name="Default" office:value-type="float" office:value="-19.7901986510059" calcext:value-type="float">
            <text:p>-19.7901986510059</text:p>
          </table:table-cell>
          <table:table-cell table:style-name="Default" office:value-type="float" office:value="-0.0543928434776215" calcext:value-type="float">
            <text:p>-0.054392843477622</text:p>
          </table:table-cell>
          <table:table-cell table:style-name="Default" office:value-type="float" office:value="-19.775480167091" calcext:value-type="float">
            <text:p>-19.775480167091</text:p>
          </table:table-cell>
          <table:table-cell table:style-name="Default" office:value-type="float" office:value="-34.6722940317571" calcext:value-type="float">
            <text:p>-34.6722940317571</text:p>
          </table:table-cell>
          <table:table-cell table:style-name="Default" office:value-type="float" office:value="105.564646756892" calcext:value-type="float">
            <text:p>105.56464675689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7]*0.1" office:value-type="float" office:value="-12.928579797069" calcext:value-type="float">
            <text:p>-12.928579797069</text:p>
          </table:table-cell>
          <table:table-cell table:style-name="ce1" table:formula="of:=[.M6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7]+360*[.O67]" office:value-type="float" office:value="-20.753057470156" calcext:value-type="float">
            <text:p>-20.753057470156</text:p>
          </table:table-cell>
          <table:table-cell table:style-name="ce1" table:formula="of:=ABS(([.P67]-[.F67])/[.P67])" office:value-type="float" office:value="0.0463959983021664" calcext:value-type="float">
            <text:p>0.04639599830216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913345691202" calcext:value-type="float">
            <text:p>-35.913345691202</text:p>
          </table:table-cell>
          <table:table-cell table:style-name="Default" office:value-type="float" office:value="104.844852179921" calcext:value-type="float">
            <text:p>104.844852179921</text:p>
          </table:table-cell>
          <table:table-cell table:style-name="Default" office:value-type="float" office:value="-0.0515921910844504" calcext:value-type="float">
            <text:p>-0.05159219108445</text:p>
          </table:table-cell>
          <table:table-cell table:style-name="Default" office:value-type="float" office:value="-19.8313669891029" calcext:value-type="float">
            <text:p>-19.8313669891029</text:p>
          </table:table-cell>
          <table:table-cell table:style-name="Default" office:value-type="float" office:value="-0.0542161141109785" calcext:value-type="float">
            <text:p>-0.054216114110979</text:p>
          </table:table-cell>
          <table:table-cell table:style-name="Default" office:value-type="float" office:value="-19.7678887875094" calcext:value-type="float">
            <text:p>-19.7678887875094</text:p>
          </table:table-cell>
          <table:table-cell table:style-name="Default" office:value-type="float" office:value="-35.1296018650924" calcext:value-type="float">
            <text:p>-35.1296018650924</text:p>
          </table:table-cell>
          <table:table-cell table:style-name="Default" office:value-type="float" office:value="106.623196293692" calcext:value-type="float">
            <text:p>106.62319629369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8]*0.1" office:value-type="float" office:value="-12.928579797069" calcext:value-type="float">
            <text:p>-12.928579797069</text:p>
          </table:table-cell>
          <table:table-cell table:style-name="ce1" table:formula="of:=[.M6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8]+360*[.O68]" office:value-type="float" office:value="-20.753057470156" calcext:value-type="float">
            <text:p>-20.753057470156</text:p>
          </table:table-cell>
          <table:table-cell table:style-name="ce1" table:formula="of:=ABS(([.P68]-[.F68])/[.P68])" office:value-type="float" office:value="0.0444122743060179" calcext:value-type="float">
            <text:p>0.04441227430601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5.7706531653585" calcext:value-type="float">
            <text:p>-35.7706531653585</text:p>
          </table:table-cell>
          <table:table-cell table:style-name="Default" office:value-type="float" office:value="110.567441100109" calcext:value-type="float">
            <text:p>110.567441100109</text:p>
          </table:table-cell>
          <table:table-cell table:style-name="Default" office:value-type="float" office:value="-0.0633562896351574" calcext:value-type="float">
            <text:p>-0.063356289635157</text:p>
          </table:table-cell>
          <table:table-cell table:style-name="Default" office:value-type="float" office:value="-19.656134198273" calcext:value-type="float">
            <text:p>-19.656134198273</text:p>
          </table:table-cell>
          <table:table-cell table:style-name="Default" office:value-type="float" office:value="-0.0028188085341271" calcext:value-type="float">
            <text:p>-0.002818808534127</text:p>
          </table:table-cell>
          <table:table-cell table:style-name="Default" office:value-type="float" office:value="-20.0363826277974" calcext:value-type="float">
            <text:p>-20.0363826277974</text:p>
          </table:table-cell>
          <table:table-cell table:style-name="Default" office:value-type="float" office:value="-39.1307794025903" calcext:value-type="float">
            <text:p>-39.1307794025903</text:p>
          </table:table-cell>
          <table:table-cell table:style-name="Default" office:value-type="float" office:value="78.8401524945996" calcext:value-type="float">
            <text:p>78.8401524945996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69]*0.1" office:value-type="float" office:value="-12.928579797069" calcext:value-type="float">
            <text:p>-12.928579797069</text:p>
          </table:table-cell>
          <table:table-cell table:style-name="ce1" table:formula="of:=[.M6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9]+360*[.O69]" office:value-type="float" office:value="-20.753057470156" calcext:value-type="float">
            <text:p>-20.753057470156</text:p>
          </table:table-cell>
          <table:table-cell table:style-name="ce1" table:formula="of:=ABS(([.P69]-[.F69])/[.P69])" office:value-type="float" office:value="0.0528559839175723" calcext:value-type="float">
            <text:p>0.052855983917572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6.0094393589482" calcext:value-type="float">
            <text:p>-36.0094393589482</text:p>
          </table:table-cell>
          <table:table-cell table:style-name="Default" office:value-type="float" office:value="110.913206875112" calcext:value-type="float">
            <text:p>110.913206875112</text:p>
          </table:table-cell>
          <table:table-cell table:style-name="Default" office:value-type="float" office:value="-0.0632990204167714" calcext:value-type="float">
            <text:p>-0.063299020416771</text:p>
          </table:table-cell>
          <table:table-cell table:style-name="Default" office:value-type="float" office:value="-19.712260450378" calcext:value-type="float">
            <text:p>-19.712260450378</text:p>
          </table:table-cell>
          <table:table-cell table:style-name="Default" office:value-type="float" office:value="-0.00279238535172" calcext:value-type="float">
            <text:p>-0.00279238535172</text:p>
          </table:table-cell>
          <table:table-cell table:style-name="Default" office:value-type="float" office:value="-20.0928868831326" calcext:value-type="float">
            <text:p>-20.0928868831326</text:p>
          </table:table-cell>
          <table:table-cell table:style-name="Default" office:value-type="float" office:value="-39.4251301784552" calcext:value-type="float">
            <text:p>-39.4251301784552</text:p>
          </table:table-cell>
          <table:table-cell table:style-name="Default" office:value-type="float" office:value="80.2081050270152" calcext:value-type="float">
            <text:p>80.208105027015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0]*0.1" office:value-type="float" office:value="-12.928579797069" calcext:value-type="float">
            <text:p>-12.928579797069</text:p>
          </table:table-cell>
          <table:table-cell table:style-name="ce1" table:formula="of:=[.M7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0]+360*[.O70]" office:value-type="float" office:value="-20.753057470156" calcext:value-type="float">
            <text:p>-20.753057470156</text:p>
          </table:table-cell>
          <table:table-cell table:style-name="ce1" table:formula="of:=ABS(([.P70]-[.F70])/[.P70])" office:value-type="float" office:value="0.0501515027978284" calcext:value-type="float">
            <text:p>0.05015150279782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7.6819761886307" calcext:value-type="float">
            <text:p>-37.6819761886307</text:p>
          </table:table-cell>
          <table:table-cell table:style-name="Default" office:value-type="float" office:value="107.250631377618" calcext:value-type="float">
            <text:p>107.250631377618</text:p>
          </table:table-cell>
          <table:table-cell table:style-name="Default" office:value-type="float" office:value="-0.0514628855545901" calcext:value-type="float">
            <text:p>-0.05146288555459</text:p>
          </table:table-cell>
          <table:table-cell table:style-name="Default" office:value-type="float" office:value="-19.8456994681103" calcext:value-type="float">
            <text:p>-19.8456994681103</text:p>
          </table:table-cell>
          <table:table-cell table:style-name="Default" office:value-type="float" office:value="-0.00957545892810016" calcext:value-type="float">
            <text:p>-0.0095754589281</text:p>
          </table:table-cell>
          <table:table-cell table:style-name="Default" office:value-type="float" office:value="-20.0088541192971" calcext:value-type="float">
            <text:p>-20.0088541192971</text:p>
          </table:table-cell>
          <table:table-cell table:style-name="Default" office:value-type="float" office:value="-39.4062534277929" calcext:value-type="float">
            <text:p>-39.4062534277929</text:p>
          </table:table-cell>
          <table:table-cell table:style-name="Default" office:value-type="float" office:value="82.2511812473642" calcext:value-type="float">
            <text:p>82.251181247364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1]*0.1" office:value-type="float" office:value="-12.928579797069" calcext:value-type="float">
            <text:p>-12.928579797069</text:p>
          </table:table-cell>
          <table:table-cell table:style-name="ce1" table:formula="of:=[.M7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1]+360*[.O71]" office:value-type="float" office:value="-20.753057470156" calcext:value-type="float">
            <text:p>-20.753057470156</text:p>
          </table:table-cell>
          <table:table-cell table:style-name="ce1" table:formula="of:=ABS(([.P71]-[.F71])/[.P71])" office:value-type="float" office:value="0.0437216541876083" calcext:value-type="float">
            <text:p>0.04372165418760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39.6538011104903" calcext:value-type="float">
            <text:p>-39.6538011104903</text:p>
          </table:table-cell>
          <table:table-cell table:style-name="Default" office:value-type="float" office:value="95.0356438549182" calcext:value-type="float">
            <text:p>95.0356438549182</text:p>
          </table:table-cell>
          <table:table-cell table:style-name="Default" office:value-type="float" office:value="-0.028251899975469" calcext:value-type="float">
            <text:p>-0.028251899975469</text:p>
          </table:table-cell>
          <table:table-cell table:style-name="Default" office:value-type="float" office:value="-19.9982864053144" calcext:value-type="float">
            <text:p>-19.9982864053144</text:p>
          </table:table-cell>
          <table:table-cell table:style-name="Default" office:value-type="float" office:value="-0.0139688756573418" calcext:value-type="float">
            <text:p>-0.013968875657342</text:p>
          </table:table-cell>
          <table:table-cell table:style-name="Default" office:value-type="float" office:value="-19.9684696783919" calcext:value-type="float">
            <text:p>-19.9684696783919</text:p>
          </table:table-cell>
          <table:table-cell table:style-name="Default" office:value-type="float" office:value="-39.2133473647991" calcext:value-type="float">
            <text:p>-39.2133473647991</text:p>
          </table:table-cell>
          <table:table-cell table:style-name="Default" office:value-type="float" office:value="82.8910862071238" calcext:value-type="float">
            <text:p>82.8910862071238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2]*0.1" office:value-type="float" office:value="-12.928579797069" calcext:value-type="float">
            <text:p>-12.928579797069</text:p>
          </table:table-cell>
          <table:table-cell table:style-name="ce1" table:formula="of:=[.M7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2]+360*[.O72]" office:value-type="float" office:value="-20.753057470156" calcext:value-type="float">
            <text:p>-20.753057470156</text:p>
          </table:table-cell>
          <table:table-cell table:style-name="ce1" table:formula="of:=ABS(([.P72]-[.F72])/[.P72])" office:value-type="float" office:value="0.0363691502289252" calcext:value-type="float">
            <text:p>0.036369150228925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1.4579907422622" calcext:value-type="float">
            <text:p>-41.4579907422622</text:p>
          </table:table-cell>
          <table:table-cell table:style-name="Default" office:value-type="float" office:value="103.986046871421" calcext:value-type="float">
            <text:p>103.986046871421</text:p>
          </table:table-cell>
          <table:table-cell table:style-name="Default" office:value-type="float" office:value="-0.0281160998357174" calcext:value-type="float">
            <text:p>-0.028116099835717</text:p>
          </table:table-cell>
          <table:table-cell table:style-name="Default" office:value-type="float" office:value="-20.035940214241" calcext:value-type="float">
            <text:p>-20.035940214241</text:p>
          </table:table-cell>
          <table:table-cell table:style-name="Default" office:value-type="float" office:value="-0.0137558892400881" calcext:value-type="float">
            <text:p>-0.013755889240088</text:p>
          </table:table-cell>
          <table:table-cell table:style-name="Default" office:value-type="float" office:value="-20.0059356954192" calcext:value-type="float">
            <text:p>-20.0059356954192</text:p>
          </table:table-cell>
          <table:table-cell table:style-name="Default" office:value-type="float" office:value="-41.3933011559848" calcext:value-type="float">
            <text:p>-41.3933011559848</text:p>
          </table:table-cell>
          <table:table-cell table:style-name="Default" office:value-type="float" office:value="84.2186551527885" calcext:value-type="float">
            <text:p>84.21865515278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3]*0.1" office:value-type="float" office:value="-12.928579797069" calcext:value-type="float">
            <text:p>-12.928579797069</text:p>
          </table:table-cell>
          <table:table-cell table:style-name="ce1" table:formula="of:=[.M7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3]+360*[.O73]" office:value-type="float" office:value="-20.753057470156" calcext:value-type="float">
            <text:p>-20.753057470156</text:p>
          </table:table-cell>
          <table:table-cell table:style-name="ce1" table:formula="of:=ABS(([.P73]-[.F73])/[.P73])" office:value-type="float" office:value="0.0345547761791859" calcext:value-type="float">
            <text:p>0.03455477617918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2.3289317049316" calcext:value-type="float">
            <text:p>-42.3289317049316</text:p>
          </table:table-cell>
          <table:table-cell table:style-name="Default" office:value-type="float" office:value="107.898904878936" calcext:value-type="float">
            <text:p>107.898904878936</text:p>
          </table:table-cell>
          <table:table-cell table:style-name="Default" office:value-type="float" office:value="-0.0280960411570226" calcext:value-type="float">
            <text:p>-0.028096041157023</text:p>
          </table:table-cell>
          <table:table-cell table:style-name="Default" office:value-type="float" office:value="-20.073980835477" calcext:value-type="float">
            <text:p>-20.073980835477</text:p>
          </table:table-cell>
          <table:table-cell table:style-name="Default" office:value-type="float" office:value="-0.0133461206981893" calcext:value-type="float">
            <text:p>-0.013346120698189</text:p>
          </table:table-cell>
          <table:table-cell table:style-name="Default" office:value-type="float" office:value="-20.0427223556384" calcext:value-type="float">
            <text:p>-20.0427223556384</text:p>
          </table:table-cell>
          <table:table-cell table:style-name="Default" office:value-type="float" office:value="-42.398590664422" calcext:value-type="float">
            <text:p>-42.398590664422</text:p>
          </table:table-cell>
          <table:table-cell table:style-name="Default" office:value-type="float" office:value="86.1515980662435" calcext:value-type="float">
            <text:p>86.151598066243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4]*0.1" office:value-type="float" office:value="-12.928579797069" calcext:value-type="float">
            <text:p>-12.928579797069</text:p>
          </table:table-cell>
          <table:table-cell table:style-name="ce1" table:formula="of:=[.M7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4]+360*[.O74]" office:value-type="float" office:value="-20.753057470156" calcext:value-type="float">
            <text:p>-20.753057470156</text:p>
          </table:table-cell>
          <table:table-cell table:style-name="ce1" table:formula="of:=ABS(([.P74]-[.F74])/[.P74])" office:value-type="float" office:value="0.0327217633187578" calcext:value-type="float">
            <text:p>0.032721763318758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3.3764071076627" calcext:value-type="float">
            <text:p>-43.3764071076627</text:p>
          </table:table-cell>
          <table:table-cell table:style-name="Default" office:value-type="float" office:value="109.42058063066" calcext:value-type="float">
            <text:p>109.42058063066</text:p>
          </table:table-cell>
          <table:table-cell table:style-name="Default" office:value-type="float" office:value="-0.0280414062833895" calcext:value-type="float">
            <text:p>-0.02804140628339</text:p>
          </table:table-cell>
          <table:table-cell table:style-name="Default" office:value-type="float" office:value="-20.1032988265353" calcext:value-type="float">
            <text:p>-20.1032988265353</text:p>
          </table:table-cell>
          <table:table-cell table:style-name="Default" office:value-type="float" office:value="-0.0133058864580269" calcext:value-type="float">
            <text:p>-0.013305886458027</text:p>
          </table:table-cell>
          <table:table-cell table:style-name="Default" office:value-type="float" office:value="-20.0721438071451" calcext:value-type="float">
            <text:p>-20.0721438071451</text:p>
          </table:table-cell>
          <table:table-cell table:style-name="Default" office:value-type="float" office:value="-43.1600140483531" calcext:value-type="float">
            <text:p>-43.1600140483531</text:p>
          </table:table-cell>
          <table:table-cell table:style-name="Default" office:value-type="float" office:value="91.0467159924057" calcext:value-type="float">
            <text:p>91.0467159924057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5]*0.1" office:value-type="float" office:value="-12.928579797069" calcext:value-type="float">
            <text:p>-12.928579797069</text:p>
          </table:table-cell>
          <table:table-cell table:style-name="ce1" table:formula="of:=[.M7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5]+360*[.O75]" office:value-type="float" office:value="-20.753057470156" calcext:value-type="float">
            <text:p>-20.753057470156</text:p>
          </table:table-cell>
          <table:table-cell table:style-name="ce1" table:formula="of:=ABS(([.P75]-[.F75])/[.P75])" office:value-type="float" office:value="0.0313090562465366" calcext:value-type="float">
            <text:p>0.031309056246537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3012377017108" calcext:value-type="float">
            <text:p>-46.3012377017108</text:p>
          </table:table-cell>
          <table:table-cell table:style-name="Default" office:value-type="float" office:value="109.887997032438" calcext:value-type="float">
            <text:p>109.887997032438</text:p>
          </table:table-cell>
          <table:table-cell table:style-name="Default" office:value-type="float" office:value="-0.0268346847104292" calcext:value-type="float">
            <text:p>-0.026834684710429</text:p>
          </table:table-cell>
          <table:table-cell table:style-name="Default" office:value-type="float" office:value="-20.1970313614243" calcext:value-type="float">
            <text:p>-20.1970313614243</text:p>
          </table:table-cell>
          <table:table-cell table:style-name="Default" office:value-type="float" office:value="-0.0164760104251748" calcext:value-type="float">
            <text:p>-0.016476010425175</text:p>
          </table:table-cell>
          <table:table-cell table:style-name="Default" office:value-type="float" office:value="-20.1988796615255" calcext:value-type="float">
            <text:p>-20.1988796615255</text:p>
          </table:table-cell>
          <table:table-cell table:style-name="Default" office:value-type="float" office:value="-44.6753741807385" calcext:value-type="float">
            <text:p>-44.6753741807385</text:p>
          </table:table-cell>
          <table:table-cell table:style-name="Default" office:value-type="float" office:value="111.42451872685" calcext:value-type="float">
            <text:p>111.424518726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6]*0.1" office:value-type="float" office:value="-12.928579797069" calcext:value-type="float">
            <text:p>-12.928579797069</text:p>
          </table:table-cell>
          <table:table-cell table:style-name="ce1" table:formula="of:=[.M7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6]+360*[.O76]" office:value-type="float" office:value="-20.753057470156" calcext:value-type="float">
            <text:p>-20.753057470156</text:p>
          </table:table-cell>
          <table:table-cell table:style-name="ce1" table:formula="of:=ABS(([.P76]-[.F76])/[.P76])" office:value-type="float" office:value="0.0267924911561256" calcext:value-type="float">
            <text:p>0.026792491156126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5.0062589194398" calcext:value-type="float">
            <text:p>-45.0062589194398</text:p>
          </table:table-cell>
          <table:table-cell table:style-name="Default" office:value-type="float" office:value="121.150982314025" calcext:value-type="float">
            <text:p>121.150982314025</text:p>
          </table:table-cell>
          <table:table-cell table:style-name="Default" office:value-type="float" office:value="-0.0268700192976697" calcext:value-type="float">
            <text:p>-0.02687001929767</text:p>
          </table:table-cell>
          <table:table-cell table:style-name="Default" office:value-type="float" office:value="-20.2139921821118" calcext:value-type="float">
            <text:p>-20.2139921821118</text:p>
          </table:table-cell>
          <table:table-cell table:style-name="Default" office:value-type="float" office:value="-0.0164333449824995" calcext:value-type="float">
            <text:p>-0.0164333449825</text:p>
          </table:table-cell>
          <table:table-cell table:style-name="Default" office:value-type="float" office:value="-20.2153607169946" calcext:value-type="float">
            <text:p>-20.2153607169946</text:p>
          </table:table-cell>
          <table:table-cell table:style-name="Default" office:value-type="float" office:value="-46.1524764597118" calcext:value-type="float">
            <text:p>-46.1524764597118</text:p>
          </table:table-cell>
          <table:table-cell table:style-name="Default" office:value-type="float" office:value="101.728796836509" calcext:value-type="float">
            <text:p>101.72879683650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7]*0.1" office:value-type="float" office:value="-12.928579797069" calcext:value-type="float">
            <text:p>-12.928579797069</text:p>
          </table:table-cell>
          <table:table-cell table:style-name="ce1" table:formula="of:=[.M7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7]+360*[.O77]" office:value-type="float" office:value="-20.753057470156" calcext:value-type="float">
            <text:p>-20.753057470156</text:p>
          </table:table-cell>
          <table:table-cell table:style-name="ce1" table:formula="of:=ABS(([.P77]-[.F77])/[.P77])" office:value-type="float" office:value="0.0259752226301801" calcext:value-type="float">
            <text:p>0.0259752226301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2944426754109" calcext:value-type="float">
            <text:p>-44.2944426754109</text:p>
          </table:table-cell>
          <table:table-cell table:style-name="Default" office:value-type="float" office:value="119.789026230225" calcext:value-type="float">
            <text:p>119.789026230225</text:p>
          </table:table-cell>
          <table:table-cell table:style-name="Default" office:value-type="float" office:value="-0.0268944441593213" calcext:value-type="float">
            <text:p>-0.026894444159321</text:p>
          </table:table-cell>
          <table:table-cell table:style-name="Default" office:value-type="float" office:value="-20.2042184158479" calcext:value-type="float">
            <text:p>-20.2042184158479</text:p>
          </table:table-cell>
          <table:table-cell table:style-name="Default" office:value-type="float" office:value="-0.0164431466938166" calcext:value-type="float">
            <text:p>-0.016443146693817</text:p>
          </table:table-cell>
          <table:table-cell table:style-name="Default" office:value-type="float" office:value="-20.2055066074863" calcext:value-type="float">
            <text:p>-20.2055066074863</text:p>
          </table:table-cell>
          <table:table-cell table:style-name="Default" office:value-type="float" office:value="-45.766117942237" calcext:value-type="float">
            <text:p>-45.766117942237</text:p>
          </table:table-cell>
          <table:table-cell table:style-name="Default" office:value-type="float" office:value="96.6449039608481" calcext:value-type="float">
            <text:p>96.6449039608481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8]*0.1" office:value-type="float" office:value="-12.928579797069" calcext:value-type="float">
            <text:p>-12.928579797069</text:p>
          </table:table-cell>
          <table:table-cell table:style-name="ce1" table:formula="of:=[.M7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8]+360*[.O78]" office:value-type="float" office:value="-20.753057470156" calcext:value-type="float">
            <text:p>-20.753057470156</text:p>
          </table:table-cell>
          <table:table-cell table:style-name="ce1" table:formula="of:=ABS(([.P78]-[.F78])/[.P78])" office:value-type="float" office:value="0.0264461781160381" calcext:value-type="float">
            <text:p>0.02644617811603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4494050584155" calcext:value-type="float">
            <text:p>-44.4494050584155</text:p>
          </table:table-cell>
          <table:table-cell table:style-name="Default" office:value-type="float" office:value="117.876336261606" calcext:value-type="float">
            <text:p>117.876336261606</text:p>
          </table:table-cell>
          <table:table-cell table:style-name="Default" office:value-type="float" office:value="-0.0268888554026615" calcext:value-type="float">
            <text:p>-0.026888855402662</text:p>
          </table:table-cell>
          <table:table-cell table:style-name="Default" office:value-type="float" office:value="-20.2165319400404" calcext:value-type="float">
            <text:p>-20.2165319400404</text:p>
          </table:table-cell>
          <table:table-cell table:style-name="Default" office:value-type="float" office:value="-0.0164505958833574" calcext:value-type="float">
            <text:p>-0.016450595883357</text:p>
          </table:table-cell>
          <table:table-cell table:style-name="Default" office:value-type="float" office:value="-20.2178976603652" calcext:value-type="float">
            <text:p>-20.2178976603652</text:p>
          </table:table-cell>
          <table:table-cell table:style-name="Default" office:value-type="float" office:value="-45.4839290630143" calcext:value-type="float">
            <text:p>-45.4839290630143</text:p>
          </table:table-cell>
          <table:table-cell table:style-name="Default" office:value-type="float" office:value="98.3129505471849" calcext:value-type="float">
            <text:p>98.312950547184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79]*0.1" office:value-type="float" office:value="-12.928579797069" calcext:value-type="float">
            <text:p>-12.928579797069</text:p>
          </table:table-cell>
          <table:table-cell table:style-name="ce1" table:formula="of:=[.M7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9]+360*[.O79]" office:value-type="float" office:value="-20.753057470156" calcext:value-type="float">
            <text:p>-20.753057470156</text:p>
          </table:table-cell>
          <table:table-cell table:style-name="ce1" table:formula="of:=ABS(([.P79]-[.F79])/[.P79])" office:value-type="float" office:value="0.0258528426901517" calcext:value-type="float">
            <text:p>0.02585284269015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4716235905621" calcext:value-type="float">
            <text:p>-44.4716235905621</text:p>
          </table:table-cell>
          <table:table-cell table:style-name="Default" office:value-type="float" office:value="119.261898573687" calcext:value-type="float">
            <text:p>119.261898573687</text:p>
          </table:table-cell>
          <table:table-cell table:style-name="Default" office:value-type="float" office:value="-0.0268880786028021" calcext:value-type="float">
            <text:p>-0.026888078602802</text:p>
          </table:table-cell>
          <table:table-cell table:style-name="Default" office:value-type="float" office:value="-20.2246351816431" calcext:value-type="float">
            <text:p>-20.2246351816431</text:p>
          </table:table-cell>
          <table:table-cell table:style-name="Default" office:value-type="float" office:value="-0.0164440073065943" calcext:value-type="float">
            <text:p>-0.016444007306594</text:p>
          </table:table-cell>
          <table:table-cell table:style-name="Default" office:value-type="float" office:value="-20.2259633104097" calcext:value-type="float">
            <text:p>-20.2259633104097</text:p>
          </table:table-cell>
          <table:table-cell table:style-name="Default" office:value-type="float" office:value="-45.7233973607657" calcext:value-type="float">
            <text:p>-45.7233973607657</text:p>
          </table:table-cell>
          <table:table-cell table:style-name="Default" office:value-type="float" office:value="98.1117021009232" calcext:value-type="float">
            <text:p>98.11170210092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0]*0.1" office:value-type="float" office:value="-12.928579797069" calcext:value-type="float">
            <text:p>-12.928579797069</text:p>
          </table:table-cell>
          <table:table-cell table:style-name="ce1" table:formula="of:=[.M8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0]+360*[.O80]" office:value-type="float" office:value="-20.753057470156" calcext:value-type="float">
            <text:p>-20.753057470156</text:p>
          </table:table-cell>
          <table:table-cell table:style-name="ce1" table:formula="of:=ABS(([.P80]-[.F80])/[.P80])" office:value-type="float" office:value="0.0254623825560556" calcext:value-type="float">
            <text:p>0.025462382556056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3521887773204" calcext:value-type="float">
            <text:p>-44.3521887773204</text:p>
          </table:table-cell>
          <table:table-cell table:style-name="Default" office:value-type="float" office:value="118.340050648403" calcext:value-type="float">
            <text:p>118.340050648403</text:p>
          </table:table-cell>
          <table:table-cell table:style-name="Default" office:value-type="float" office:value="-0.0268924043966352" calcext:value-type="float">
            <text:p>-0.026892404396635</text:p>
          </table:table-cell>
          <table:table-cell table:style-name="Default" office:value-type="float" office:value="-20.2235308214764" calcext:value-type="float">
            <text:p>-20.2235308214764</text:p>
          </table:table-cell>
          <table:table-cell table:style-name="Default" office:value-type="float" office:value="-0.016449160806024" calcext:value-type="float">
            <text:p>-0.016449160806024</text:p>
          </table:table-cell>
          <table:table-cell table:style-name="Default" office:value-type="float" office:value="-20.2248666592686" calcext:value-type="float">
            <text:p>-20.2248666592686</text:p>
          </table:table-cell>
          <table:table-cell table:style-name="Default" office:value-type="float" office:value="-45.5350690980437" calcext:value-type="float">
            <text:p>-45.5350690980437</text:p>
          </table:table-cell>
          <table:table-cell table:style-name="Default" office:value-type="float" office:value="97.4764318769995" calcext:value-type="float">
            <text:p>97.476431876999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1]*0.1" office:value-type="float" office:value="-12.928579797069" calcext:value-type="float">
            <text:p>-12.928579797069</text:p>
          </table:table-cell>
          <table:table-cell table:style-name="ce1" table:formula="of:=[.M8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1]+360*[.O81]" office:value-type="float" office:value="-20.753057470156" calcext:value-type="float">
            <text:p>-20.753057470156</text:p>
          </table:table-cell>
          <table:table-cell table:style-name="ce1" table:formula="of:=ABS(([.P81]-[.F81])/[.P81])" office:value-type="float" office:value="0.0255155968917405" calcext:value-type="float">
            <text:p>0.02551559689174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1535095177719" calcext:value-type="float">
            <text:p>-44.1535095177719</text:p>
          </table:table-cell>
          <table:table-cell table:style-name="Default" office:value-type="float" office:value="119.480343355725" calcext:value-type="float">
            <text:p>119.480343355725</text:p>
          </table:table-cell>
          <table:table-cell table:style-name="Default" office:value-type="float" office:value="-0.0268997953031466" calcext:value-type="float">
            <text:p>-0.026899795303147</text:p>
          </table:table-cell>
          <table:table-cell table:style-name="Default" office:value-type="float" office:value="-20.2508190907953" calcext:value-type="float">
            <text:p>-20.2508190907953</text:p>
          </table:table-cell>
          <table:table-cell table:style-name="Default" office:value-type="float" office:value="-0.0164453406271939" calcext:value-type="float">
            <text:p>-0.016445340627194</text:p>
          </table:table-cell>
          <table:table-cell table:style-name="Default" office:value-type="float" office:value="-20.2520841436619" calcext:value-type="float">
            <text:p>-20.2520841436619</text:p>
          </table:table-cell>
          <table:table-cell table:style-name="Default" office:value-type="float" office:value="-45.6742171066047" calcext:value-type="float">
            <text:p>-45.6742171066047</text:p>
          </table:table-cell>
          <table:table-cell table:style-name="Default" office:value-type="float" office:value="95.6525714164234" calcext:value-type="float">
            <text:p>95.6525714164234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2]*0.1" office:value-type="float" office:value="-12.928579797069" calcext:value-type="float">
            <text:p>-12.928579797069</text:p>
          </table:table-cell>
          <table:table-cell table:style-name="ce1" table:formula="of:=[.M8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2]+360*[.O82]" office:value-type="float" office:value="-20.753057470156" calcext:value-type="float">
            <text:p>-20.753057470156</text:p>
          </table:table-cell>
          <table:table-cell table:style-name="ce1" table:formula="of:=ABS(([.P82]-[.F82])/[.P82])" office:value-type="float" office:value="0.0242006933235244" calcext:value-type="float">
            <text:p>0.024200693323524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1774901236152" calcext:value-type="float">
            <text:p>-44.1774901236152</text:p>
          </table:table-cell>
          <table:table-cell table:style-name="Default" office:value-type="float" office:value="120.107362644207" calcext:value-type="float">
            <text:p>120.107362644207</text:p>
          </table:table-cell>
          <table:table-cell table:style-name="Default" office:value-type="float" office:value="-0.027238244562429" calcext:value-type="float">
            <text:p>-0.027238244562429</text:p>
          </table:table-cell>
          <table:table-cell table:style-name="Default" office:value-type="float" office:value="-20.2507730606675" calcext:value-type="float">
            <text:p>-20.2507730606675</text:p>
          </table:table-cell>
          <table:table-cell table:style-name="Default" office:value-type="float" office:value="-0.0164538162907715" calcext:value-type="float">
            <text:p>-0.016453816290772</text:p>
          </table:table-cell>
          <table:table-cell table:style-name="Default" office:value-type="float" office:value="-20.256001449694" calcext:value-type="float">
            <text:p>-20.256001449694</text:p>
          </table:table-cell>
          <table:table-cell table:style-name="Default" office:value-type="float" office:value="-45.7437603832511" calcext:value-type="float">
            <text:p>-45.7437603832511</text:p>
          </table:table-cell>
          <table:table-cell table:style-name="Default" office:value-type="float" office:value="95.9447152077083" calcext:value-type="float">
            <text:p>95.9447152077083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3]*0.1" office:value-type="float" office:value="-12.928579797069" calcext:value-type="float">
            <text:p>-12.928579797069</text:p>
          </table:table-cell>
          <table:table-cell table:style-name="ce1" table:formula="of:=[.M8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3]+360*[.O83]" office:value-type="float" office:value="-20.753057470156" calcext:value-type="float">
            <text:p>-20.753057470156</text:p>
          </table:table-cell>
          <table:table-cell table:style-name="ce1" table:formula="of:=ABS(([.P83]-[.F83])/[.P83])" office:value-type="float" office:value="0.0242029113161198" calcext:value-type="float">
            <text:p>0.02420291131612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4.6708711627559" calcext:value-type="float">
            <text:p>-44.6708711627559</text:p>
          </table:table-cell>
          <table:table-cell table:style-name="Default" office:value-type="float" office:value="121.872521856064" calcext:value-type="float">
            <text:p>121.872521856064</text:p>
          </table:table-cell>
          <table:table-cell table:style-name="Default" office:value-type="float" office:value="-0.0278690036674938" calcext:value-type="float">
            <text:p>-0.027869003667494</text:p>
          </table:table-cell>
          <table:table-cell table:style-name="Default" office:value-type="float" office:value="-20.2851676562734" calcext:value-type="float">
            <text:p>-20.2851676562734</text:p>
          </table:table-cell>
          <table:table-cell table:style-name="Default" office:value-type="float" office:value="-0.0162970685138525" calcext:value-type="float">
            <text:p>-0.016297068513853</text:p>
          </table:table-cell>
          <table:table-cell table:style-name="Default" office:value-type="float" office:value="-20.2834243881844" calcext:value-type="float">
            <text:p>-20.2834243881844</text:p>
          </table:table-cell>
          <table:table-cell table:style-name="Default" office:value-type="float" office:value="-45.9485256859448" calcext:value-type="float">
            <text:p>-45.9485256859448</text:p>
          </table:table-cell>
          <table:table-cell table:style-name="Default" office:value-type="float" office:value="98.9051460965932" calcext:value-type="float">
            <text:p>98.90514609659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4]*0.1" office:value-type="float" office:value="-12.928579797069" calcext:value-type="float">
            <text:p>-12.928579797069</text:p>
          </table:table-cell>
          <table:table-cell table:style-name="ce1" table:formula="of:=[.M8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4]+360*[.O84]" office:value-type="float" office:value="-20.753057470156" calcext:value-type="float">
            <text:p>-20.753057470156</text:p>
          </table:table-cell>
          <table:table-cell table:style-name="ce1" table:formula="of:=ABS(([.P84]-[.F84])/[.P84])" office:value-type="float" office:value="0.0225455846472488" calcext:value-type="float">
            <text:p>0.022545584647249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0511667964136" calcext:value-type="float">
            <text:p>-46.0511667964136</text:p>
          </table:table-cell>
          <table:table-cell table:style-name="Default" office:value-type="float" office:value="111.189316311495" calcext:value-type="float">
            <text:p>111.189316311495</text:p>
          </table:table-cell>
          <table:table-cell table:style-name="Default" office:value-type="float" office:value="-0.0171493034236939" calcext:value-type="float">
            <text:p>-0.017149303423694</text:p>
          </table:table-cell>
          <table:table-cell table:style-name="Default" office:value-type="float" office:value="-20.3117023088638" calcext:value-type="float">
            <text:p>-20.3117023088638</text:p>
          </table:table-cell>
          <table:table-cell table:style-name="Default" office:value-type="float" office:value="-0.0178401657759737" calcext:value-type="float">
            <text:p>-0.017840165775974</text:p>
          </table:table-cell>
          <table:table-cell table:style-name="Default" office:value-type="float" office:value="-20.310502915882" calcext:value-type="float">
            <text:p>-20.310502915882</text:p>
          </table:table-cell>
          <table:table-cell table:style-name="Default" office:value-type="float" office:value="-45.8490641999006" calcext:value-type="float">
            <text:p>-45.8490641999006</text:p>
          </table:table-cell>
          <table:table-cell table:style-name="Default" office:value-type="float" office:value="98.5565489906122" calcext:value-type="float">
            <text:p>98.556548990612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5]*0.1" office:value-type="float" office:value="-12.928579797069" calcext:value-type="float">
            <text:p>-12.928579797069</text:p>
          </table:table-cell>
          <table:table-cell table:style-name="ce1" table:formula="of:=[.M8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5]+360*[.O85]" office:value-type="float" office:value="-20.753057470156" calcext:value-type="float">
            <text:p>-20.753057470156</text:p>
          </table:table-cell>
          <table:table-cell table:style-name="ce1" table:formula="of:=ABS(([.P85]-[.F85])/[.P85])" office:value-type="float" office:value="0.0212669946067905" calcext:value-type="float">
            <text:p>0.021266994606791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5.87391716365" calcext:value-type="float">
            <text:p>-45.87391716365</text:p>
          </table:table-cell>
          <table:table-cell table:style-name="Default" office:value-type="float" office:value="111.756048203739" calcext:value-type="float">
            <text:p>111.756048203739</text:p>
          </table:table-cell>
          <table:table-cell table:style-name="Default" office:value-type="float" office:value="-0.0171955128832595" calcext:value-type="float">
            <text:p>-0.01719551288326</text:p>
          </table:table-cell>
          <table:table-cell table:style-name="Default" office:value-type="float" office:value="-20.3213463575351" calcext:value-type="float">
            <text:p>-20.3213463575351</text:p>
          </table:table-cell>
          <table:table-cell table:style-name="Default" office:value-type="float" office:value="-0.0173942275211925" calcext:value-type="float">
            <text:p>-0.017394227521193</text:p>
          </table:table-cell>
          <table:table-cell table:style-name="Default" office:value-type="float" office:value="-20.3224712902144" calcext:value-type="float">
            <text:p>-20.3224712902144</text:p>
          </table:table-cell>
          <table:table-cell table:style-name="Default" office:value-type="float" office:value="-45.9816247858091" calcext:value-type="float">
            <text:p>-45.9816247858091</text:p>
          </table:table-cell>
          <table:table-cell table:style-name="Default" office:value-type="float" office:value="96.7813703987339" calcext:value-type="float">
            <text:p>96.781370398733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6]*0.1" office:value-type="float" office:value="-12.928579797069" calcext:value-type="float">
            <text:p>-12.928579797069</text:p>
          </table:table-cell>
          <table:table-cell table:style-name="ce1" table:formula="of:=[.M8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6]+360*[.O86]" office:value-type="float" office:value="-20.753057470156" calcext:value-type="float">
            <text:p>-20.753057470156</text:p>
          </table:table-cell>
          <table:table-cell table:style-name="ce1" table:formula="of:=ABS(([.P86]-[.F86])/[.P86])" office:value-type="float" office:value="0.0208022896501755" calcext:value-type="float">
            <text:p>0.02080228965017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6.8966619759095" calcext:value-type="float">
            <text:p>-46.8966619759095</text:p>
          </table:table-cell>
          <table:table-cell table:style-name="Default" office:value-type="float" office:value="112.055016411025" calcext:value-type="float">
            <text:p>112.055016411025</text:p>
          </table:table-cell>
          <table:table-cell table:style-name="Default" office:value-type="float" office:value="-0.00747580650195007" calcext:value-type="float">
            <text:p>-0.00747580650195</text:p>
          </table:table-cell>
          <table:table-cell table:style-name="Default" office:value-type="float" office:value="-20.3693387759126" calcext:value-type="float">
            <text:p>-20.3693387759126</text:p>
          </table:table-cell>
          <table:table-cell table:style-name="Default" office:value-type="float" office:value="-0.0272972651468574" calcext:value-type="float">
            <text:p>-0.027297265146857</text:p>
          </table:table-cell>
          <table:table-cell table:style-name="Default" office:value-type="float" office:value="-20.3966739443054" calcext:value-type="float">
            <text:p>-20.3966739443054</text:p>
          </table:table-cell>
          <table:table-cell table:style-name="Default" office:value-type="float" office:value="-47.6932925330098" calcext:value-type="float">
            <text:p>-47.6932925330098</text:p>
          </table:table-cell>
          <table:table-cell table:style-name="Default" office:value-type="float" office:value="111.478417540232" calcext:value-type="float">
            <text:p>111.47841754023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7]*0.1" office:value-type="float" office:value="-12.928579797069" calcext:value-type="float">
            <text:p>-12.928579797069</text:p>
          </table:table-cell>
          <table:table-cell table:style-name="ce1" table:formula="of:=[.M8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7]+360*[.O87]" office:value-type="float" office:value="-20.753057470156" calcext:value-type="float">
            <text:p>-20.753057470156</text:p>
          </table:table-cell>
          <table:table-cell table:style-name="ce1" table:formula="of:=ABS(([.P87]-[.F87])/[.P87])" office:value-type="float" office:value="0.018489742766589" calcext:value-type="float">
            <text:p>0.018489742766589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3440260840129" calcext:value-type="float">
            <text:p>-47.3440260840129</text:p>
          </table:table-cell>
          <table:table-cell table:style-name="Default" office:value-type="float" office:value="112.862793711057" calcext:value-type="float">
            <text:p>112.862793711057</text:p>
          </table:table-cell>
          <table:table-cell table:style-name="Default" office:value-type="float" office:value="-0.00747074452227396" calcext:value-type="float">
            <text:p>-0.007470744522274</text:p>
          </table:table-cell>
          <table:table-cell table:style-name="Default" office:value-type="float" office:value="-20.379368036117" calcext:value-type="float">
            <text:p>-20.379368036117</text:p>
          </table:table-cell>
          <table:table-cell table:style-name="Default" office:value-type="float" office:value="-0.0272944356963493" calcext:value-type="float">
            <text:p>-0.027294435696349</text:p>
          </table:table-cell>
          <table:table-cell table:style-name="Default" office:value-type="float" office:value="-20.4067622641696" calcext:value-type="float">
            <text:p>-20.4067622641696</text:p>
          </table:table-cell>
          <table:table-cell table:style-name="Default" office:value-type="float" office:value="-47.8604932605132" calcext:value-type="float">
            <text:p>-47.8604932605132</text:p>
          </table:table-cell>
          <table:table-cell table:style-name="Default" office:value-type="float" office:value="114.589342723049" calcext:value-type="float">
            <text:p>114.589342723049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8]*0.1" office:value-type="float" office:value="-12.928579797069" calcext:value-type="float">
            <text:p>-12.928579797069</text:p>
          </table:table-cell>
          <table:table-cell table:style-name="ce1" table:formula="of:=[.M8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8]+360*[.O88]" office:value-type="float" office:value="-20.753057470156" calcext:value-type="float">
            <text:p>-20.753057470156</text:p>
          </table:table-cell>
          <table:table-cell table:style-name="ce1" table:formula="of:=ABS(([.P88]-[.F88])/[.P88])" office:value-type="float" office:value="0.0180064761337652" calcext:value-type="float">
            <text:p>0.018006476133765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6650255174885" calcext:value-type="float">
            <text:p>-47.6650255174885</text:p>
          </table:table-cell>
          <table:table-cell table:style-name="Default" office:value-type="float" office:value="112.910209621565" calcext:value-type="float">
            <text:p>112.910209621565</text:p>
          </table:table-cell>
          <table:table-cell table:style-name="Default" office:value-type="float" office:value="-0.00746504000264213" calcext:value-type="float">
            <text:p>-0.007465040002642</text:p>
          </table:table-cell>
          <table:table-cell table:style-name="Default" office:value-type="float" office:value="-20.3841685875222" calcext:value-type="float">
            <text:p>-20.3841685875222</text:p>
          </table:table-cell>
          <table:table-cell table:style-name="Default" office:value-type="float" office:value="-0.0272942102880309" calcext:value-type="float">
            <text:p>-0.027294210288031</text:p>
          </table:table-cell>
          <table:table-cell table:style-name="Default" office:value-type="float" office:value="-20.4115966729337" calcext:value-type="float">
            <text:p>-20.4115966729337</text:p>
          </table:table-cell>
          <table:table-cell table:style-name="Default" office:value-type="float" office:value="-47.8742737452723" calcext:value-type="float">
            <text:p>-47.8742737452723</text:p>
          </table:table-cell>
          <table:table-cell table:style-name="Default" office:value-type="float" office:value="116.795890861882" calcext:value-type="float">
            <text:p>116.795890861882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89]*0.1" office:value-type="float" office:value="-12.928579797069" calcext:value-type="float">
            <text:p>-12.928579797069</text:p>
          </table:table-cell>
          <table:table-cell table:style-name="ce1" table:formula="of:=[.M8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9]+360*[.O89]" office:value-type="float" office:value="-20.753057470156" calcext:value-type="float">
            <text:p>-20.753057470156</text:p>
          </table:table-cell>
          <table:table-cell table:style-name="ce1" table:formula="of:=ABS(([.P89]-[.F89])/[.P89])" office:value-type="float" office:value="0.0177751583430202" calcext:value-type="float">
            <text:p>0.0177751583430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4045318359073" calcext:value-type="float">
            <text:p>-47.4045318359073</text:p>
          </table:table-cell>
          <table:table-cell table:style-name="Default" office:value-type="float" office:value="110.219261441426" calcext:value-type="float">
            <text:p>110.219261441426</text:p>
          </table:table-cell>
          <table:table-cell table:style-name="Default" office:value-type="float" office:value="-0.00746968557333011" calcext:value-type="float">
            <text:p>-0.00746968557333</text:p>
          </table:table-cell>
          <table:table-cell table:style-name="Default" office:value-type="float" office:value="-20.4016581203223" calcext:value-type="float">
            <text:p>-20.4016581203223</text:p>
          </table:table-cell>
          <table:table-cell table:style-name="Default" office:value-type="float" office:value="-0.0273020950873647" calcext:value-type="float">
            <text:p>-0.027302095087365</text:p>
          </table:table-cell>
          <table:table-cell table:style-name="Default" office:value-type="float" office:value="-20.4291018344934" calcext:value-type="float">
            <text:p>-20.4291018344934</text:p>
          </table:table-cell>
          <table:table-cell table:style-name="Default" office:value-type="float" office:value="-47.4513011089117" calcext:value-type="float">
            <text:p>-47.4513011089117</text:p>
          </table:table-cell>
          <table:table-cell table:style-name="Default" office:value-type="float" office:value="115.151252881411" calcext:value-type="float">
            <text:p>115.151252881411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0]*0.1" office:value-type="float" office:value="-12.928579797069" calcext:value-type="float">
            <text:p>-12.928579797069</text:p>
          </table:table-cell>
          <table:table-cell table:style-name="ce1" table:formula="of:=[.M9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0]+360*[.O90]" office:value-type="float" office:value="-20.753057470156" calcext:value-type="float">
            <text:p>-20.753057470156</text:p>
          </table:table-cell>
          <table:table-cell table:style-name="ce1" table:formula="of:=ABS(([.P90]-[.F90])/[.P90])" office:value-type="float" office:value="0.0169324134691505" calcext:value-type="float">
            <text:p>0.01693241346915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3573523758586" calcext:value-type="float">
            <text:p>-47.3573523758586</text:p>
          </table:table-cell>
          <table:table-cell table:style-name="Default" office:value-type="float" office:value="110.617307981352" calcext:value-type="float">
            <text:p>110.617307981352</text:p>
          </table:table-cell>
          <table:table-cell table:style-name="Default" office:value-type="float" office:value="-0.00752780830606859" calcext:value-type="float">
            <text:p>-0.007527808306069</text:p>
          </table:table-cell>
          <table:table-cell table:style-name="Default" office:value-type="float" office:value="-20.4094159291177" calcext:value-type="float">
            <text:p>-20.4094159291177</text:p>
          </table:table-cell>
          <table:table-cell table:style-name="Default" office:value-type="float" office:value="-0.027302970235589" calcext:value-type="float">
            <text:p>-0.027302970235589</text:p>
          </table:table-cell>
          <table:table-cell table:style-name="Default" office:value-type="float" office:value="-20.4362375328129" calcext:value-type="float">
            <text:p>-20.4362375328129</text:p>
          </table:table-cell>
          <table:table-cell table:style-name="Default" office:value-type="float" office:value="-47.5140425739245" calcext:value-type="float">
            <text:p>-47.5140425739245</text:p>
          </table:table-cell>
          <table:table-cell table:style-name="Default" office:value-type="float" office:value="114.799735411718" calcext:value-type="float">
            <text:p>114.799735411718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1]*0.1" office:value-type="float" office:value="-12.928579797069" calcext:value-type="float">
            <text:p>-12.928579797069</text:p>
          </table:table-cell>
          <table:table-cell table:style-name="ce1" table:formula="of:=[.M9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1]+360*[.O91]" office:value-type="float" office:value="-20.753057470156" calcext:value-type="float">
            <text:p>-20.753057470156</text:p>
          </table:table-cell>
          <table:table-cell table:style-name="ce1" table:formula="of:=ABS(([.P91]-[.F91])/[.P91])" office:value-type="float" office:value="0.0165585982466679" calcext:value-type="float">
            <text:p>0.016558598246668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1067710519433" calcext:value-type="float">
            <text:p>-47.1067710519433</text:p>
          </table:table-cell>
          <table:table-cell table:style-name="Default" office:value-type="float" office:value="109.9981294592" calcext:value-type="float">
            <text:p>109.9981294592</text:p>
          </table:table-cell>
          <table:table-cell table:style-name="Default" office:value-type="float" office:value="-0.00756517040265114" calcext:value-type="float">
            <text:p>-0.007565170402651</text:p>
          </table:table-cell>
          <table:table-cell table:style-name="Default" office:value-type="float" office:value="-20.4171662146749" calcext:value-type="float">
            <text:p>-20.4171662146749</text:p>
          </table:table-cell>
          <table:table-cell table:style-name="Default" office:value-type="float" office:value="-0.0270771838378318" calcext:value-type="float">
            <text:p>-0.027077183837832</text:p>
          </table:table-cell>
          <table:table-cell table:style-name="Default" office:value-type="float" office:value="-20.4405302816131" calcext:value-type="float">
            <text:p>-20.4405302816131</text:p>
          </table:table-cell>
          <table:table-cell table:style-name="Default" office:value-type="float" office:value="-47.4355488863026" calcext:value-type="float">
            <text:p>-47.4355488863026</text:p>
          </table:table-cell>
          <table:table-cell table:style-name="Default" office:value-type="float" office:value="112.899878360485" calcext:value-type="float">
            <text:p>112.89987836048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2]*0.1" office:value-type="float" office:value="-12.928579797069" calcext:value-type="float">
            <text:p>-12.928579797069</text:p>
          </table:table-cell>
          <table:table-cell table:style-name="ce1" table:formula="of:=[.M9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2]+360*[.O92]" office:value-type="float" office:value="-20.753057470156" calcext:value-type="float">
            <text:p>-20.753057470156</text:p>
          </table:table-cell>
          <table:table-cell table:style-name="ce1" table:formula="of:=ABS(([.P92]-[.F92])/[.P92])" office:value-type="float" office:value="0.0161851455364662" calcext:value-type="float">
            <text:p>0.01618514553646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5532093207919" calcext:value-type="float">
            <text:p>-47.5532093207919</text:p>
          </table:table-cell>
          <table:table-cell table:style-name="Default" office:value-type="float" office:value="107.613490466406" calcext:value-type="float">
            <text:p>107.613490466406</text:p>
          </table:table-cell>
          <table:table-cell table:style-name="Default" office:value-type="float" office:value="-0.00755683284654918" calcext:value-type="float">
            <text:p>-0.007556832846549</text:p>
          </table:table-cell>
          <table:table-cell table:style-name="Default" office:value-type="float" office:value="-20.4291296694546" calcext:value-type="float">
            <text:p>-20.4291296694546</text:p>
          </table:table-cell>
          <table:table-cell table:style-name="Default" office:value-type="float" office:value="-0.0270829594877238" calcext:value-type="float">
            <text:p>-0.027082959487724</text:p>
          </table:table-cell>
          <table:table-cell table:style-name="Default" office:value-type="float" office:value="-20.4525794627606" calcext:value-type="float">
            <text:p>-20.4525794627606</text:p>
          </table:table-cell>
          <table:table-cell table:style-name="Default" office:value-type="float" office:value="-47.1268241208213" calcext:value-type="float">
            <text:p>-47.1268241208213</text:p>
          </table:table-cell>
          <table:table-cell table:style-name="Default" office:value-type="float" office:value="116.067241511555" calcext:value-type="float">
            <text:p>116.06724151155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3]*0.1" office:value-type="float" office:value="-12.928579797069" calcext:value-type="float">
            <text:p>-12.928579797069</text:p>
          </table:table-cell>
          <table:table-cell table:style-name="ce1" table:formula="of:=[.M9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3]+360*[.O93]" office:value-type="float" office:value="-20.753057470156" calcext:value-type="float">
            <text:p>-20.753057470156</text:p>
          </table:table-cell>
          <table:table-cell table:style-name="ce1" table:formula="of:=ABS(([.P93]-[.F93])/[.P93])" office:value-type="float" office:value="0.0156086784401406" calcext:value-type="float">
            <text:p>0.01560867844014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47.6729546336237" calcext:value-type="float">
            <text:p>-47.6729546336237</text:p>
          </table:table-cell>
          <table:table-cell table:style-name="Default" office:value-type="float" office:value="106.629819730674" calcext:value-type="float">
            <text:p>106.629819730674</text:p>
          </table:table-cell>
          <table:table-cell table:style-name="Default" office:value-type="float" office:value="-0.00719936881902948" calcext:value-type="float">
            <text:p>-0.007199368819029</text:p>
          </table:table-cell>
          <table:table-cell table:style-name="Default" office:value-type="float" office:value="-20.4380220412704" calcext:value-type="float">
            <text:p>-20.4380220412704</text:p>
          </table:table-cell>
          <table:table-cell table:style-name="Default" office:value-type="float" office:value="-0.0265096922054254" calcext:value-type="float">
            <text:p>-0.026509692205425</text:p>
          </table:table-cell>
          <table:table-cell table:style-name="Default" office:value-type="float" office:value="-20.4619065400699" calcext:value-type="float">
            <text:p>-20.4619065400699</text:p>
          </table:table-cell>
          <table:table-cell table:style-name="Default" office:value-type="float" office:value="-47.3838183502389" calcext:value-type="float">
            <text:p>-47.3838183502389</text:p>
          </table:table-cell>
          <table:table-cell table:style-name="Default" office:value-type="float" office:value="115.855023954035" calcext:value-type="float">
            <text:p>115.855023954035</text:p>
          </table:table-cell>
          <table:table-cell table:style-name="Default"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94]*0.1" office:value-type="float" office:value="-12.928579797069" calcext:value-type="float">
            <text:p>-12.928579797069</text:p>
          </table:table-cell>
          <table:table-cell table:style-name="ce1" table:formula="of:=[.M9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94]+360*[.O94]" office:value-type="float" office:value="-20.753057470156" calcext:value-type="float">
            <text:p>-20.753057470156</text:p>
          </table:table-cell>
          <table:table-cell table:style-name="ce1" table:formula="of:=ABS(([.P94]-[.F94])/[.P94])" office:value-type="float" office:value="0.0151801935372009" calcext:value-type="float">
            <text:p>0.015180193537201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|S11|</text:p>
          </table:table-cell>
          <table:table-cell table:style-name="Default" table:number-columns-repeated="7"/>
          <table:table-cell table:number-columns-repeated="5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2"/>
          <table:table-cell>
            <draw:frame table:end-cell-address="Sheet1.T119" table:end-x="0.8197in" table:end-y="0.1087in" draw:z-index="1" draw:style-name="gr1" draw:text-style-name="P1" svg:width="6.7083in" svg:height="3.7606in" svg:x="0.0197in" svg:y="0.0823in">
              <draw:object draw:notify-on-update-of-ranges="Sheet1.A63:Sheet1.A94 Sheet1.D95:Sheet1.D95 Sheet1.C63:Sheet1.C94 Sheet1.A63:Sheet1.A94 Sheet1.Q95:Sheet1.Q95 Sheet1.Q63:Sheet1.Q9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414" calcext:value-type="float">
            <text:p>2414</text:p>
          </table:table-cell>
          <table:table-cell office:value-type="float" office:value="0.649554" calcext:value-type="float">
            <text:p>0.649554</text:p>
          </table:table-cell>
          <table:table-cell office:value-type="float" office:value="0.504614" calcext:value-type="float">
            <text:p>0.504614</text:p>
          </table:table-cell>
          <table:table-cell office:value-type="float" office:value="0.542564" calcext:value-type="float">
            <text:p>0.542564</text:p>
          </table:table-cell>
          <table:table-cell office:value-type="float" office:value="0.137965" calcext:value-type="float">
            <text:p>0.137965</text:p>
          </table:table-cell>
          <table:table-cell office:value-type="float" office:value="0.00176889" calcext:value-type="float">
            <text:p>0.00176889</text:p>
          </table:table-cell>
          <table:table-cell/>
          <table:table-cell table:style-name="Default" table:formula="of:=SUM([.E100:.I100])" office:value-type="float" office:value="1.18691189" calcext:value-type="float">
            <text:p>1.18691189</text:p>
          </table:table-cell>
          <table:table-cell table:style-name="Default" table:formula="of:=[.J100]" office:value-type="float" office:value="1.18691189" calcext:value-type="float">
            <text:p>1.1869118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2992" calcext:value-type="float">
            <text:p>2992</text:p>
          </table:table-cell>
          <table:table-cell office:value-type="float" office:value="0.685167" calcext:value-type="float">
            <text:p>0.685167</text:p>
          </table:table-cell>
          <table:table-cell office:value-type="float" office:value="0.724954" calcext:value-type="float">
            <text:p>0.724954</text:p>
          </table:table-cell>
          <table:table-cell office:value-type="float" office:value="0.508787" calcext:value-type="float">
            <text:p>0.508787</text:p>
          </table:table-cell>
          <table:table-cell office:value-type="float" office:value="0.184094" calcext:value-type="float">
            <text:p>0.184094</text:p>
          </table:table-cell>
          <table:table-cell office:value-type="float" office:value="0.00209606" calcext:value-type="float">
            <text:p>0.00209606</text:p>
          </table:table-cell>
          <table:table-cell office:value-type="float" office:value="0.0618307" calcext:value-type="float">
            <text:p>0.0618307</text:p>
          </table:table-cell>
          <table:table-cell table:style-name="Default" table:formula="of:=SUM([.E101:.I101])" office:value-type="float" office:value="1.48176176" calcext:value-type="float">
            <text:p>1.48176176</text:p>
          </table:table-cell>
          <table:table-cell table:style-name="Default" table:formula="of:=[.K100]+[.J101]" office:value-type="float" office:value="2.66867365" calcext:value-type="float">
            <text:p>2.6686736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3344" calcext:value-type="float">
            <text:p>3344</text:p>
          </table:table-cell>
          <table:table-cell office:value-type="float" office:value="0.696702" calcext:value-type="float">
            <text:p>0.696702</text:p>
          </table:table-cell>
          <table:table-cell office:value-type="float" office:value="0.865119" calcext:value-type="float">
            <text:p>0.865119</text:p>
          </table:table-cell>
          <table:table-cell office:value-type="float" office:value="0.522748" calcext:value-type="float">
            <text:p>0.522748</text:p>
          </table:table-cell>
          <table:table-cell office:value-type="float" office:value="0.215315" calcext:value-type="float">
            <text:p>0.215315</text:p>
          </table:table-cell>
          <table:table-cell office:value-type="float" office:value="0.00245761" calcext:value-type="float">
            <text:p>0.00245761</text:p>
          </table:table-cell>
          <table:table-cell office:value-type="float" office:value="0.0756897" calcext:value-type="float">
            <text:p>0.0756897</text:p>
          </table:table-cell>
          <table:table-cell table:style-name="Default" table:formula="of:=SUM([.E102:.I102])" office:value-type="float" office:value="1.68132931" calcext:value-type="float">
            <text:p>1.68132931</text:p>
          </table:table-cell>
          <table:table-cell table:style-name="Default" table:formula="of:=[.K101]+[.J102]" office:value-type="float" office:value="4.35000296" calcext:value-type="float">
            <text:p>4.3500029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3876" calcext:value-type="float">
            <text:p>3876</text:p>
          </table:table-cell>
          <table:table-cell office:value-type="float" office:value="0.728937" calcext:value-type="float">
            <text:p>0.728937</text:p>
          </table:table-cell>
          <table:table-cell office:value-type="float" office:value="1.06099" calcext:value-type="float">
            <text:p>1.06099</text:p>
          </table:table-cell>
          <table:table-cell office:value-type="float" office:value="0.542336" calcext:value-type="float">
            <text:p>0.542336</text:p>
          </table:table-cell>
          <table:table-cell office:value-type="float" office:value="0.244177" calcext:value-type="float">
            <text:p>0.244177</text:p>
          </table:table-cell>
          <table:table-cell office:value-type="float" office:value="0.00279957" calcext:value-type="float">
            <text:p>0.00279957</text:p>
          </table:table-cell>
          <table:table-cell office:value-type="float" office:value="0.103581" calcext:value-type="float">
            <text:p>0.103581</text:p>
          </table:table-cell>
          <table:table-cell table:style-name="Default" table:formula="of:=SUM([.E103:.I103])" office:value-type="float" office:value="1.95388357" calcext:value-type="float">
            <text:p>1.95388357</text:p>
          </table:table-cell>
          <table:table-cell table:style-name="Default" table:formula="of:=[.K102]+[.J103]" office:value-type="float" office:value="6.30388653" calcext:value-type="float">
            <text:p>6.303886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4146" calcext:value-type="float">
            <text:p>4146</text:p>
          </table:table-cell>
          <table:table-cell office:value-type="float" office:value="0.71014" calcext:value-type="float">
            <text:p>0.71014</text:p>
          </table:table-cell>
          <table:table-cell office:value-type="float" office:value="1.27741" calcext:value-type="float">
            <text:p>1.27741</text:p>
          </table:table-cell>
          <table:table-cell office:value-type="float" office:value="0.504138" calcext:value-type="float">
            <text:p>0.504138</text:p>
          </table:table-cell>
          <table:table-cell office:value-type="float" office:value="0.300657" calcext:value-type="float">
            <text:p>0.300657</text:p>
          </table:table-cell>
          <table:table-cell office:value-type="float" office:value="0.00306942" calcext:value-type="float">
            <text:p>0.00306942</text:p>
          </table:table-cell>
          <table:table-cell office:value-type="float" office:value="0.012981" calcext:value-type="float">
            <text:p>0.012981</text:p>
          </table:table-cell>
          <table:table-cell table:style-name="Default" table:formula="of:=SUM([.E104:.I104])" office:value-type="float" office:value="2.09825542" calcext:value-type="float">
            <text:p>2.09825542</text:p>
          </table:table-cell>
          <table:table-cell table:style-name="Default" table:formula="of:=[.K103]+[.J104]" office:value-type="float" office:value="8.40214195" calcext:value-type="float">
            <text:p>8.402141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4478" calcext:value-type="float">
            <text:p>4478</text:p>
          </table:table-cell>
          <table:table-cell office:value-type="float" office:value="0.769263" calcext:value-type="float">
            <text:p>0.769263</text:p>
          </table:table-cell>
          <table:table-cell office:value-type="float" office:value="1.3845" calcext:value-type="float">
            <text:p>1.3845</text:p>
          </table:table-cell>
          <table:table-cell office:value-type="float" office:value="0.53144" calcext:value-type="float">
            <text:p>0.53144</text:p>
          </table:table-cell>
          <table:table-cell office:value-type="float" office:value="0.299491" calcext:value-type="float">
            <text:p>0.299491</text:p>
          </table:table-cell>
          <table:table-cell office:value-type="float" office:value="0.00341626" calcext:value-type="float">
            <text:p>0.00341626</text:p>
          </table:table-cell>
          <table:table-cell office:value-type="float" office:value="0.0540601" calcext:value-type="float">
            <text:p>0.0540601</text:p>
          </table:table-cell>
          <table:table-cell table:style-name="Default" table:formula="of:=SUM([.E105:.I105])" office:value-type="float" office:value="2.27290736" calcext:value-type="float">
            <text:p>2.27290736</text:p>
          </table:table-cell>
          <table:table-cell table:style-name="Default" table:formula="of:=[.K104]+[.J105]" office:value-type="float" office:value="10.67504931" calcext:value-type="float">
            <text:p>10.6750493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office:value-type="float" office:value="4958" calcext:value-type="float">
            <text:p>4958</text:p>
          </table:table-cell>
          <table:table-cell office:value-type="float" office:value="0.795449" calcext:value-type="float">
            <text:p>0.795449</text:p>
          </table:table-cell>
          <table:table-cell office:value-type="float" office:value="1.83131" calcext:value-type="float">
            <text:p>1.83131</text:p>
          </table:table-cell>
          <table:table-cell office:value-type="float" office:value="0.479428" calcext:value-type="float">
            <text:p>0.479428</text:p>
          </table:table-cell>
          <table:table-cell office:value-type="float" office:value="0.327789" calcext:value-type="float">
            <text:p>0.327789</text:p>
          </table:table-cell>
          <table:table-cell office:value-type="float" office:value="0.00396244" calcext:value-type="float">
            <text:p>0.00396244</text:p>
          </table:table-cell>
          <table:table-cell office:value-type="float" office:value="0.585108" calcext:value-type="float">
            <text:p>0.585108</text:p>
          </table:table-cell>
          <table:table-cell table:style-name="Default" table:formula="of:=SUM([.E106:.I106])" office:value-type="float" office:value="3.22759744" calcext:value-type="float">
            <text:p>3.22759744</text:p>
          </table:table-cell>
          <table:table-cell table:style-name="Default" table:formula="of:=[.K105]+[.J106]" office:value-type="float" office:value="13.90264675" calcext:value-type="float">
            <text:p>13.9026467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5544" calcext:value-type="float">
            <text:p>5544</text:p>
          </table:table-cell>
          <table:table-cell office:value-type="float" office:value="0.812493" calcext:value-type="float">
            <text:p>0.812493</text:p>
          </table:table-cell>
          <table:table-cell office:value-type="float" office:value="2.38841" calcext:value-type="float">
            <text:p>2.38841</text:p>
          </table:table-cell>
          <table:table-cell office:value-type="float" office:value="0.523129" calcext:value-type="float">
            <text:p>0.523129</text:p>
          </table:table-cell>
          <table:table-cell office:value-type="float" office:value="0.388225" calcext:value-type="float">
            <text:p>0.388225</text:p>
          </table:table-cell>
          <table:table-cell office:value-type="float" office:value="0.00423076" calcext:value-type="float">
            <text:p>0.00423076</text:p>
          </table:table-cell>
          <table:table-cell office:value-type="float" office:value="0.0344691" calcext:value-type="float">
            <text:p>0.0344691</text:p>
          </table:table-cell>
          <table:table-cell table:style-name="Default" table:formula="of:=SUM([.E107:.I107])" office:value-type="float" office:value="3.33846386" calcext:value-type="float">
            <text:p>3.33846386</text:p>
          </table:table-cell>
          <table:table-cell table:style-name="Default" table:formula="of:=[.K106]+[.J107]" office:value-type="float" office:value="17.24111061" calcext:value-type="float">
            <text:p>17.2411106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office:value-type="float" office:value="5740" calcext:value-type="float">
            <text:p>5740</text:p>
          </table:table-cell>
          <table:table-cell office:value-type="float" office:value="0.845838" calcext:value-type="float">
            <text:p>0.845838</text:p>
          </table:table-cell>
          <table:table-cell office:value-type="float" office:value="2.2725" calcext:value-type="float">
            <text:p>2.2725</text:p>
          </table:table-cell>
          <table:table-cell office:value-type="float" office:value="0.519408" calcext:value-type="float">
            <text:p>0.519408</text:p>
          </table:table-cell>
          <table:table-cell office:value-type="float" office:value="0.393107" calcext:value-type="float">
            <text:p>0.393107</text:p>
          </table:table-cell>
          <table:table-cell office:value-type="float" office:value="0.00455674" calcext:value-type="float">
            <text:p>0.00455674</text:p>
          </table:table-cell>
          <table:table-cell office:value-type="float" office:value="0.0248395" calcext:value-type="float">
            <text:p>0.0248395</text:p>
          </table:table-cell>
          <table:table-cell table:style-name="Default" table:formula="of:=SUM([.E108:.I108])" office:value-type="float" office:value="3.21441124" calcext:value-type="float">
            <text:p>3.21441124</text:p>
          </table:table-cell>
          <table:table-cell table:style-name="Default" table:formula="of:=[.K107]+[.J108]" office:value-type="float" office:value="20.45552185" calcext:value-type="float">
            <text:p>20.4555218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6184" calcext:value-type="float">
            <text:p>6184</text:p>
          </table:table-cell>
          <table:table-cell office:value-type="float" office:value="0.869996" calcext:value-type="float">
            <text:p>0.869996</text:p>
          </table:table-cell>
          <table:table-cell office:value-type="float" office:value="2.56513" calcext:value-type="float">
            <text:p>2.56513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25918" calcext:value-type="float">
            <text:p>0.425918</text:p>
          </table:table-cell>
          <table:table-cell office:value-type="float" office:value="0.00520444" calcext:value-type="float">
            <text:p>0.00520444</text:p>
          </table:table-cell>
          <table:table-cell office:value-type="float" office:value="0.0219643" calcext:value-type="float">
            <text:p>0.0219643</text:p>
          </table:table-cell>
          <table:table-cell table:style-name="Default" table:formula="of:=SUM([.E109:.I109])" office:value-type="float" office:value="3.52955074" calcext:value-type="float">
            <text:p>3.52955074</text:p>
          </table:table-cell>
          <table:table-cell table:style-name="Default" table:formula="of:=[.K108]+[.J109]" office:value-type="float" office:value="23.98507259" calcext:value-type="float">
            <text:p>23.9850725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7028" calcext:value-type="float">
            <text:p>7028</text:p>
          </table:table-cell>
          <table:table-cell office:value-type="float" office:value="0.894116" calcext:value-type="float">
            <text:p>0.894116</text:p>
          </table:table-cell>
          <table:table-cell office:value-type="float" office:value="3.2204" calcext:value-type="float">
            <text:p>3.2204</text:p>
          </table:table-cell>
          <table:table-cell office:value-type="float" office:value="0.482328" calcext:value-type="float">
            <text:p>0.482328</text:p>
          </table:table-cell>
          <table:table-cell office:value-type="float" office:value="0.501321" calcext:value-type="float">
            <text:p>0.501321</text:p>
          </table:table-cell>
          <table:table-cell office:value-type="float" office:value="0.00598216" calcext:value-type="float">
            <text:p>0.00598216</text:p>
          </table:table-cell>
          <table:table-cell office:value-type="float" office:value="0.28528" calcext:value-type="float">
            <text:p>0.28528</text:p>
          </table:table-cell>
          <table:table-cell table:style-name="Default" table:formula="of:=SUM([.E110:.I110])" office:value-type="float" office:value="4.49531116" calcext:value-type="float">
            <text:p>4.49531116</text:p>
          </table:table-cell>
          <table:table-cell table:style-name="Default" table:formula="of:=[.K109]+[.J110]" office:value-type="float" office:value="28.48038375" calcext:value-type="float">
            <text:p>28.4803837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1" calcext:value-type="float">
            <text:p>1041</text:p>
          </table:table-cell>
          <table:table-cell office:value-type="float" office:value="7522" calcext:value-type="float">
            <text:p>7522</text:p>
          </table:table-cell>
          <table:table-cell office:value-type="float" office:value="0.915763" calcext:value-type="float">
            <text:p>0.915763</text:p>
          </table:table-cell>
          <table:table-cell office:value-type="float" office:value="3.80579" calcext:value-type="float">
            <text:p>3.80579</text:p>
          </table:table-cell>
          <table:table-cell office:value-type="float" office:value="0.53068" calcext:value-type="float">
            <text:p>0.53068</text:p>
          </table:table-cell>
          <table:table-cell office:value-type="float" office:value="0.533918" calcext:value-type="float">
            <text:p>0.533918</text:p>
          </table:table-cell>
          <table:table-cell office:value-type="float" office:value="0.00650682" calcext:value-type="float">
            <text:p>0.00650682</text:p>
          </table:table-cell>
          <table:table-cell office:value-type="float" office:value="0.122702" calcext:value-type="float">
            <text:p>0.122702</text:p>
          </table:table-cell>
          <table:table-cell table:style-name="Default" table:formula="of:=SUM([.E111:.I111])" office:value-type="float" office:value="4.99959682" calcext:value-type="float">
            <text:p>4.99959682</text:p>
          </table:table-cell>
          <table:table-cell table:style-name="Default" table:formula="of:=[.K110]+[.J111]" office:value-type="float" office:value="33.47998057" calcext:value-type="float">
            <text:p>33.4799805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1" calcext:value-type="float">
            <text:p>1121</text:p>
          </table:table-cell>
          <table:table-cell office:value-type="float" office:value="8086" calcext:value-type="float">
            <text:p>8086</text:p>
          </table:table-cell>
          <table:table-cell office:value-type="float" office:value="0.956325" calcext:value-type="float">
            <text:p>0.956325</text:p>
          </table:table-cell>
          <table:table-cell office:value-type="float" office:value="3.97813" calcext:value-type="float">
            <text:p>3.97813</text:p>
          </table:table-cell>
          <table:table-cell office:value-type="float" office:value="0.501595" calcext:value-type="float">
            <text:p>0.501595</text:p>
          </table:table-cell>
          <table:table-cell office:value-type="float" office:value="0.574572" calcext:value-type="float">
            <text:p>0.574572</text:p>
          </table:table-cell>
          <table:table-cell office:value-type="float" office:value="0.0077628" calcext:value-type="float">
            <text:p>0.0077628</text:p>
          </table:table-cell>
          <table:table-cell office:value-type="float" office:value="0.0916192" calcext:value-type="float">
            <text:p>0.0916192</text:p>
          </table:table-cell>
          <table:table-cell table:style-name="Default" table:formula="of:=SUM([.E112:.I112])" office:value-type="float" office:value="5.153679" calcext:value-type="float">
            <text:p>5.153679</text:p>
          </table:table-cell>
          <table:table-cell table:style-name="Default" table:formula="of:=[.K111]+[.J112]" office:value-type="float" office:value="38.63365957" calcext:value-type="float">
            <text:p>38.6336595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9796" calcext:value-type="float">
            <text:p>9796</text:p>
          </table:table-cell>
          <table:table-cell office:value-type="float" office:value="1.01824" calcext:value-type="float">
            <text:p>1.01824</text:p>
          </table:table-cell>
          <table:table-cell office:value-type="float" office:value="5.61826" calcext:value-type="float">
            <text:p>5.61826</text:p>
          </table:table-cell>
          <table:table-cell office:value-type="float" office:value="0.554926" calcext:value-type="float">
            <text:p>0.554926</text:p>
          </table:table-cell>
          <table:table-cell office:value-type="float" office:value="0.747774" calcext:value-type="float">
            <text:p>0.747774</text:p>
          </table:table-cell>
          <table:table-cell office:value-type="float" office:value="0.00919285" calcext:value-type="float">
            <text:p>0.00919285</text:p>
          </table:table-cell>
          <table:table-cell office:value-type="float" office:value="0.190606" calcext:value-type="float">
            <text:p>0.190606</text:p>
          </table:table-cell>
          <table:table-cell table:style-name="Default" table:formula="of:=SUM([.E113:.I113])" office:value-type="float" office:value="7.12075885" calcext:value-type="float">
            <text:p>7.12075885</text:p>
          </table:table-cell>
          <table:table-cell table:style-name="Default" table:formula="of:=[.K112]+[.J113]" office:value-type="float" office:value="45.75441842" calcext:value-type="float">
            <text:p>45.7544184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office:value-type="float" office:value="10240" calcext:value-type="float">
            <text:p>10240</text:p>
          </table:table-cell>
          <table:table-cell office:value-type="float" office:value="1.0478" calcext:value-type="float">
            <text:p>1.0478</text:p>
          </table:table-cell>
          <table:table-cell office:value-type="float" office:value="6.46093" calcext:value-type="float">
            <text:p>6.46093</text:p>
          </table:table-cell>
          <table:table-cell office:value-type="float" office:value="0.561398" calcext:value-type="float">
            <text:p>0.561398</text:p>
          </table:table-cell>
          <table:table-cell office:value-type="float" office:value="0.768566" calcext:value-type="float">
            <text:p>0.768566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0.185373" calcext:value-type="float">
            <text:p>0.185373</text:p>
          </table:table-cell>
          <table:table-cell table:style-name="Default" table:formula="of:=SUM([.E114:.I114])" office:value-type="float" office:value="7.986029" calcext:value-type="float">
            <text:p>7.986029</text:p>
          </table:table-cell>
          <table:table-cell table:style-name="Default" table:formula="of:=[.K113]+[.J114]" office:value-type="float" office:value="53.74044742" calcext:value-type="float">
            <text:p>53.74044742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0" calcext:value-type="float">
            <text:p>1510</text:p>
          </table:table-cell>
          <table:table-cell office:value-type="float" office:value="10724" calcext:value-type="float">
            <text:p>10724</text:p>
          </table:table-cell>
          <table:table-cell office:value-type="float" office:value="1.03801" calcext:value-type="float">
            <text:p>1.03801</text:p>
          </table:table-cell>
          <table:table-cell office:value-type="float" office:value="6.67136" calcext:value-type="float">
            <text:p>6.67136</text:p>
          </table:table-cell>
          <table:table-cell office:value-type="float" office:value="0.560476" calcext:value-type="float">
            <text:p>0.560476</text:p>
          </table:table-cell>
          <table:table-cell office:value-type="float" office:value="0.837466" calcext:value-type="float">
            <text:p>0.837466</text:p>
          </table:table-cell>
          <table:table-cell office:value-type="float" office:value="0.0104025" calcext:value-type="float">
            <text:p>0.0104025</text:p>
          </table:table-cell>
          <table:table-cell office:value-type="float" office:value="0.0526038" calcext:value-type="float">
            <text:p>0.0526038</text:p>
          </table:table-cell>
          <table:table-cell table:style-name="Default" table:formula="of:=SUM([.E115:.I115])" office:value-type="float" office:value="8.1323083" calcext:value-type="float">
            <text:p>8.1323083</text:p>
          </table:table-cell>
          <table:table-cell table:style-name="Default" table:formula="of:=[.K114]+[.J115]" office:value-type="float" office:value="61.87275572" calcext:value-type="float">
            <text:p>61.8727557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4" calcext:value-type="float">
            <text:p>1564</text:p>
          </table:table-cell>
          <table:table-cell office:value-type="float" office:value="11092" calcext:value-type="float">
            <text:p>11092</text:p>
          </table:table-cell>
          <table:table-cell office:value-type="float" office:value="1.07493" calcext:value-type="float">
            <text:p>1.07493</text:p>
          </table:table-cell>
          <table:table-cell office:value-type="float" office:value="7.06327" calcext:value-type="float">
            <text:p>7.06327</text:p>
          </table:table-cell>
          <table:table-cell office:value-type="float" office:value="0.532051" calcext:value-type="float">
            <text:p>0.532051</text:p>
          </table:table-cell>
          <table:table-cell office:value-type="float" office:value="0.821551" calcext:value-type="float">
            <text:p>0.821551</text:p>
          </table:table-cell>
          <table:table-cell office:value-type="float" office:value="0.0111917" calcext:value-type="float">
            <text:p>0.0111917</text:p>
          </table:table-cell>
          <table:table-cell office:value-type="float" office:value="0.0319661" calcext:value-type="float">
            <text:p>0.0319661</text:p>
          </table:table-cell>
          <table:table-cell table:style-name="Default" table:formula="of:=SUM([.E116:.I116])" office:value-type="float" office:value="8.4600298" calcext:value-type="float">
            <text:p>8.4600298</text:p>
          </table:table-cell>
          <table:table-cell table:style-name="Default" table:formula="of:=[.K115]+[.J116]" office:value-type="float" office:value="70.33278552" calcext:value-type="float">
            <text:p>70.3327855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8" calcext:value-type="float">
            <text:p>1678</text:p>
          </table:table-cell>
          <table:table-cell office:value-type="float" office:value="11852" calcext:value-type="float">
            <text:p>11852</text:p>
          </table:table-cell>
          <table:table-cell office:value-type="float" office:value="1.12045" calcext:value-type="float">
            <text:p>1.12045</text:p>
          </table:table-cell>
          <table:table-cell office:value-type="float" office:value="8.45998" calcext:value-type="float">
            <text:p>8.45998</text:p>
          </table:table-cell>
          <table:table-cell office:value-type="float" office:value="0.555376" calcext:value-type="float">
            <text:p>0.555376</text:p>
          </table:table-cell>
          <table:table-cell office:value-type="float" office:value="0.932851" calcext:value-type="float">
            <text:p>0.932851</text:p>
          </table:table-cell>
          <table:table-cell office:value-type="float" office:value="0.0120617" calcext:value-type="float">
            <text:p>0.0120617</text:p>
          </table:table-cell>
          <table:table-cell office:value-type="float" office:value="0.0279534" calcext:value-type="float">
            <text:p>0.0279534</text:p>
          </table:table-cell>
          <table:table-cell table:style-name="Default" table:formula="of:=SUM([.E117:.I117])" office:value-type="float" office:value="9.9882221" calcext:value-type="float">
            <text:p>9.9882221</text:p>
          </table:table-cell>
          <table:table-cell table:style-name="Default" table:formula="of:=[.K116]+[.J117]" office:value-type="float" office:value="80.32100762" calcext:value-type="float">
            <text:p>80.3210076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4" calcext:value-type="float">
            <text:p>1734</text:p>
          </table:table-cell>
          <table:table-cell office:value-type="float" office:value="12208" calcext:value-type="float">
            <text:p>12208</text:p>
          </table:table-cell>
          <table:table-cell office:value-type="float" office:value="1.12428" calcext:value-type="float">
            <text:p>1.12428</text:p>
          </table:table-cell>
          <table:table-cell office:value-type="float" office:value="8.85758" calcext:value-type="float">
            <text:p>8.85758</text:p>
          </table:table-cell>
          <table:table-cell office:value-type="float" office:value="0.552939" calcext:value-type="float">
            <text:p>0.552939</text:p>
          </table:table-cell>
          <table:table-cell office:value-type="float" office:value="0.955608" calcext:value-type="float">
            <text:p>0.955608</text:p>
          </table:table-cell>
          <table:table-cell office:value-type="float" office:value="0.0131674" calcext:value-type="float">
            <text:p>0.0131674</text:p>
          </table:table-cell>
          <table:table-cell office:value-type="float" office:value="0.0214487" calcext:value-type="float">
            <text:p>0.0214487</text:p>
          </table:table-cell>
          <table:table-cell table:style-name="Default" table:formula="of:=SUM([.E118:.I118])" office:value-type="float" office:value="10.4007431" calcext:value-type="float">
            <text:p>10.4007431</text:p>
          </table:table-cell>
          <table:table-cell table:style-name="Default" table:formula="of:=[.K117]+[.J118]" office:value-type="float" office:value="90.72175072" calcext:value-type="float">
            <text:p>90.72175072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0" calcext:value-type="float">
            <text:p>1910</text:p>
          </table:table-cell>
          <table:table-cell office:value-type="float" office:value="13376" calcext:value-type="float">
            <text:p>13376</text:p>
          </table:table-cell>
          <table:table-cell office:value-type="float" office:value="1.20662" calcext:value-type="float">
            <text:p>1.20662</text:p>
          </table:table-cell>
          <table:table-cell office:value-type="float" office:value="12.6347" calcext:value-type="float">
            <text:p>12.6347</text:p>
          </table:table-cell>
          <table:table-cell office:value-type="float" office:value="0.581573" calcext:value-type="float">
            <text:p>0.581573</text:p>
          </table:table-cell>
          <table:table-cell office:value-type="float" office:value="1.11529" calcext:value-type="float">
            <text:p>1.11529</text:p>
          </table:table-cell>
          <table:table-cell office:value-type="float" office:value="0.0147844" calcext:value-type="float">
            <text:p>0.0147844</text:p>
          </table:table-cell>
          <table:table-cell office:value-type="float" office:value="0.0190676" calcext:value-type="float">
            <text:p>0.0190676</text:p>
          </table:table-cell>
          <table:table-cell table:style-name="Default" table:formula="of:=SUM([.E119:.I119])" office:value-type="float" office:value="14.365415" calcext:value-type="float">
            <text:p>14.365415</text:p>
          </table:table-cell>
          <table:table-cell table:style-name="Default" table:formula="of:=[.K118]+[.J119]" office:value-type="float" office:value="105.08716572" calcext:value-type="float">
            <text:p>105.0871657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9" calcext:value-type="float">
            <text:p>1989</text:p>
          </table:table-cell>
          <table:table-cell office:value-type="float" office:value="13912" calcext:value-type="float">
            <text:p>13912</text:p>
          </table:table-cell>
          <table:table-cell office:value-type="float" office:value="1.21336" calcext:value-type="float">
            <text:p>1.21336</text:p>
          </table:table-cell>
          <table:table-cell office:value-type="float" office:value="12.8433" calcext:value-type="float">
            <text:p>12.8433</text:p>
          </table:table-cell>
          <table:table-cell office:value-type="float" office:value="0.565034" calcext:value-type="float">
            <text:p>0.565034</text:p>
          </table:table-cell>
          <table:table-cell office:value-type="float" office:value="1.10222" calcext:value-type="float">
            <text:p>1.10222</text:p>
          </table:table-cell>
          <table:table-cell office:value-type="float" office:value="0.0160896" calcext:value-type="float">
            <text:p>0.0160896</text:p>
          </table:table-cell>
          <table:table-cell office:value-type="float" office:value="0.0080386" calcext:value-type="float">
            <text:p>0.0080386</text:p>
          </table:table-cell>
          <table:table-cell table:style-name="Default" table:formula="of:=SUM([.E120:.I120])" office:value-type="float" office:value="14.5346822" calcext:value-type="float">
            <text:p>14.5346822</text:p>
          </table:table-cell>
          <table:table-cell table:style-name="Default" table:formula="of:=[.K119]+[.J120]" office:value-type="float" office:value="119.62184792" calcext:value-type="float">
            <text:p>119.62184792</text:p>
          </table:table-cell>
          <table:table-cell table:number-columns-repeated="2"/>
          <table:table-cell>
            <draw:frame table:end-cell-address="Sheet1.T142" table:end-x="0.848in" table:end-y="0.0031in" draw:z-index="2" draw:style-name="gr1" draw:text-style-name="P1" svg:width="6.7083in" svg:height="3.7705in" svg:x="0.048in" svg:y="0.1441in">
              <draw:object draw:notify-on-update-of-ranges="Sheet1.A100:Sheet1.A131 Sheet1.B133:Sheet1.B133 Sheet1.B100:Sheet1.B131 Sheet1.A100:Sheet1.A131 Sheet1.K133:Sheet1.K133 Sheet1.K100:Sheet1.K1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5152" calcext:value-type="float">
            <text:p>15152</text:p>
          </table:table-cell>
          <table:table-cell office:value-type="float" office:value="1.30128" calcext:value-type="float">
            <text:p>1.30128</text:p>
          </table:table-cell>
          <table:table-cell office:value-type="float" office:value="16.0027" calcext:value-type="float">
            <text:p>16.0027</text:p>
          </table:table-cell>
          <table:table-cell office:value-type="float" office:value="0.541793" calcext:value-type="float">
            <text:p>0.541793</text:p>
          </table:table-cell>
          <table:table-cell office:value-type="float" office:value="1.28504" calcext:value-type="float">
            <text:p>1.28504</text:p>
          </table:table-cell>
          <table:table-cell office:value-type="float" office:value="0.0177199" calcext:value-type="float">
            <text:p>0.0177199</text:p>
          </table:table-cell>
          <table:table-cell office:value-type="float" office:value="0.029932" calcext:value-type="float">
            <text:p>0.029932</text:p>
          </table:table-cell>
          <table:table-cell table:style-name="Default" table:formula="of:=SUM([.E121:.I121])" office:value-type="float" office:value="17.8771849" calcext:value-type="float">
            <text:p>17.8771849</text:p>
          </table:table-cell>
          <table:table-cell table:style-name="Default" table:formula="of:=[.K120]+[.J121]" office:value-type="float" office:value="137.49903282" calcext:value-type="float">
            <text:p>137.4990328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9" calcext:value-type="float">
            <text:p>2209</text:p>
          </table:table-cell>
          <table:table-cell office:value-type="float" office:value="15366" calcext:value-type="float">
            <text:p>15366</text:p>
          </table:table-cell>
          <table:table-cell office:value-type="float" office:value="1.29581" calcext:value-type="float">
            <text:p>1.29581</text:p>
          </table:table-cell>
          <table:table-cell office:value-type="float" office:value="16.2619" calcext:value-type="float">
            <text:p>16.2619</text:p>
          </table:table-cell>
          <table:table-cell office:value-type="float" office:value="0.544921" calcext:value-type="float">
            <text:p>0.544921</text:p>
          </table:table-cell>
          <table:table-cell office:value-type="float" office:value="1.21599" calcext:value-type="float">
            <text:p>1.21599</text:p>
          </table:table-cell>
          <table:table-cell office:value-type="float" office:value="0.0187536" calcext:value-type="float">
            <text:p>0.0187536</text:p>
          </table:table-cell>
          <table:table-cell office:value-type="float" office:value="0.0113856" calcext:value-type="float">
            <text:p>0.0113856</text:p>
          </table:table-cell>
          <table:table-cell table:style-name="Default" table:formula="of:=SUM([.E122:.I122])" office:value-type="float" office:value="18.0529502" calcext:value-type="float">
            <text:p>18.0529502</text:p>
          </table:table-cell>
          <table:table-cell table:style-name="Default" table:formula="of:=[.K121]+[.J122]" office:value-type="float" office:value="155.55198302" calcext:value-type="float">
            <text:p>155.5519830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0" calcext:value-type="float">
            <text:p>2310</text:p>
          </table:table-cell>
          <table:table-cell office:value-type="float" office:value="16038" calcext:value-type="float">
            <text:p>16038</text:p>
          </table:table-cell>
          <table:table-cell office:value-type="float" office:value="1.34621" calcext:value-type="float">
            <text:p>1.34621</text:p>
          </table:table-cell>
          <table:table-cell office:value-type="float" office:value="16.7124" calcext:value-type="float">
            <text:p>16.7124</text:p>
          </table:table-cell>
          <table:table-cell office:value-type="float" office:value="0.529436" calcext:value-type="float">
            <text:p>0.529436</text:p>
          </table:table-cell>
          <table:table-cell office:value-type="float" office:value="1.31041" calcext:value-type="float">
            <text:p>1.31041</text:p>
          </table:table-cell>
          <table:table-cell office:value-type="float" office:value="0.0210138" calcext:value-type="float">
            <text:p>0.0210138</text:p>
          </table:table-cell>
          <table:table-cell office:value-type="float" office:value="0.0183422" calcext:value-type="float">
            <text:p>0.0183422</text:p>
          </table:table-cell>
          <table:table-cell table:style-name="Default" table:formula="of:=SUM([.E123:.I123])" office:value-type="float" office:value="18.591602" calcext:value-type="float">
            <text:p>18.591602</text:p>
          </table:table-cell>
          <table:table-cell table:style-name="Default" table:formula="of:=[.K122]+[.J123]" office:value-type="float" office:value="174.14358502" calcext:value-type="float">
            <text:p>174.1435850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15" calcext:value-type="float">
            <text:p>2715</text:p>
          </table:table-cell>
          <table:table-cell office:value-type="float" office:value="18782" calcext:value-type="float">
            <text:p>18782</text:p>
          </table:table-cell>
          <table:table-cell office:value-type="float" office:value="1.47602" calcext:value-type="float">
            <text:p>1.47602</text:p>
          </table:table-cell>
          <table:table-cell office:value-type="float" office:value="26.0857" calcext:value-type="float">
            <text:p>26.0857</text:p>
          </table:table-cell>
          <table:table-cell office:value-type="float" office:value="0.519518" calcext:value-type="float">
            <text:p>0.519518</text:p>
          </table:table-cell>
          <table:table-cell office:value-type="float" office:value="1.67581" calcext:value-type="float">
            <text:p>1.67581</text:p>
          </table:table-cell>
          <table:table-cell office:value-type="float" office:value="0.0258522" calcext:value-type="float">
            <text:p>0.0258522</text:p>
          </table:table-cell>
          <table:table-cell office:value-type="float" office:value="0.217821" calcext:value-type="float">
            <text:p>0.217821</text:p>
          </table:table-cell>
          <table:table-cell table:style-name="Default" table:formula="of:=SUM([.E124:.I124])" office:value-type="float" office:value="28.5247012" calcext:value-type="float">
            <text:p>28.5247012</text:p>
          </table:table-cell>
          <table:table-cell table:style-name="Default" table:formula="of:=[.K123]+[.J124]" office:value-type="float" office:value="202.66828622" calcext:value-type="float">
            <text:p>202.6682862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46" calcext:value-type="float">
            <text:p>2946</text:p>
          </table:table-cell>
          <table:table-cell office:value-type="float" office:value="20380" calcext:value-type="float">
            <text:p>20380</text:p>
          </table:table-cell>
          <table:table-cell office:value-type="float" office:value="1.5255" calcext:value-type="float">
            <text:p>1.5255</text:p>
          </table:table-cell>
          <table:table-cell office:value-type="float" office:value="28.5745" calcext:value-type="float">
            <text:p>28.5745</text:p>
          </table:table-cell>
          <table:table-cell office:value-type="float" office:value="0.558352" calcext:value-type="float">
            <text:p>0.558352</text:p>
          </table:table-cell>
          <table:table-cell office:value-type="float" office:value="1.80631" calcext:value-type="float">
            <text:p>1.80631</text:p>
          </table:table-cell>
          <table:table-cell office:value-type="float" office:value="0.0282883" calcext:value-type="float">
            <text:p>0.0282883</text:p>
          </table:table-cell>
          <table:table-cell office:value-type="float" office:value="0.0271485" calcext:value-type="float">
            <text:p>0.0271485</text:p>
          </table:table-cell>
          <table:table-cell table:style-name="Default" table:formula="of:=SUM([.E125:.I125])" office:value-type="float" office:value="30.9945988" calcext:value-type="float">
            <text:p>30.9945988</text:p>
          </table:table-cell>
          <table:table-cell table:style-name="Default" table:formula="of:=[.K124]+[.J125]" office:value-type="float" office:value="233.66288502" calcext:value-type="float">
            <text:p>233.6628850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95" calcext:value-type="float">
            <text:p>2995</text:p>
          </table:table-cell>
          <table:table-cell office:value-type="float" office:value="20738" calcext:value-type="float">
            <text:p>20738</text:p>
          </table:table-cell>
          <table:table-cell office:value-type="float" office:value="1.54455" calcext:value-type="float">
            <text:p>1.54455</text:p>
          </table:table-cell>
          <table:table-cell office:value-type="float" office:value="31.0106" calcext:value-type="float">
            <text:p>31.0106</text:p>
          </table:table-cell>
          <table:table-cell office:value-type="float" office:value="0.557676" calcext:value-type="float">
            <text:p>0.557676</text:p>
          </table:table-cell>
          <table:table-cell office:value-type="float" office:value="1.81251" calcext:value-type="float">
            <text:p>1.81251</text:p>
          </table:table-cell>
          <table:table-cell office:value-type="float" office:value="0.0292587" calcext:value-type="float">
            <text:p>0.0292587</text:p>
          </table:table-cell>
          <table:table-cell office:value-type="float" office:value="0.0188923" calcext:value-type="float">
            <text:p>0.0188923</text:p>
          </table:table-cell>
          <table:table-cell table:style-name="Default" table:formula="of:=SUM([.E126:.I126])" office:value-type="float" office:value="33.428937" calcext:value-type="float">
            <text:p>33.428937</text:p>
          </table:table-cell>
          <table:table-cell table:style-name="Default" table:formula="of:=[.K125]+[.J126]" office:value-type="float" office:value="267.09182202" calcext:value-type="float">
            <text:p>267.0918220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21" calcext:value-type="float">
            <text:p>3121</text:p>
          </table:table-cell>
          <table:table-cell office:value-type="float" office:value="21600" calcext:value-type="float">
            <text:p>21600</text:p>
          </table:table-cell>
          <table:table-cell office:value-type="float" office:value="1.58555" calcext:value-type="float">
            <text:p>1.58555</text:p>
          </table:table-cell>
          <table:table-cell office:value-type="float" office:value="27.4542" calcext:value-type="float">
            <text:p>27.4542</text:p>
          </table:table-cell>
          <table:table-cell office:value-type="float" office:value="0.566447" calcext:value-type="float">
            <text:p>0.566447</text:p>
          </table:table-cell>
          <table:table-cell office:value-type="float" office:value="1.83652" calcext:value-type="float">
            <text:p>1.83652</text:p>
          </table:table-cell>
          <table:table-cell office:value-type="float" office:value="0.0314384" calcext:value-type="float">
            <text:p>0.0314384</text:p>
          </table:table-cell>
          <table:table-cell office:value-type="float" office:value="0.0475299" calcext:value-type="float">
            <text:p>0.0475299</text:p>
          </table:table-cell>
          <table:table-cell table:style-name="Default" table:formula="of:=SUM([.E127:.I127])" office:value-type="float" office:value="29.9361353" calcext:value-type="float">
            <text:p>29.9361353</text:p>
          </table:table-cell>
          <table:table-cell table:style-name="Default" table:formula="of:=[.K126]+[.J127]" office:value-type="float" office:value="297.02795732" calcext:value-type="float">
            <text:p>297.0279573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25" calcext:value-type="float">
            <text:p>3325</text:p>
          </table:table-cell>
          <table:table-cell office:value-type="float" office:value="22916" calcext:value-type="float">
            <text:p>22916</text:p>
          </table:table-cell>
          <table:table-cell office:value-type="float" office:value="1.6655" calcext:value-type="float">
            <text:p>1.6655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0.550262" calcext:value-type="float">
            <text:p>0.550262</text:p>
          </table:table-cell>
          <table:table-cell office:value-type="float" office:value="2.04587" calcext:value-type="float">
            <text:p>2.04587</text:p>
          </table:table-cell>
          <table:table-cell office:value-type="float" office:value="0.0345246" calcext:value-type="float">
            <text:p>0.0345246</text:p>
          </table:table-cell>
          <table:table-cell office:value-type="float" office:value="0.00724953" calcext:value-type="float">
            <text:p>0.00724953</text:p>
          </table:table-cell>
          <table:table-cell table:style-name="Default" table:formula="of:=SUM([.E128:.I128])" office:value-type="float" office:value="36.70850613" calcext:value-type="float">
            <text:p>36.70850613</text:p>
          </table:table-cell>
          <table:table-cell table:style-name="Default" table:formula="of:=[.K127]+[.J128]" office:value-type="float" office:value="333.73646345" calcext:value-type="float">
            <text:p>333.7364634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07" calcext:value-type="float">
            <text:p>3407</text:p>
          </table:table-cell>
          <table:table-cell office:value-type="float" office:value="23486" calcext:value-type="float">
            <text:p>23486</text:p>
          </table:table-cell>
          <table:table-cell office:value-type="float" office:value="1.69067" calcext:value-type="float">
            <text:p>1.69067</text:p>
          </table:table-cell>
          <table:table-cell office:value-type="float" office:value="37.3066" calcext:value-type="float">
            <text:p>37.3066</text:p>
          </table:table-cell>
          <table:table-cell office:value-type="float" office:value="0.539951" calcext:value-type="float">
            <text:p>0.539951</text:p>
          </table:table-cell>
          <table:table-cell office:value-type="float" office:value="2.01813" calcext:value-type="float">
            <text:p>2.01813</text:p>
          </table:table-cell>
          <table:table-cell office:value-type="float" office:value="0.0359833" calcext:value-type="float">
            <text:p>0.0359833</text:p>
          </table:table-cell>
          <table:table-cell office:value-type="float" office:value="0.0168278" calcext:value-type="float">
            <text:p>0.0168278</text:p>
          </table:table-cell>
          <table:table-cell table:style-name="Default" table:formula="of:=SUM([.E129:.I129])" office:value-type="float" office:value="39.9174921" calcext:value-type="float">
            <text:p>39.9174921</text:p>
          </table:table-cell>
          <table:table-cell table:style-name="Default" table:formula="of:=[.K128]+[.J129]" office:value-type="float" office:value="373.65395555" calcext:value-type="float">
            <text:p>373.6539555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71" calcext:value-type="float">
            <text:p>3571</text:p>
          </table:table-cell>
          <table:table-cell office:value-type="float" office:value="24558" calcext:value-type="float">
            <text:p>24558</text:p>
          </table:table-cell>
          <table:table-cell office:value-type="float" office:value="1.74212" calcext:value-type="float">
            <text:p>1.74212</text:p>
          </table:table-cell>
          <table:table-cell office:value-type="float" office:value="38.0446" calcext:value-type="float">
            <text:p>38.0446</text:p>
          </table:table-cell>
          <table:table-cell office:value-type="float" office:value="0.557246" calcext:value-type="float">
            <text:p>0.557246</text:p>
          </table:table-cell>
          <table:table-cell office:value-type="float" office:value="2.17113" calcext:value-type="float">
            <text:p>2.17113</text:p>
          </table:table-cell>
          <table:table-cell office:value-type="float" office:value="0.0410203" calcext:value-type="float">
            <text:p>0.0410203</text:p>
          </table:table-cell>
          <table:table-cell office:value-type="float" office:value="0.034919" calcext:value-type="float">
            <text:p>0.034919</text:p>
          </table:table-cell>
          <table:table-cell table:style-name="Default" table:formula="of:=SUM([.E130:.I130])" office:value-type="float" office:value="40.8489153" calcext:value-type="float">
            <text:p>40.8489153</text:p>
          </table:table-cell>
          <table:table-cell table:style-name="Default" table:formula="of:=[.K129]+[.J130]" office:value-type="float" office:value="414.50287085" calcext:value-type="float">
            <text:p>414.5028708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85" calcext:value-type="float">
            <text:p>3685</text:p>
          </table:table-cell>
          <table:table-cell office:value-type="float" office:value="25324" calcext:value-type="float">
            <text:p>25324</text:p>
          </table:table-cell>
          <table:table-cell office:value-type="float" office:value="1.78733" calcext:value-type="float">
            <text:p>1.78733</text:p>
          </table:table-cell>
          <table:table-cell office:value-type="float" office:value="39.2425" calcext:value-type="float">
            <text:p>39.2425</text:p>
          </table:table-cell>
          <table:table-cell office:value-type="float" office:value="0.556852" calcext:value-type="float">
            <text:p>0.556852</text:p>
          </table:table-cell>
          <table:table-cell office:value-type="float" office:value="2.32538" calcext:value-type="float">
            <text:p>2.32538</text:p>
          </table:table-cell>
          <table:table-cell office:value-type="float" office:value="0.041849" calcext:value-type="float">
            <text:p>0.041849</text:p>
          </table:table-cell>
          <table:table-cell office:value-type="float" office:value="0.0300296" calcext:value-type="float">
            <text:p>0.0300296</text:p>
          </table:table-cell>
          <table:table-cell table:style-name="Default" table:formula="of:=SUM([.E131:.I131])" office:value-type="float" office:value="42.1966106" calcext:value-type="float">
            <text:p>42.1966106</text:p>
          </table:table-cell>
          <table:table-cell table:style-name="Default" table:formula="of:=[.K130]+[.J131]" office:value-type="float" office:value="456.69948145" calcext:value-type="float">
            <text:p>456.699481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sh Size</text:p>
          </table:table-cell>
          <table:table-cell table:number-columns-repeated="7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 table:number-columns-repeated="101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4" office:value-type="string" calcext:value-type="string">
            <text:p>order 3 with adaptive refine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5526792071916" calcext:value-type="float">
            <text:p>-63.5526792071916</text:p>
          </table:table-cell>
          <table:table-cell table:style-name="Default" office:value-type="float" office:value="-114.256219663301" calcext:value-type="float">
            <text:p>-114.256219663301</text:p>
          </table:table-cell>
          <table:table-cell table:style-name="Default" office:value-type="float" office:value="-0.0033169398941537" calcext:value-type="float">
            <text:p>-0.003316939894154</text:p>
          </table:table-cell>
          <table:table-cell table:style-name="Default" office:value-type="float" office:value="-20.7750701915962" calcext:value-type="float">
            <text:p>-20.7750701915962</text:p>
          </table:table-cell>
          <table:table-cell table:style-name="Default" office:value-type="float" office:value="-0.00321737305257872" calcext:value-type="float">
            <text:p>-0.003217373052579</text:p>
          </table:table-cell>
          <table:table-cell table:style-name="Default" office:value-type="float" office:value="-20.7768337786325" calcext:value-type="float">
            <text:p>-20.7768337786325</text:p>
          </table:table-cell>
          <table:table-cell table:style-name="Default" office:value-type="float" office:value="-63.1979395157915" calcext:value-type="float">
            <text:p>-63.1979395157915</text:p>
          </table:table-cell>
          <table:table-cell table:style-name="Default" office:value-type="float" office:value="-109.023119093156" calcext:value-type="float">
            <text:p>-109.02311909315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3]*0.1" office:value-type="float" office:value="-12.928579797069" calcext:value-type="float">
            <text:p>-12.928579797069</text:p>
          </table:table-cell>
          <table:table-cell table:style-name="ce1" table:formula="of:=[.M15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3]+360*[.O153]" office:value-type="float" office:value="-20.753057470156" calcext:value-type="float">
            <text:p>-20.753057470156</text:p>
          </table:table-cell>
          <table:table-cell table:style-name="ce1" table:formula="of:=ABS(([.P153]-[.F153])/[.P153])" office:value-type="float" office:value="0.00106069775366027" calcext:value-type="float">
            <text:p>0.00106069775366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4.373942301708" calcext:value-type="float">
            <text:p>-64.373942301708</text:p>
          </table:table-cell>
          <table:table-cell table:style-name="Default" office:value-type="float" office:value="-112.644893134244" calcext:value-type="float">
            <text:p>-112.644893134244</text:p>
          </table:table-cell>
          <table:table-cell table:style-name="Default" office:value-type="float" office:value="-0.00331660250177163" calcext:value-type="float">
            <text:p>-0.003316602501772</text:p>
          </table:table-cell>
          <table:table-cell table:style-name="Default" office:value-type="float" office:value="-20.7755508049274" calcext:value-type="float">
            <text:p>-20.7755508049274</text:p>
          </table:table-cell>
          <table:table-cell table:style-name="Default" office:value-type="float" office:value="-0.00321703088372931" calcext:value-type="float">
            <text:p>-0.003217030883729</text:p>
          </table:table-cell>
          <table:table-cell table:style-name="Default" office:value-type="float" office:value="-20.7773129592173" calcext:value-type="float">
            <text:p>-20.7773129592173</text:p>
          </table:table-cell>
          <table:table-cell table:style-name="Default" office:value-type="float" office:value="-63.9770642888419" calcext:value-type="float">
            <text:p>-63.9770642888419</text:p>
          </table:table-cell>
          <table:table-cell table:style-name="Default" office:value-type="float" office:value="-110.721617546571" calcext:value-type="float">
            <text:p>-110.721617546571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4]*0.1" office:value-type="float" office:value="-12.928579797069" calcext:value-type="float">
            <text:p>-12.928579797069</text:p>
          </table:table-cell>
          <table:table-cell table:style-name="ce1" table:formula="of:=[.M15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4]+360*[.O154]" office:value-type="float" office:value="-20.753057470156" calcext:value-type="float">
            <text:p>-20.753057470156</text:p>
          </table:table-cell>
          <table:table-cell table:style-name="ce1" table:formula="of:=ABS(([.P154]-[.F154])/[.P154])" office:value-type="float" office:value="0.00108385642952719" calcext:value-type="float">
            <text:p>0.0010838564295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6295094925002" calcext:value-type="float">
            <text:p>-63.6295094925002</text:p>
          </table:table-cell>
          <table:table-cell table:style-name="Default" office:value-type="float" office:value="-108.079092100371" calcext:value-type="float">
            <text:p>-108.079092100371</text:p>
          </table:table-cell>
          <table:table-cell table:style-name="Default" office:value-type="float" office:value="-0.00331054146647442" calcext:value-type="float">
            <text:p>-0.003310541466474</text:p>
          </table:table-cell>
          <table:table-cell table:style-name="Default" office:value-type="float" office:value="-20.7779765085709" calcext:value-type="float">
            <text:p>-20.7779765085709</text:p>
          </table:table-cell>
          <table:table-cell table:style-name="Default" office:value-type="float" office:value="-0.00321600416543554" calcext:value-type="float">
            <text:p>-0.003216004165436</text:p>
          </table:table-cell>
          <table:table-cell table:style-name="Default" office:value-type="float" office:value="-20.7796878757826" calcext:value-type="float">
            <text:p>-20.7796878757826</text:p>
          </table:table-cell>
          <table:table-cell table:style-name="Default" office:value-type="float" office:value="-63.264042936626" calcext:value-type="float">
            <text:p>-63.264042936626</text:p>
          </table:table-cell>
          <table:table-cell table:style-name="Default" office:value-type="float" office:value="-114.858024806203" calcext:value-type="float">
            <text:p>-114.858024806203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5]*0.1" office:value-type="float" office:value="-12.928579797069" calcext:value-type="float">
            <text:p>-12.928579797069</text:p>
          </table:table-cell>
          <table:table-cell table:style-name="ce1" table:formula="of:=[.M15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5]+360*[.O155]" office:value-type="float" office:value="-20.753057470156" calcext:value-type="float">
            <text:p>-20.753057470156</text:p>
          </table:table-cell>
          <table:table-cell table:style-name="ce1" table:formula="of:=ABS(([.P155]-[.F155])/[.P155])" office:value-type="float" office:value="0.00120074058729485" calcext:value-type="float">
            <text:p>0.00120074058729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4.077761355049" calcext:value-type="float">
            <text:p>-64.077761355049</text:p>
          </table:table-cell>
          <table:table-cell table:style-name="Default" office:value-type="float" office:value="-108.080848699659" calcext:value-type="float">
            <text:p>-108.080848699659</text:p>
          </table:table-cell>
          <table:table-cell table:style-name="Default" office:value-type="float" office:value="-0.00330651214681934" calcext:value-type="float">
            <text:p>-0.003306512146819</text:p>
          </table:table-cell>
          <table:table-cell table:style-name="Default" office:value-type="float" office:value="-20.7784223255071" calcext:value-type="float">
            <text:p>-20.7784223255071</text:p>
          </table:table-cell>
          <table:table-cell table:style-name="Default" office:value-type="float" office:value="-0.0036288065932908" calcext:value-type="float">
            <text:p>-0.003628806593291</text:p>
          </table:table-cell>
          <table:table-cell table:style-name="Default" office:value-type="float" office:value="-20.7810889157741" calcext:value-type="float">
            <text:p>-20.7810889157741</text:p>
          </table:table-cell>
          <table:table-cell table:style-name="Default" office:value-type="float" office:value="-63.2012216147875" calcext:value-type="float">
            <text:p>-63.2012216147875</text:p>
          </table:table-cell>
          <table:table-cell table:style-name="Default" office:value-type="float" office:value="-117.836093336782" calcext:value-type="float">
            <text:p>-117.83609333678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6]*0.1" office:value-type="float" office:value="-12.928579797069" calcext:value-type="float">
            <text:p>-12.928579797069</text:p>
          </table:table-cell>
          <table:table-cell table:style-name="ce1" table:formula="of:=[.M15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6]+360*[.O156]" office:value-type="float" office:value="-20.753057470156" calcext:value-type="float">
            <text:p>-20.753057470156</text:p>
          </table:table-cell>
          <table:table-cell table:style-name="ce1" table:formula="of:=ABS(([.P156]-[.F156])/[.P156])" office:value-type="float" office:value="0.00122222257551951" calcext:value-type="float">
            <text:p>0.0012222225755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6807281244739" calcext:value-type="float">
            <text:p>-63.6807281244739</text:p>
          </table:table-cell>
          <table:table-cell table:style-name="Default" office:value-type="float" office:value="-111.821756789397" calcext:value-type="float">
            <text:p>-111.821756789397</text:p>
          </table:table-cell>
          <table:table-cell table:style-name="Default" office:value-type="float" office:value="-0.00377275603075404" calcext:value-type="float">
            <text:p>-0.003772756030754</text:p>
          </table:table-cell>
          <table:table-cell table:style-name="Default" office:value-type="float" office:value="-20.7807483114985" calcext:value-type="float">
            <text:p>-20.7807483114985</text:p>
          </table:table-cell>
          <table:table-cell table:style-name="Default" office:value-type="float" office:value="-0.00363495661386163" calcext:value-type="float">
            <text:p>-0.003634956613862</text:p>
          </table:table-cell>
          <table:table-cell table:style-name="Default" office:value-type="float" office:value="-20.7809404582922" calcext:value-type="float">
            <text:p>-20.7809404582922</text:p>
          </table:table-cell>
          <table:table-cell table:style-name="Default" office:value-type="float" office:value="-63.5932153601703" calcext:value-type="float">
            <text:p>-63.5932153601703</text:p>
          </table:table-cell>
          <table:table-cell table:style-name="Default" office:value-type="float" office:value="-117.586435612949" calcext:value-type="float">
            <text:p>-117.58643561294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7]*0.1" office:value-type="float" office:value="-12.928579797069" calcext:value-type="float">
            <text:p>-12.928579797069</text:p>
          </table:table-cell>
          <table:table-cell table:style-name="ce1" table:formula="of:=[.M15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7]+360*[.O157]" office:value-type="float" office:value="-20.753057470156" calcext:value-type="float">
            <text:p>-20.753057470156</text:p>
          </table:table-cell>
          <table:table-cell table:style-name="ce1" table:formula="of:=ABS(([.P157]-[.F157])/[.P157])" office:value-type="float" office:value="0.00133430177130754" calcext:value-type="float">
            <text:p>0.00133430177130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5844821881001" calcext:value-type="float">
            <text:p>-63.5844821881001</text:p>
          </table:table-cell>
          <table:table-cell table:style-name="Default" office:value-type="float" office:value="-111.053796327836" calcext:value-type="float">
            <text:p>-111.053796327836</text:p>
          </table:table-cell>
          <table:table-cell table:style-name="Default" office:value-type="float" office:value="-0.00377279756292823" calcext:value-type="float">
            <text:p>-0.003772797562928</text:p>
          </table:table-cell>
          <table:table-cell table:style-name="Default" office:value-type="float" office:value="-20.7814392333113" calcext:value-type="float">
            <text:p>-20.7814392333113</text:p>
          </table:table-cell>
          <table:table-cell table:style-name="Default" office:value-type="float" office:value="-0.00363500512209242" calcext:value-type="float">
            <text:p>-0.003635005122092</text:p>
          </table:table-cell>
          <table:table-cell table:style-name="Default" office:value-type="float" office:value="-20.7816307105017" calcext:value-type="float">
            <text:p>-20.7816307105017</text:p>
          </table:table-cell>
          <table:table-cell table:style-name="Default" office:value-type="float" office:value="-63.4833708976902" calcext:value-type="float">
            <text:p>-63.4833708976902</text:p>
          </table:table-cell>
          <table:table-cell table:style-name="Default" office:value-type="float" office:value="-118.25453965257" calcext:value-type="float">
            <text:p>-118.2545396525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8]*0.1" office:value-type="float" office:value="-12.928579797069" calcext:value-type="float">
            <text:p>-12.928579797069</text:p>
          </table:table-cell>
          <table:table-cell table:style-name="ce1" table:formula="of:=[.M15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8]+360*[.O158]" office:value-type="float" office:value="-20.753057470156" calcext:value-type="float">
            <text:p>-20.753057470156</text:p>
          </table:table-cell>
          <table:table-cell table:style-name="ce1" table:formula="of:=ABS(([.P158]-[.F158])/[.P158])" office:value-type="float" office:value="0.0013675943024825" calcext:value-type="float">
            <text:p>0.00136759430248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1852220133404" calcext:value-type="float">
            <text:p>-63.1852220133404</text:p>
          </table:table-cell>
          <table:table-cell table:style-name="Default" office:value-type="float" office:value="-113.151599691616" calcext:value-type="float">
            <text:p>-113.151599691616</text:p>
          </table:table-cell>
          <table:table-cell table:style-name="Default" office:value-type="float" office:value="-0.0037726394587646" calcext:value-type="float">
            <text:p>-0.003772639458765</text:p>
          </table:table-cell>
          <table:table-cell table:style-name="Default" office:value-type="float" office:value="-20.7852733791686" calcext:value-type="float">
            <text:p>-20.7852733791686</text:p>
          </table:table-cell>
          <table:table-cell table:style-name="Default" office:value-type="float" office:value="-0.00364603540883866" calcext:value-type="float">
            <text:p>-0.003646035408839</text:p>
          </table:table-cell>
          <table:table-cell table:style-name="Default" office:value-type="float" office:value="-20.7854428123587" calcext:value-type="float">
            <text:p>-20.7854428123587</text:p>
          </table:table-cell>
          <table:table-cell table:style-name="Default" office:value-type="float" office:value="-63.1360944542902" calcext:value-type="float">
            <text:p>-63.1360944542902</text:p>
          </table:table-cell>
          <table:table-cell table:style-name="Default" office:value-type="float" office:value="-115.840809304797" calcext:value-type="float">
            <text:p>-115.84080930479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59]*0.1" office:value-type="float" office:value="-12.928579797069" calcext:value-type="float">
            <text:p>-12.928579797069</text:p>
          </table:table-cell>
          <table:table-cell table:style-name="ce1" table:formula="of:=[.M15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9]+360*[.O159]" office:value-type="float" office:value="-20.753057470156" calcext:value-type="float">
            <text:p>-20.753057470156</text:p>
          </table:table-cell>
          <table:table-cell table:style-name="ce1" table:formula="of:=ABS(([.P159]-[.F159])/[.P159])" office:value-type="float" office:value="0.00155234519342059" calcext:value-type="float">
            <text:p>0.00155234519342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2.8440432423815" calcext:value-type="float">
            <text:p>-62.8440432423815</text:p>
          </table:table-cell>
          <table:table-cell table:style-name="Default" office:value-type="float" office:value="-113.185789143033" calcext:value-type="float">
            <text:p>-113.185789143033</text:p>
          </table:table-cell>
          <table:table-cell table:style-name="Default" office:value-type="float" office:value="-0.00377281168675123" calcext:value-type="float">
            <text:p>-0.003772811686751</text:p>
          </table:table-cell>
          <table:table-cell table:style-name="Default" office:value-type="float" office:value="-20.7857542842749" calcext:value-type="float">
            <text:p>-20.7857542842749</text:p>
          </table:table-cell>
          <table:table-cell table:style-name="Default" office:value-type="float" office:value="-0.00364613720636573" calcext:value-type="float">
            <text:p>-0.003646137206366</text:p>
          </table:table-cell>
          <table:table-cell table:style-name="Default" office:value-type="float" office:value="-20.785923990721" calcext:value-type="float">
            <text:p>-20.785923990721</text:p>
          </table:table-cell>
          <table:table-cell table:style-name="Default" office:value-type="float" office:value="-62.8000801659664" calcext:value-type="float">
            <text:p>-62.8000801659664</text:p>
          </table:table-cell>
          <table:table-cell table:style-name="Default" office:value-type="float" office:value="-115.5254726096" calcext:value-type="float">
            <text:p>-115.525472609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0]*0.1" office:value-type="float" office:value="-12.928579797069" calcext:value-type="float">
            <text:p>-12.928579797069</text:p>
          </table:table-cell>
          <table:table-cell table:style-name="ce1" table:formula="of:=[.M16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0]+360*[.O160]" office:value-type="float" office:value="-20.753057470156" calcext:value-type="float">
            <text:p>-20.753057470156</text:p>
          </table:table-cell>
          <table:table-cell table:style-name="ce1" table:formula="of:=ABS(([.P160]-[.F160])/[.P160])" office:value-type="float" office:value="0.00157551792866657" calcext:value-type="float">
            <text:p>0.00157551792866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2.8405481852641" calcext:value-type="float">
            <text:p>-62.8405481852641</text:p>
          </table:table-cell>
          <table:table-cell table:style-name="Default" office:value-type="float" office:value="-113.771705347932" calcext:value-type="float">
            <text:p>-113.771705347932</text:p>
          </table:table-cell>
          <table:table-cell table:style-name="Default" office:value-type="float" office:value="-0.00183317723301106" calcext:value-type="float">
            <text:p>-0.001833177233011</text:p>
          </table:table-cell>
          <table:table-cell table:style-name="Default" office:value-type="float" office:value="-20.7783116425958" calcext:value-type="float">
            <text:p>-20.7783116425958</text:p>
          </table:table-cell>
          <table:table-cell table:style-name="Default" office:value-type="float" office:value="-0.00248511596831602" calcext:value-type="float">
            <text:p>-0.002485115968316</text:p>
          </table:table-cell>
          <table:table-cell table:style-name="Default" office:value-type="float" office:value="-20.769200801408" calcext:value-type="float">
            <text:p>-20.769200801408</text:p>
          </table:table-cell>
          <table:table-cell table:style-name="Default" office:value-type="float" office:value="-68.1471566443685" calcext:value-type="float">
            <text:p>-68.1471566443685</text:p>
          </table:table-cell>
          <table:table-cell table:style-name="Default" office:value-type="float" office:value="-116.326416307615" calcext:value-type="float">
            <text:p>-116.32641630761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1]*0.1" office:value-type="float" office:value="-12.928579797069" calcext:value-type="float">
            <text:p>-12.928579797069</text:p>
          </table:table-cell>
          <table:table-cell table:style-name="ce1" table:formula="of:=[.M16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1]+360*[.O161]" office:value-type="float" office:value="-20.753057470156" calcext:value-type="float">
            <text:p>-20.753057470156</text:p>
          </table:table-cell>
          <table:table-cell table:style-name="ce1" table:formula="of:=ABS(([.P161]-[.F161])/[.P161])" office:value-type="float" office:value="0.00121688924516753" calcext:value-type="float">
            <text:p>0.00121688924516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318366996078" calcext:value-type="float">
            <text:p>-63.0318366996078</text:p>
          </table:table-cell>
          <table:table-cell table:style-name="Default" office:value-type="float" office:value="-113.637429502656" calcext:value-type="float">
            <text:p>-113.637429502656</text:p>
          </table:table-cell>
          <table:table-cell table:style-name="Default" office:value-type="float" office:value="-0.00183245491799027" calcext:value-type="float">
            <text:p>-0.00183245491799</text:p>
          </table:table-cell>
          <table:table-cell table:style-name="Default" office:value-type="float" office:value="-20.7793640710457" calcext:value-type="float">
            <text:p>-20.7793640710457</text:p>
          </table:table-cell>
          <table:table-cell table:style-name="Default" office:value-type="float" office:value="-0.00261332354037603" calcext:value-type="float">
            <text:p>-0.002613323540376</text:p>
          </table:table-cell>
          <table:table-cell table:style-name="Default" office:value-type="float" office:value="-20.7703265785974" calcext:value-type="float">
            <text:p>-20.7703265785974</text:p>
          </table:table-cell>
          <table:table-cell table:style-name="Default" office:value-type="float" office:value="-68.3008764633258" calcext:value-type="float">
            <text:p>-68.3008764633258</text:p>
          </table:table-cell>
          <table:table-cell table:style-name="Default" office:value-type="float" office:value="-118.776582524301" calcext:value-type="float">
            <text:p>-118.776582524301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2]*0.1" office:value-type="float" office:value="-12.928579797069" calcext:value-type="float">
            <text:p>-12.928579797069</text:p>
          </table:table-cell>
          <table:table-cell table:style-name="ce1" table:formula="of:=[.M16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2]+360*[.O162]" office:value-type="float" office:value="-20.753057470156" calcext:value-type="float">
            <text:p>-20.753057470156</text:p>
          </table:table-cell>
          <table:table-cell table:style-name="ce1" table:formula="of:=ABS(([.P162]-[.F162])/[.P162])" office:value-type="float" office:value="0.00126760121623072" calcext:value-type="float">
            <text:p>0.00126760121623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593869878349" calcext:value-type="float">
            <text:p>-63.0593869878349</text:p>
          </table:table-cell>
          <table:table-cell table:style-name="Default" office:value-type="float" office:value="-112.595501883821" calcext:value-type="float">
            <text:p>-112.595501883821</text:p>
          </table:table-cell>
          <table:table-cell table:style-name="Default" office:value-type="float" office:value="-0.00183243419030932" calcext:value-type="float">
            <text:p>-0.001832434190309</text:p>
          </table:table-cell>
          <table:table-cell table:style-name="Default" office:value-type="float" office:value="-20.7807122486268" calcext:value-type="float">
            <text:p>-20.7807122486268</text:p>
          </table:table-cell>
          <table:table-cell table:style-name="Default" office:value-type="float" office:value="-0.00261332392392344" calcext:value-type="float">
            <text:p>-0.002613323923923</text:p>
          </table:table-cell>
          <table:table-cell table:style-name="Default" office:value-type="float" office:value="-20.7716739282259" calcext:value-type="float">
            <text:p>-20.7716739282259</text:p>
          </table:table-cell>
          <table:table-cell table:style-name="Default" office:value-type="float" office:value="-68.2938485788276" calcext:value-type="float">
            <text:p>-68.2938485788276</text:p>
          </table:table-cell>
          <table:table-cell table:style-name="Default" office:value-type="float" office:value="-120.712536862595" calcext:value-type="float">
            <text:p>-120.71253686259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3]*0.1" office:value-type="float" office:value="-12.928579797069" calcext:value-type="float">
            <text:p>-12.928579797069</text:p>
          </table:table-cell>
          <table:table-cell table:style-name="ce1" table:formula="of:=[.M16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3]+360*[.O163]" office:value-type="float" office:value="-20.753057470156" calcext:value-type="float">
            <text:p>-20.753057470156</text:p>
          </table:table-cell>
          <table:table-cell table:style-name="ce1" table:formula="of:=ABS(([.P163]-[.F163])/[.P163])" office:value-type="float" office:value="0.0013325640576356" calcext:value-type="float">
            <text:p>0.00133256405763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3.0828111683418" calcext:value-type="float">
            <text:p>-63.0828111683418</text:p>
          </table:table-cell>
          <table:table-cell table:style-name="Default" office:value-type="float" office:value="-113.928053629375" calcext:value-type="float">
            <text:p>-113.928053629375</text:p>
          </table:table-cell>
          <table:table-cell table:style-name="Default" office:value-type="float" office:value="-0.00183242275052593" calcext:value-type="float">
            <text:p>-0.001832422750526</text:p>
          </table:table-cell>
          <table:table-cell table:style-name="Default" office:value-type="float" office:value="-20.7811953362253" calcext:value-type="float">
            <text:p>-20.7811953362253</text:p>
          </table:table-cell>
          <table:table-cell table:style-name="Default" office:value-type="float" office:value="-0.00261330807082888" calcext:value-type="float">
            <text:p>-0.002613308070829</text:p>
          </table:table-cell>
          <table:table-cell table:style-name="Default" office:value-type="float" office:value="-20.7721579397861" calcext:value-type="float">
            <text:p>-20.7721579397861</text:p>
          </table:table-cell>
          <table:table-cell table:style-name="Default" office:value-type="float" office:value="-68.4081805073084" calcext:value-type="float">
            <text:p>-68.4081805073084</text:p>
          </table:table-cell>
          <table:table-cell table:style-name="Default" office:value-type="float" office:value="-118.367153377089" calcext:value-type="float">
            <text:p>-118.36715337708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4]*0.1" office:value-type="float" office:value="-12.928579797069" calcext:value-type="float">
            <text:p>-12.928579797069</text:p>
          </table:table-cell>
          <table:table-cell table:style-name="ce1" table:formula="of:=[.M16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4]+360*[.O164]" office:value-type="float" office:value="-20.753057470156" calcext:value-type="float">
            <text:p>-20.753057470156</text:p>
          </table:table-cell>
          <table:table-cell table:style-name="ce1" table:formula="of:=ABS(([.P164]-[.F164])/[.P164])" office:value-type="float" office:value="0.00135584195773272" calcext:value-type="float">
            <text:p>0.001355841957733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66.1212859503442" calcext:value-type="float">
            <text:p>-66.1212859503442</text:p>
          </table:table-cell>
          <table:table-cell table:style-name="Default" office:value-type="float" office:value="-112.794033401131" calcext:value-type="float">
            <text:p>-112.794033401131</text:p>
          </table:table-cell>
          <table:table-cell table:style-name="Default" office:value-type="float" office:value="-0.00103130431432955" calcext:value-type="float">
            <text:p>-0.00103130431433</text:p>
          </table:table-cell>
          <table:table-cell table:style-name="Default" office:value-type="float" office:value="-20.7708631694863" calcext:value-type="float">
            <text:p>-20.7708631694863</text:p>
          </table:table-cell>
          <table:table-cell table:style-name="Default" office:value-type="float" office:value="-0.00163143963596999" calcext:value-type="float">
            <text:p>-0.00163143963597</text:p>
          </table:table-cell>
          <table:table-cell table:style-name="Default" office:value-type="float" office:value="-20.7683797167259" calcext:value-type="float">
            <text:p>-20.7683797167259</text:p>
          </table:table-cell>
          <table:table-cell table:style-name="Default" office:value-type="float" office:value="-68.3888239689676" calcext:value-type="float">
            <text:p>-68.3888239689676</text:p>
          </table:table-cell>
          <table:table-cell table:style-name="Default" office:value-type="float" office:value="-118.670264150912" calcext:value-type="float">
            <text:p>-118.67026415091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5]*0.1" office:value-type="float" office:value="-12.928579797069" calcext:value-type="float">
            <text:p>-12.928579797069</text:p>
          </table:table-cell>
          <table:table-cell table:style-name="ce1" table:formula="of:=[.M16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5]+360*[.O165]" office:value-type="float" office:value="-20.753057470156" calcext:value-type="float">
            <text:p>-20.753057470156</text:p>
          </table:table-cell>
          <table:table-cell table:style-name="ce1" table:formula="of:=ABS(([.P165]-[.F165])/[.P165])" office:value-type="float" office:value="0.000857979570281811" calcext:value-type="float">
            <text:p>0.000857979570282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234725374335" calcext:value-type="float">
            <text:p>-70.4234725374335</text:p>
          </table:table-cell>
          <table:table-cell table:style-name="Default" office:value-type="float" office:value="-112.036714097377" calcext:value-type="float">
            <text:p>-112.036714097377</text:p>
          </table:table-cell>
          <table:table-cell table:style-name="Default" office:value-type="float" office:value="-0.000351730049980431" calcext:value-type="float">
            <text:p>-0.00035173004998</text:p>
          </table:table-cell>
          <table:table-cell table:style-name="Default" office:value-type="float" office:value="-20.7610426854457" calcext:value-type="float">
            <text:p>-20.7610426854457</text:p>
          </table:table-cell>
          <table:table-cell table:style-name="Default" office:value-type="float" office:value="-0.00112440990738606" calcext:value-type="float">
            <text:p>-0.001124409907386</text:p>
          </table:table-cell>
          <table:table-cell table:style-name="Default" office:value-type="float" office:value="-20.7655677269439" calcext:value-type="float">
            <text:p>-20.7655677269439</text:p>
          </table:table-cell>
          <table:table-cell table:style-name="Default" office:value-type="float" office:value="-68.3150889176058" calcext:value-type="float">
            <text:p>-68.3150889176058</text:p>
          </table:table-cell>
          <table:table-cell table:style-name="Default" office:value-type="float" office:value="-118.855820621904" calcext:value-type="float">
            <text:p>-118.855820621904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6]*0.1" office:value-type="float" office:value="-12.928579797069" calcext:value-type="float">
            <text:p>-12.928579797069</text:p>
          </table:table-cell>
          <table:table-cell table:style-name="ce1" table:formula="of:=[.M16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6]+360*[.O166]" office:value-type="float" office:value="-20.753057470156" calcext:value-type="float">
            <text:p>-20.753057470156</text:p>
          </table:table-cell>
          <table:table-cell table:style-name="ce1" table:formula="of:=ABS(([.P166]-[.F166])/[.P166])" office:value-type="float" office:value="0.000384772957004637" calcext:value-type="float">
            <text:p>0.00038477295700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06872813217" calcext:value-type="float">
            <text:p>-70.406872813217</text:p>
          </table:table-cell>
          <table:table-cell table:style-name="Default" office:value-type="float" office:value="-112.044843052481" calcext:value-type="float">
            <text:p>-112.044843052481</text:p>
          </table:table-cell>
          <table:table-cell table:style-name="Default" office:value-type="float" office:value="-0.000822612861429401" calcext:value-type="float">
            <text:p>-0.000822612861429</text:p>
          </table:table-cell>
          <table:table-cell table:style-name="Default" office:value-type="float" office:value="-20.7608338088388" calcext:value-type="float">
            <text:p>-20.7608338088388</text:p>
          </table:table-cell>
          <table:table-cell table:style-name="Default" office:value-type="float" office:value="-0.0011167548908052" calcext:value-type="float">
            <text:p>-0.001116754890805</text:p>
          </table:table-cell>
          <table:table-cell table:style-name="Default" office:value-type="float" office:value="-20.7586727927335" calcext:value-type="float">
            <text:p>-20.7586727927335</text:p>
          </table:table-cell>
          <table:table-cell table:style-name="Default" office:value-type="float" office:value="-71.0572576820395" calcext:value-type="float">
            <text:p>-71.0572576820395</text:p>
          </table:table-cell>
          <table:table-cell table:style-name="Default" office:value-type="float" office:value="-129.42982422246" calcext:value-type="float">
            <text:p>-129.4298242224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7]*0.1" office:value-type="float" office:value="-12.928579797069" calcext:value-type="float">
            <text:p>-12.928579797069</text:p>
          </table:table-cell>
          <table:table-cell table:style-name="ce1" table:formula="of:=[.M167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7]+360*[.O167]" office:value-type="float" office:value="-20.753057470156" calcext:value-type="float">
            <text:p>-20.753057470156</text:p>
          </table:table-cell>
          <table:table-cell table:style-name="ce1" table:formula="of:=ABS(([.P167]-[.F167])/[.P167])" office:value-type="float" office:value="0.000374708097539863" calcext:value-type="float">
            <text:p>0.0003747080975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39040119085" calcext:value-type="float">
            <text:p>-70.39040119085</text:p>
          </table:table-cell>
          <table:table-cell table:style-name="Default" office:value-type="float" office:value="-112.053958088308" calcext:value-type="float">
            <text:p>-112.053958088308</text:p>
          </table:table-cell>
          <table:table-cell table:style-name="Default" office:value-type="float" office:value="-0.00129731441395638" calcext:value-type="float">
            <text:p>-0.001297314413956</text:p>
          </table:table-cell>
          <table:table-cell table:style-name="Default" office:value-type="float" office:value="-20.7606164507407" calcext:value-type="float">
            <text:p>-20.7606164507407</text:p>
          </table:table-cell>
          <table:table-cell table:style-name="Default" office:value-type="float" office:value="-0.00102607199330233" calcext:value-type="float">
            <text:p>-0.001026071993302</text:p>
          </table:table-cell>
          <table:table-cell table:style-name="Default" office:value-type="float" office:value="-20.7518058400877" calcext:value-type="float">
            <text:p>-20.7518058400877</text:p>
          </table:table-cell>
          <table:table-cell table:style-name="Default" office:value-type="float" office:value="-74.5292066926319" calcext:value-type="float">
            <text:p>-74.5292066926319</text:p>
          </table:table-cell>
          <table:table-cell table:style-name="Default" office:value-type="float" office:value="-148.979620503677" calcext:value-type="float">
            <text:p>-148.979620503677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8]*0.1" office:value-type="float" office:value="-12.928579797069" calcext:value-type="float">
            <text:p>-12.928579797069</text:p>
          </table:table-cell>
          <table:table-cell table:style-name="ce1" table:formula="of:=[.M168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8]+360*[.O168]" office:value-type="float" office:value="-20.753057470156" calcext:value-type="float">
            <text:p>-20.753057470156</text:p>
          </table:table-cell>
          <table:table-cell table:style-name="ce1" table:formula="of:=ABS(([.P168]-[.F168])/[.P168])" office:value-type="float" office:value="0.000364234551730331" calcext:value-type="float">
            <text:p>0.00036423455173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4074439499678" calcext:value-type="float">
            <text:p>-70.4074439499678</text:p>
          </table:table-cell>
          <table:table-cell table:style-name="Default" office:value-type="float" office:value="-113.205700221948" calcext:value-type="float">
            <text:p>-113.205700221948</text:p>
          </table:table-cell>
          <table:table-cell table:style-name="Default" office:value-type="float" office:value="-0.00129407762584967" calcext:value-type="float">
            <text:p>-0.00129407762585</text:p>
          </table:table-cell>
          <table:table-cell table:style-name="Default" office:value-type="float" office:value="-20.7610491115709" calcext:value-type="float">
            <text:p>-20.7610491115709</text:p>
          </table:table-cell>
          <table:table-cell table:style-name="Default" office:value-type="float" office:value="-0.00102562151677715" calcext:value-type="float">
            <text:p>-0.001025621516777</text:p>
          </table:table-cell>
          <table:table-cell table:style-name="Default" office:value-type="float" office:value="-20.7522815190217" calcext:value-type="float">
            <text:p>-20.7522815190217</text:p>
          </table:table-cell>
          <table:table-cell table:style-name="Default" office:value-type="float" office:value="-74.7255423420991" calcext:value-type="float">
            <text:p>-74.7255423420991</text:p>
          </table:table-cell>
          <table:table-cell table:style-name="Default" office:value-type="float" office:value="-147.560650854135" calcext:value-type="float">
            <text:p>-147.560650854135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69]*0.1" office:value-type="float" office:value="-12.928579797069" calcext:value-type="float">
            <text:p>-12.928579797069</text:p>
          </table:table-cell>
          <table:table-cell table:style-name="ce1" table:formula="of:=[.M169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9]+360*[.O169]" office:value-type="float" office:value="-20.753057470156" calcext:value-type="float">
            <text:p>-20.753057470156</text:p>
          </table:table-cell>
          <table:table-cell table:style-name="ce1" table:formula="of:=ABS(([.P169]-[.F169])/[.P169])" office:value-type="float" office:value="0.000385082604159482" calcext:value-type="float">
            <text:p>0.000385082604159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0.8111648040499" calcext:value-type="float">
            <text:p>-70.8111648040499</text:p>
          </table:table-cell>
          <table:table-cell table:style-name="Default" office:value-type="float" office:value="-119.123627884175" calcext:value-type="float">
            <text:p>-119.123627884175</text:p>
          </table:table-cell>
          <table:table-cell table:style-name="Default" office:value-type="float" office:value="-0.00147337049776058" calcext:value-type="float">
            <text:p>-0.001473370497761</text:p>
          </table:table-cell>
          <table:table-cell table:style-name="Default" office:value-type="float" office:value="-20.7610074531506" calcext:value-type="float">
            <text:p>-20.7610074531506</text:p>
          </table:table-cell>
          <table:table-cell table:style-name="Default" office:value-type="float" office:value="-0.00102478891570854" calcext:value-type="float">
            <text:p>-0.001024788915709</text:p>
          </table:table-cell>
          <table:table-cell table:style-name="Default" office:value-type="float" office:value="-20.7529715661813" calcext:value-type="float">
            <text:p>-20.7529715661813</text:p>
          </table:table-cell>
          <table:table-cell table:style-name="Default" office:value-type="float" office:value="-75.3373291347779" calcext:value-type="float">
            <text:p>-75.3373291347779</text:p>
          </table:table-cell>
          <table:table-cell table:style-name="Default" office:value-type="float" office:value="-148.538435898729" calcext:value-type="float">
            <text:p>-148.53843589872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0]*0.1" office:value-type="float" office:value="-12.928579797069" calcext:value-type="float">
            <text:p>-12.928579797069</text:p>
          </table:table-cell>
          <table:table-cell table:style-name="ce1" table:formula="of:=[.M170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0]+360*[.O170]" office:value-type="float" office:value="-20.753057470156" calcext:value-type="float">
            <text:p>-20.753057470156</text:p>
          </table:table-cell>
          <table:table-cell table:style-name="ce1" table:formula="of:=ABS(([.P170]-[.F170])/[.P170])" office:value-type="float" office:value="0.000383075265223481" calcext:value-type="float">
            <text:p>0.000383075265223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2873863614607" calcext:value-type="float">
            <text:p>-71.2873863614607</text:p>
          </table:table-cell>
          <table:table-cell table:style-name="Default" office:value-type="float" office:value="-118.747489310774" calcext:value-type="float">
            <text:p>-118.747489310774</text:p>
          </table:table-cell>
          <table:table-cell table:style-name="Default" office:value-type="float" office:value="-0.00147332504255101" calcext:value-type="float">
            <text:p>-0.001473325042551</text:p>
          </table:table-cell>
          <table:table-cell table:style-name="Default" office:value-type="float" office:value="-20.7619742233174" calcext:value-type="float">
            <text:p>-20.7619742233174</text:p>
          </table:table-cell>
          <table:table-cell table:style-name="Default" office:value-type="float" office:value="-0.00102475708169326" calcext:value-type="float">
            <text:p>-0.001024757081693</text:p>
          </table:table-cell>
          <table:table-cell table:style-name="Default" office:value-type="float" office:value="-20.7539380607978" calcext:value-type="float">
            <text:p>-20.7539380607978</text:p>
          </table:table-cell>
          <table:table-cell table:style-name="Default" office:value-type="float" office:value="-75.8011036186166" calcext:value-type="float">
            <text:p>-75.8011036186166</text:p>
          </table:table-cell>
          <table:table-cell table:style-name="Default" office:value-type="float" office:value="-152.896890539902" calcext:value-type="float">
            <text:p>-152.89689053990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1]*0.1" office:value-type="float" office:value="-12.928579797069" calcext:value-type="float">
            <text:p>-12.928579797069</text:p>
          </table:table-cell>
          <table:table-cell table:style-name="ce1" table:formula="of:=[.M171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1]+360*[.O171]" office:value-type="float" office:value="-20.753057470156" calcext:value-type="float">
            <text:p>-20.753057470156</text:p>
          </table:table-cell>
          <table:table-cell table:style-name="ce1" table:formula="of:=ABS(([.P171]-[.F171])/[.P171])" office:value-type="float" office:value="0.000429659734436665" calcext:value-type="float">
            <text:p>0.000429659734437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635159461221" calcext:value-type="float">
            <text:p>-71.4635159461221</text:p>
          </table:table-cell>
          <table:table-cell table:style-name="Default" office:value-type="float" office:value="-119.945906683792" calcext:value-type="float">
            <text:p>-119.945906683792</text:p>
          </table:table-cell>
          <table:table-cell table:style-name="Default" office:value-type="float" office:value="-0.00147331930709984" calcext:value-type="float">
            <text:p>-0.0014733193071</text:p>
          </table:table-cell>
          <table:table-cell table:style-name="Default" office:value-type="float" office:value="-20.7624475191846" calcext:value-type="float">
            <text:p>-20.7624475191846</text:p>
          </table:table-cell>
          <table:table-cell table:style-name="Default" office:value-type="float" office:value="-0.00102474626094798" calcext:value-type="float">
            <text:p>-0.001024746260948</text:p>
          </table:table-cell>
          <table:table-cell table:style-name="Default" office:value-type="float" office:value="-20.7544113244077" calcext:value-type="float">
            <text:p>-20.7544113244077</text:p>
          </table:table-cell>
          <table:table-cell table:style-name="Default" office:value-type="float" office:value="-76.2311857281039" calcext:value-type="float">
            <text:p>-76.2311857281039</text:p>
          </table:table-cell>
          <table:table-cell table:style-name="Default" office:value-type="float" office:value="-153.142454700932" calcext:value-type="float">
            <text:p>-153.142454700932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2]*0.1" office:value-type="float" office:value="-12.928579797069" calcext:value-type="float">
            <text:p>-12.928579797069</text:p>
          </table:table-cell>
          <table:table-cell table:style-name="ce1" table:formula="of:=[.M172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2]+360*[.O172]" office:value-type="float" office:value="-20.753057470156" calcext:value-type="float">
            <text:p>-20.753057470156</text:p>
          </table:table-cell>
          <table:table-cell table:style-name="ce1" table:formula="of:=ABS(([.P172]-[.F172])/[.P172])" office:value-type="float" office:value="0.000452465813390711" calcext:value-type="float">
            <text:p>0.00045246581339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579818034692" calcext:value-type="float">
            <text:p>-71.4579818034692</text:p>
          </table:table-cell>
          <table:table-cell table:style-name="Default" office:value-type="float" office:value="-120.322271783927" calcext:value-type="float">
            <text:p>-120.322271783927</text:p>
          </table:table-cell>
          <table:table-cell table:style-name="Default" office:value-type="float" office:value="-0.00147331973815886" calcext:value-type="float">
            <text:p>-0.001473319738159</text:p>
          </table:table-cell>
          <table:table-cell table:style-name="Default" office:value-type="float" office:value="-20.7625258662974" calcext:value-type="float">
            <text:p>-20.7625258662974</text:p>
          </table:table-cell>
          <table:table-cell table:style-name="Default" office:value-type="float" office:value="-0.00102474456839603" calcext:value-type="float">
            <text:p>-0.001024744568396</text:p>
          </table:table-cell>
          <table:table-cell table:style-name="Default" office:value-type="float" office:value="-20.754489706678" calcext:value-type="float">
            <text:p>-20.754489706678</text:p>
          </table:table-cell>
          <table:table-cell table:style-name="Default" office:value-type="float" office:value="-76.3028682287001" calcext:value-type="float">
            <text:p>-76.3028682287001</text:p>
          </table:table-cell>
          <table:table-cell table:style-name="Default" office:value-type="float" office:value="-152.685481799676" calcext:value-type="float">
            <text:p>-152.68548179967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3]*0.1" office:value-type="float" office:value="-12.928579797069" calcext:value-type="float">
            <text:p>-12.928579797069</text:p>
          </table:table-cell>
          <table:table-cell table:style-name="ce1" table:formula="of:=[.M173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3]+360*[.O173]" office:value-type="float" office:value="-20.753057470156" calcext:value-type="float">
            <text:p>-20.753057470156</text:p>
          </table:table-cell>
          <table:table-cell table:style-name="ce1" table:formula="of:=ABS(([.P173]-[.F173])/[.P173])" office:value-type="float" office:value="0.000456241021593651" calcext:value-type="float">
            <text:p>0.00045624102159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616773789056" calcext:value-type="float">
            <text:p>-71.4616773789056</text:p>
          </table:table-cell>
          <table:table-cell table:style-name="Default" office:value-type="float" office:value="-120.030839405047" calcext:value-type="float">
            <text:p>-120.030839405047</text:p>
          </table:table-cell>
          <table:table-cell table:style-name="Default" office:value-type="float" office:value="-0.00147725351207402" calcext:value-type="float">
            <text:p>-0.001477253512074</text:p>
          </table:table-cell>
          <table:table-cell table:style-name="Default" office:value-type="float" office:value="-20.7627013769199" calcext:value-type="float">
            <text:p>-20.7627013769199</text:p>
          </table:table-cell>
          <table:table-cell table:style-name="Default" office:value-type="float" office:value="-0.00102429316879781" calcext:value-type="float">
            <text:p>-0.001024293168798</text:p>
          </table:table-cell>
          <table:table-cell table:style-name="Default" office:value-type="float" office:value="-20.7546408524288" calcext:value-type="float">
            <text:p>-20.7546408524288</text:p>
          </table:table-cell>
          <table:table-cell table:style-name="Default" office:value-type="float" office:value="-76.2463942722995" calcext:value-type="float">
            <text:p>-76.2463942722995</text:p>
          </table:table-cell>
          <table:table-cell table:style-name="Default" office:value-type="float" office:value="-152.988121343773" calcext:value-type="float">
            <text:p>-152.988121343773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4]*0.1" office:value-type="float" office:value="-12.928579797069" calcext:value-type="float">
            <text:p>-12.928579797069</text:p>
          </table:table-cell>
          <table:table-cell table:style-name="ce1" table:formula="of:=[.M174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4]+360*[.O174]" office:value-type="float" office:value="-20.753057470156" calcext:value-type="float">
            <text:p>-20.753057470156</text:p>
          </table:table-cell>
          <table:table-cell table:style-name="ce1" table:formula="of:=ABS(([.P174]-[.F174])/[.P174])" office:value-type="float" office:value="0.000464698118710719" calcext:value-type="float">
            <text:p>0.000464698118711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4791389843843" calcext:value-type="float">
            <text:p>-71.4791389843843</text:p>
          </table:table-cell>
          <table:table-cell table:style-name="Default" office:value-type="float" office:value="-119.677205597513" calcext:value-type="float">
            <text:p>-119.677205597513</text:p>
          </table:table-cell>
          <table:table-cell table:style-name="Default" office:value-type="float" office:value="-0.00147725224068134" calcext:value-type="float">
            <text:p>-0.001477252240681</text:p>
          </table:table-cell>
          <table:table-cell table:style-name="Default" office:value-type="float" office:value="-20.7627572211647" calcext:value-type="float">
            <text:p>-20.7627572211647</text:p>
          </table:table-cell>
          <table:table-cell table:style-name="Default" office:value-type="float" office:value="-0.00102429443043734" calcext:value-type="float">
            <text:p>-0.001024294430437</text:p>
          </table:table-cell>
          <table:table-cell table:style-name="Default" office:value-type="float" office:value="-20.754696661176" calcext:value-type="float">
            <text:p>-20.754696661176</text:p>
          </table:table-cell>
          <table:table-cell table:style-name="Default" office:value-type="float" office:value="-76.1925770488726" calcext:value-type="float">
            <text:p>-76.1925770488726</text:p>
          </table:table-cell>
          <table:table-cell table:style-name="Default" office:value-type="float" office:value="-153.523703389489" calcext:value-type="float">
            <text:p>-153.523703389489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5]*0.1" office:value-type="float" office:value="-12.928579797069" calcext:value-type="float">
            <text:p>-12.928579797069</text:p>
          </table:table-cell>
          <table:table-cell table:style-name="ce1" table:formula="of:=[.M175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5]+360*[.O175]" office:value-type="float" office:value="-20.753057470156" calcext:value-type="float">
            <text:p>-20.753057470156</text:p>
          </table:table-cell>
          <table:table-cell table:style-name="ce1" table:formula="of:=ABS(([.P175]-[.F175])/[.P175])" office:value-type="float" office:value="0.000467389011119323" calcext:value-type="float">
            <text:p>0.000467389011119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71.5762737908923" calcext:value-type="float">
            <text:p>-71.5762737908923</text:p>
          </table:table-cell>
          <table:table-cell table:style-name="Default" office:value-type="float" office:value="-119.204960441845" calcext:value-type="float">
            <text:p>-119.204960441845</text:p>
          </table:table-cell>
          <table:table-cell table:style-name="Default" office:value-type="float" office:value="-0.00147724546271066" calcext:value-type="float">
            <text:p>-0.001477245462711</text:p>
          </table:table-cell>
          <table:table-cell table:style-name="Default" office:value-type="float" office:value="-20.7628933420295" calcext:value-type="float">
            <text:p>-20.7628933420295</text:p>
          </table:table-cell>
          <table:table-cell table:style-name="Default" office:value-type="float" office:value="-0.00102429430145201" calcext:value-type="float">
            <text:p>-0.001024294301452</text:p>
          </table:table-cell>
          <table:table-cell table:style-name="Default" office:value-type="float" office:value="-20.7548327211732" calcext:value-type="float">
            <text:p>-20.7548327211732</text:p>
          </table:table-cell>
          <table:table-cell table:style-name="Default" office:value-type="float" office:value="-76.1979604276941" calcext:value-type="float">
            <text:p>-76.1979604276941</text:p>
          </table:table-cell>
          <table:table-cell table:style-name="Default" office:value-type="float" office:value="-154.88560202956" calcext:value-type="float">
            <text:p>-154.88560202956</text:p>
          </table:table-cell>
          <table:table-cell/>
          <table:table-cell table:style-name="ce1" office:value-type="float" office:value="129.28579797069" calcext:value-type="float">
            <text:p>129.28579797069</text:p>
          </table:table-cell>
          <table:table-cell table:style-name="ce1" table:formula="of:=-[.L176]*0.1" office:value-type="float" office:value="-12.928579797069" calcext:value-type="float">
            <text:p>-12.928579797069</text:p>
          </table:table-cell>
          <table:table-cell table:style-name="ce1" table:formula="of:=[.M176]*180/PI()" office:value-type="float" office:value="-740.753057470156" calcext:value-type="float">
            <text:p>-740.75305747015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76]+360*[.O176]" office:value-type="float" office:value="-20.753057470156" calcext:value-type="float">
            <text:p>-20.753057470156</text:p>
          </table:table-cell>
          <table:table-cell table:style-name="ce1" table:formula="of:=ABS(([.P176]-[.F176])/[.P176])" office:value-type="float" office:value="0.000473948086330013" calcext:value-type="float">
            <text:p>0.00047394808633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|S11|</text:p>
          </table:table-cell>
          <table:table-cell table:number-columns-repeated="12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>
            <draw:frame table:end-cell-address="Sheet1.S202" table:end-x="0.8472in" table:end-y="0.0138in" draw:z-index="4" draw:style-name="gr1" draw:text-style-name="P1" svg:width="6.7075in" svg:height="3.7705in" svg:x="0.048in" svg:y="0.1547in">
              <draw:object draw:notify-on-update-of-ranges="Sheet1.A153:Sheet1.A176 Sheet1.D177:Sheet1.D177 Sheet1.C153:Sheet1.C176 Sheet1.A153:Sheet1.A176 Sheet1.Q177:Sheet1.Q177 Sheet1.Q153:Sheet1.Q17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519" calcext:value-type="float">
            <text:p>6519</text:p>
          </table:table-cell>
          <table:table-cell office:value-type="float" office:value="0.738597" calcext:value-type="float">
            <text:p>0.738597</text:p>
          </table:table-cell>
          <table:table-cell office:value-type="float" office:value="2.47805" calcext:value-type="float">
            <text:p>2.47805</text:p>
          </table:table-cell>
          <table:table-cell office:value-type="float" office:value="0.550614" calcext:value-type="float">
            <text:p>0.550614</text:p>
          </table:table-cell>
          <table:table-cell office:value-type="float" office:value="0.609605" calcext:value-type="float">
            <text:p>0.609605</text:p>
          </table:table-cell>
          <table:table-cell office:value-type="float" office:value="0.00182119" calcext:value-type="float">
            <text:p>0.00182119</text:p>
          </table:table-cell>
          <table:table-cell/>
          <table:table-cell table:style-name="Default" table:formula="of:=SUM([.E181:.I181])" office:value-type="float" office:value="3.64009019" calcext:value-type="float">
            <text:p>3.64009019</text:p>
          </table:table-cell>
          <table:table-cell table:style-name="Default" table:formula="of:=[.J181]" office:value-type="float" office:value="3.64009019" calcext:value-type="float">
            <text:p>3.6400901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8157" calcext:value-type="float">
            <text:p>8157</text:p>
          </table:table-cell>
          <table:table-cell office:value-type="float" office:value="0.799486" calcext:value-type="float">
            <text:p>0.799486</text:p>
          </table:table-cell>
          <table:table-cell office:value-type="float" office:value="3.88704" calcext:value-type="float">
            <text:p>3.88704</text:p>
          </table:table-cell>
          <table:table-cell office:value-type="float" office:value="0.562486" calcext:value-type="float">
            <text:p>0.562486</text:p>
          </table:table-cell>
          <table:table-cell office:value-type="float" office:value="0.818142" calcext:value-type="float">
            <text:p>0.818142</text:p>
          </table:table-cell>
          <table:table-cell office:value-type="float" office:value="0.00216694" calcext:value-type="float">
            <text:p>0.00216694</text:p>
          </table:table-cell>
          <table:table-cell office:value-type="float" office:value="0.0938461" calcext:value-type="float">
            <text:p>0.0938461</text:p>
          </table:table-cell>
          <table:table-cell table:style-name="Default" table:formula="of:=SUM([.E182:.I182])" office:value-type="float" office:value="5.36368104" calcext:value-type="float">
            <text:p>5.36368104</text:p>
          </table:table-cell>
          <table:table-cell table:style-name="Default" table:formula="of:=[.K181]+[.J182]" office:value-type="float" office:value="9.00377123" calcext:value-type="float">
            <text:p>9.0037712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9201" calcext:value-type="float">
            <text:p>9201</text:p>
          </table:table-cell>
          <table:table-cell office:value-type="float" office:value="0.817316" calcext:value-type="float">
            <text:p>0.817316</text:p>
          </table:table-cell>
          <table:table-cell office:value-type="float" office:value="4.99797" calcext:value-type="float">
            <text:p>4.99797</text:p>
          </table:table-cell>
          <table:table-cell office:value-type="float" office:value="0.538412" calcext:value-type="float">
            <text:p>0.538412</text:p>
          </table:table-cell>
          <table:table-cell office:value-type="float" office:value="0.951115" calcext:value-type="float">
            <text:p>0.951115</text:p>
          </table:table-cell>
          <table:table-cell office:value-type="float" office:value="0.00263398" calcext:value-type="float">
            <text:p>0.00263398</text:p>
          </table:table-cell>
          <table:table-cell office:value-type="float" office:value="0.0788106" calcext:value-type="float">
            <text:p>0.0788106</text:p>
          </table:table-cell>
          <table:table-cell table:style-name="Default" table:formula="of:=SUM([.E183:.I183])" office:value-type="float" office:value="6.56894158" calcext:value-type="float">
            <text:p>6.56894158</text:p>
          </table:table-cell>
          <table:table-cell table:style-name="Default" table:formula="of:=[.K182]+[.J183]" office:value-type="float" office:value="15.57271281" calcext:value-type="float">
            <text:p>15.5727128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11289" calcext:value-type="float">
            <text:p>11289</text:p>
          </table:table-cell>
          <table:table-cell office:value-type="float" office:value="0.888853" calcext:value-type="float">
            <text:p>0.888853</text:p>
          </table:table-cell>
          <table:table-cell office:value-type="float" office:value="6.87026" calcext:value-type="float">
            <text:p>6.87026</text:p>
          </table:table-cell>
          <table:table-cell office:value-type="float" office:value="0.561564" calcext:value-type="float">
            <text:p>0.561564</text:p>
          </table:table-cell>
          <table:table-cell office:value-type="float" office:value="1.22388" calcext:value-type="float">
            <text:p>1.22388</text:p>
          </table:table-cell>
          <table:table-cell office:value-type="float" office:value="0.0030446" calcext:value-type="float">
            <text:p>0.0030446</text:p>
          </table:table-cell>
          <table:table-cell office:value-type="float" office:value="0.025273" calcext:value-type="float">
            <text:p>0.025273</text:p>
          </table:table-cell>
          <table:table-cell table:style-name="Default" table:formula="of:=SUM([.E184:.I184])" office:value-type="float" office:value="8.6840216" calcext:value-type="float">
            <text:p>8.6840216</text:p>
          </table:table-cell>
          <table:table-cell table:style-name="Default" table:formula="of:=[.K183]+[.J184]" office:value-type="float" office:value="24.25673441" calcext:value-type="float">
            <text:p>24.2567344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12222" calcext:value-type="float">
            <text:p>12222</text:p>
          </table:table-cell>
          <table:table-cell office:value-type="float" office:value="0.917546" calcext:value-type="float">
            <text:p>0.917546</text:p>
          </table:table-cell>
          <table:table-cell office:value-type="float" office:value="7.79904" calcext:value-type="float">
            <text:p>7.79904</text:p>
          </table:table-cell>
          <table:table-cell office:value-type="float" office:value="0.571511" calcext:value-type="float">
            <text:p>0.571511</text:p>
          </table:table-cell>
          <table:table-cell office:value-type="float" office:value="1.35626" calcext:value-type="float">
            <text:p>1.35626</text:p>
          </table:table-cell>
          <table:table-cell office:value-type="float" office:value="0.00345431" calcext:value-type="float">
            <text:p>0.00345431</text:p>
          </table:table-cell>
          <table:table-cell office:value-type="float" office:value="0.0461638" calcext:value-type="float">
            <text:p>0.0461638</text:p>
          </table:table-cell>
          <table:table-cell table:style-name="Default" table:formula="of:=SUM([.E185:.I185])" office:value-type="float" office:value="9.77642911" calcext:value-type="float">
            <text:p>9.77642911</text:p>
          </table:table-cell>
          <table:table-cell table:style-name="Default" table:formula="of:=[.K184]+[.J185]" office:value-type="float" office:value="34.03316352" calcext:value-type="float">
            <text:p>34.0331635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1" calcext:value-type="float">
            <text:p>681</text:p>
          </table:table-cell>
          <table:table-cell office:value-type="float" office:value="14217" calcext:value-type="float">
            <text:p>14217</text:p>
          </table:table-cell>
          <table:table-cell office:value-type="float" office:value="0.987358" calcext:value-type="float">
            <text:p>0.987358</text:p>
          </table:table-cell>
          <table:table-cell office:value-type="float" office:value="12.5631" calcext:value-type="float">
            <text:p>12.5631</text:p>
          </table:table-cell>
          <table:table-cell office:value-type="float" office:value="0.528704" calcext:value-type="float">
            <text:p>0.528704</text:p>
          </table:table-cell>
          <table:table-cell office:value-type="float" office:value="1.65586" calcext:value-type="float">
            <text:p>1.65586</text:p>
          </table:table-cell>
          <table:table-cell office:value-type="float" office:value="0.00399563" calcext:value-type="float">
            <text:p>0.00399563</text:p>
          </table:table-cell>
          <table:table-cell office:value-type="float" office:value="0.0125667" calcext:value-type="float">
            <text:p>0.0125667</text:p>
          </table:table-cell>
          <table:table-cell table:style-name="Default" table:formula="of:=SUM([.E186:.I186])" office:value-type="float" office:value="14.76422633" calcext:value-type="float">
            <text:p>14.76422633</text:p>
          </table:table-cell>
          <table:table-cell table:style-name="Default" table:formula="of:=[.K185]+[.J186]" office:value-type="float" office:value="48.79738985" calcext:value-type="float">
            <text:p>48.7973898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3" calcext:value-type="float">
            <text:p>743</text:p>
          </table:table-cell>
          <table:table-cell office:value-type="float" office:value="15408" calcext:value-type="float">
            <text:p>15408</text:p>
          </table:table-cell>
          <table:table-cell office:value-type="float" office:value="1.00558" calcext:value-type="float">
            <text:p>1.00558</text:p>
          </table:table-cell>
          <table:table-cell office:value-type="float" office:value="14.8629" calcext:value-type="float">
            <text:p>14.8629</text:p>
          </table:table-cell>
          <table:table-cell office:value-type="float" office:value="0.520287" calcext:value-type="float">
            <text:p>0.520287</text:p>
          </table:table-cell>
          <table:table-cell office:value-type="float" office:value="1.89726" calcext:value-type="float">
            <text:p>1.89726</text:p>
          </table:table-cell>
          <table:table-cell office:value-type="float" office:value="0.00433676" calcext:value-type="float">
            <text:p>0.00433676</text:p>
          </table:table-cell>
          <table:table-cell office:value-type="float" office:value="0.039193" calcext:value-type="float">
            <text:p>0.039193</text:p>
          </table:table-cell>
          <table:table-cell table:style-name="Default" table:formula="of:=SUM([.E187:.I187])" office:value-type="float" office:value="17.32397676" calcext:value-type="float">
            <text:p>17.32397676</text:p>
          </table:table-cell>
          <table:table-cell table:style-name="Default" table:formula="of:=[.K186]+[.J187]" office:value-type="float" office:value="66.12136661" calcext:value-type="float">
            <text:p>66.1213666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7" calcext:value-type="float">
            <text:p>817</text:p>
          </table:table-cell>
          <table:table-cell office:value-type="float" office:value="16842" calcext:value-type="float">
            <text:p>16842</text:p>
          </table:table-cell>
          <table:table-cell office:value-type="float" office:value="1.0408" calcext:value-type="float">
            <text:p>1.0408</text:p>
          </table:table-cell>
          <table:table-cell office:value-type="float" office:value="17.7425" calcext:value-type="float">
            <text:p>17.7425</text:p>
          </table:table-cell>
          <table:table-cell office:value-type="float" office:value="0.556986" calcext:value-type="float">
            <text:p>0.556986</text:p>
          </table:table-cell>
          <table:table-cell office:value-type="float" office:value="2.06181" calcext:value-type="float">
            <text:p>2.06181</text:p>
          </table:table-cell>
          <table:table-cell office:value-type="float" office:value="0.00511312" calcext:value-type="float">
            <text:p>0.00511312</text:p>
          </table:table-cell>
          <table:table-cell office:value-type="float" office:value="0.0379464" calcext:value-type="float">
            <text:p>0.0379464</text:p>
          </table:table-cell>
          <table:table-cell table:style-name="Default" table:formula="of:=SUM([.E188:.I188])" office:value-type="float" office:value="20.40435552" calcext:value-type="float">
            <text:p>20.40435552</text:p>
          </table:table-cell>
          <table:table-cell table:style-name="Default" table:formula="of:=[.K187]+[.J188]" office:value-type="float" office:value="86.52572213" calcext:value-type="float">
            <text:p>86.5257221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0" calcext:value-type="float">
            <text:p>910</text:p>
          </table:table-cell>
          <table:table-cell office:value-type="float" office:value="18633" calcext:value-type="float">
            <text:p>18633</text:p>
          </table:table-cell>
          <table:table-cell office:value-type="float" office:value="1.10284" calcext:value-type="float">
            <text:p>1.10284</text:p>
          </table:table-cell>
          <table:table-cell office:value-type="float" office:value="19.8732" calcext:value-type="float">
            <text:p>19.8732</text:p>
          </table:table-cell>
          <table:table-cell office:value-type="float" office:value="0.58812" calcext:value-type="float">
            <text:p>0.58812</text:p>
          </table:table-cell>
          <table:table-cell office:value-type="float" office:value="2.37046" calcext:value-type="float">
            <text:p>2.37046</text:p>
          </table:table-cell>
          <table:table-cell office:value-type="float" office:value="0.00561697" calcext:value-type="float">
            <text:p>0.00561697</text:p>
          </table:table-cell>
          <table:table-cell office:value-type="float" office:value="0.850776" calcext:value-type="float">
            <text:p>0.850776</text:p>
          </table:table-cell>
          <table:table-cell table:style-name="Default" table:formula="of:=SUM([.E189:.I189])" office:value-type="float" office:value="23.68817297" calcext:value-type="float">
            <text:p>23.68817297</text:p>
          </table:table-cell>
          <table:table-cell table:style-name="Default" table:formula="of:=[.K188]+[.J189]" office:value-type="float" office:value="110.2138951" calcext:value-type="float">
            <text:p>110.213895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1" calcext:value-type="float">
            <text:p>1021</text:p>
          </table:table-cell>
          <table:table-cell office:value-type="float" office:value="20796" calcext:value-type="float">
            <text:p>20796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26.4087" calcext:value-type="float">
            <text:p>26.4087</text:p>
          </table:table-cell>
          <table:table-cell office:value-type="float" office:value="0.557494" calcext:value-type="float">
            <text:p>0.557494</text:p>
          </table:table-cell>
          <table:table-cell office:value-type="float" office:value="2.84784" calcext:value-type="float">
            <text:p>2.84784</text:p>
          </table:table-cell>
          <table:table-cell office:value-type="float" office:value="0.00695245" calcext:value-type="float">
            <text:p>0.00695245</text:p>
          </table:table-cell>
          <table:table-cell office:value-type="float" office:value="0.0206284" calcext:value-type="float">
            <text:p>0.0206284</text:p>
          </table:table-cell>
          <table:table-cell table:style-name="Default" table:formula="of:=SUM([.E190:.I190])" office:value-type="float" office:value="29.84161485" calcext:value-type="float">
            <text:p>29.84161485</text:p>
          </table:table-cell>
          <table:table-cell table:style-name="Default" table:formula="of:=[.K189]+[.J190]" office:value-type="float" office:value="140.05550995" calcext:value-type="float">
            <text:p>140.055509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4" calcext:value-type="float">
            <text:p>1174</text:p>
          </table:table-cell>
          <table:table-cell office:value-type="float" office:value="23769" calcext:value-type="float">
            <text:p>23769</text:p>
          </table:table-cell>
          <table:table-cell office:value-type="float" office:value="1.24359" calcext:value-type="float">
            <text:p>1.24359</text:p>
          </table:table-cell>
          <table:table-cell office:value-type="float" office:value="32.8642" calcext:value-type="float">
            <text:p>32.8642</text:p>
          </table:table-cell>
          <table:table-cell office:value-type="float" office:value="0.553628" calcext:value-type="float">
            <text:p>0.553628</text:p>
          </table:table-cell>
          <table:table-cell office:value-type="float" office:value="3.49563" calcext:value-type="float">
            <text:p>3.49563</text:p>
          </table:table-cell>
          <table:table-cell office:value-type="float" office:value="0.00781588" calcext:value-type="float">
            <text:p>0.00781588</text:p>
          </table:table-cell>
          <table:table-cell office:value-type="float" office:value="0.0160377" calcext:value-type="float">
            <text:p>0.0160377</text:p>
          </table:table-cell>
          <table:table-cell table:style-name="Default" table:formula="of:=SUM([.E191:.I191])" office:value-type="float" office:value="36.93731158" calcext:value-type="float">
            <text:p>36.93731158</text:p>
          </table:table-cell>
          <table:table-cell table:style-name="Default" table:formula="of:=[.K190]+[.J191]" office:value-type="float" office:value="176.99282153" calcext:value-type="float">
            <text:p>176.9928215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  <table:table-cell office:value-type="float" office:value="24756" calcext:value-type="float">
            <text:p>24756</text:p>
          </table:table-cell>
          <table:table-cell office:value-type="float" office:value="1.27604" calcext:value-type="float">
            <text:p>1.27604</text:p>
          </table:table-cell>
          <table:table-cell office:value-type="float" office:value="36.1319" calcext:value-type="float">
            <text:p>36.1319</text:p>
          </table:table-cell>
          <table:table-cell office:value-type="float" office:value="0.5912" calcext:value-type="float">
            <text:p>0.5912</text:p>
          </table:table-cell>
          <table:table-cell office:value-type="float" office:value="3.77159" calcext:value-type="float">
            <text:p>3.77159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0.0198145" calcext:value-type="float">
            <text:p>0.0198145</text:p>
          </table:table-cell>
          <table:table-cell table:style-name="Default" table:formula="of:=SUM([.E192:.I192])" office:value-type="float" office:value="40.5223895" calcext:value-type="float">
            <text:p>40.5223895</text:p>
          </table:table-cell>
          <table:table-cell table:style-name="Default" table:formula="of:=[.K191]+[.J192]" office:value-type="float" office:value="217.51521103" calcext:value-type="float">
            <text:p>217.515211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5" calcext:value-type="float">
            <text:p>1265</text:p>
          </table:table-cell>
          <table:table-cell office:value-type="float" office:value="25509" calcext:value-type="float">
            <text:p>25509</text:p>
          </table:table-cell>
          <table:table-cell office:value-type="float" office:value="1.3137" calcext:value-type="float">
            <text:p>1.3137</text:p>
          </table:table-cell>
          <table:table-cell office:value-type="float" office:value="34.4849" calcext:value-type="float">
            <text:p>34.4849</text:p>
          </table:table-cell>
          <table:table-cell office:value-type="float" office:value="0.587546" calcext:value-type="float">
            <text:p>0.587546</text:p>
          </table:table-cell>
          <table:table-cell office:value-type="float" office:value="3.94954" calcext:value-type="float">
            <text:p>3.94954</text:p>
          </table:table-cell>
          <table:table-cell office:value-type="float" office:value="0.00812936" calcext:value-type="float">
            <text:p>0.00812936</text:p>
          </table:table-cell>
          <table:table-cell office:value-type="float" office:value="0.00255423" calcext:value-type="float">
            <text:p>0.00255423</text:p>
          </table:table-cell>
          <table:table-cell table:style-name="Default" table:formula="of:=SUM([.E193:.I193])" office:value-type="float" office:value="39.03266959" calcext:value-type="float">
            <text:p>39.03266959</text:p>
          </table:table-cell>
          <table:table-cell table:style-name="Default" table:formula="of:=[.K192]+[.J193]" office:value-type="float" office:value="256.54788062" calcext:value-type="float">
            <text:p>256.5478806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0" calcext:value-type="float">
            <text:p>1330</text:p>
          </table:table-cell>
          <table:table-cell office:value-type="float" office:value="26778" calcext:value-type="float">
            <text:p>26778</text:p>
          </table:table-cell>
          <table:table-cell office:value-type="float" office:value="1.36349" calcext:value-type="float">
            <text:p>1.36349</text:p>
          </table:table-cell>
          <table:table-cell office:value-type="float" office:value="42.5961" calcext:value-type="float">
            <text:p>42.5961</text:p>
          </table:table-cell>
          <table:table-cell office:value-type="float" office:value="0.565984" calcext:value-type="float">
            <text:p>0.565984</text:p>
          </table:table-cell>
          <table:table-cell office:value-type="float" office:value="4.19485" calcext:value-type="float">
            <text:p>4.19485</text:p>
          </table:table-cell>
          <table:table-cell office:value-type="float" office:value="0.00856128" calcext:value-type="float">
            <text:p>0.00856128</text:p>
          </table:table-cell>
          <table:table-cell office:value-type="float" office:value="0.00845313" calcext:value-type="float">
            <text:p>0.00845313</text:p>
          </table:table-cell>
          <table:table-cell table:style-name="Default" table:formula="of:=SUM([.E194:.I194])" office:value-type="float" office:value="47.37394841" calcext:value-type="float">
            <text:p>47.37394841</text:p>
          </table:table-cell>
          <table:table-cell table:style-name="Default" table:formula="of:=[.K193]+[.J194]" office:value-type="float" office:value="303.92182903" calcext:value-type="float">
            <text:p>303.9218290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1" calcext:value-type="float">
            <text:p>1351</text:p>
          </table:table-cell>
          <table:table-cell office:value-type="float" office:value="27219" calcext:value-type="float">
            <text:p>27219</text:p>
          </table:table-cell>
          <table:table-cell office:value-type="float" office:value="1.38598" calcext:value-type="float">
            <text:p>1.38598</text:p>
          </table:table-cell>
          <table:table-cell office:value-type="float" office:value="44.2067" calcext:value-type="float">
            <text:p>44.2067</text:p>
          </table:table-cell>
          <table:table-cell office:value-type="float" office:value="0.560681" calcext:value-type="float">
            <text:p>0.560681</text:p>
          </table:table-cell>
          <table:table-cell office:value-type="float" office:value="4.1233" calcext:value-type="float">
            <text:p>4.1233</text:p>
          </table:table-cell>
          <table:table-cell office:value-type="float" office:value="0.00874585" calcext:value-type="float">
            <text:p>0.00874585</text:p>
          </table:table-cell>
          <table:table-cell office:value-type="float" office:value="0.371224" calcext:value-type="float">
            <text:p>0.371224</text:p>
          </table:table-cell>
          <table:table-cell table:style-name="Default" table:formula="of:=SUM([.E195:.I195])" office:value-type="float" office:value="49.27065085" calcext:value-type="float">
            <text:p>49.27065085</text:p>
          </table:table-cell>
          <table:table-cell table:style-name="Default" table:formula="of:=[.K194]+[.J195]" office:value-type="float" office:value="353.19247988" calcext:value-type="float">
            <text:p>353.1924798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2" calcext:value-type="float">
            <text:p>1372</text:p>
          </table:table-cell>
          <table:table-cell office:value-type="float" office:value="27660" calcext:value-type="float">
            <text:p>27660</text:p>
          </table:table-cell>
          <table:table-cell office:value-type="float" office:value="1.42393" calcext:value-type="float">
            <text:p>1.42393</text:p>
          </table:table-cell>
          <table:table-cell office:value-type="float" office:value="45.0907" calcext:value-type="float">
            <text:p>45.0907</text:p>
          </table:table-cell>
          <table:table-cell office:value-type="float" office:value="0.567233" calcext:value-type="float">
            <text:p>0.567233</text:p>
          </table:table-cell>
          <table:table-cell office:value-type="float" office:value="4.1119" calcext:value-type="float">
            <text:p>4.1119</text:p>
          </table:table-cell>
          <table:table-cell office:value-type="float" office:value="0.00989549" calcext:value-type="float">
            <text:p>0.00989549</text:p>
          </table:table-cell>
          <table:table-cell office:value-type="float" office:value="0.491411" calcext:value-type="float">
            <text:p>0.491411</text:p>
          </table:table-cell>
          <table:table-cell table:style-name="Default" table:formula="of:=SUM([.E196:.I196])" office:value-type="float" office:value="50.27113949" calcext:value-type="float">
            <text:p>50.27113949</text:p>
          </table:table-cell>
          <table:table-cell table:style-name="Default" table:formula="of:=[.K195]+[.J196]" office:value-type="float" office:value="403.46361937" calcext:value-type="float">
            <text:p>403.4636193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4" calcext:value-type="float">
            <text:p>1514</text:p>
          </table:table-cell>
          <table:table-cell office:value-type="float" office:value="30366" calcext:value-type="float">
            <text:p>30366</text:p>
          </table:table-cell>
          <table:table-cell office:value-type="float" office:value="1.49432" calcext:value-type="float">
            <text:p>1.49432</text:p>
          </table:table-cell>
          <table:table-cell office:value-type="float" office:value="56.6428" calcext:value-type="float">
            <text:p>56.6428</text:p>
          </table:table-cell>
          <table:table-cell office:value-type="float" office:value="0.595555" calcext:value-type="float">
            <text:p>0.595555</text:p>
          </table:table-cell>
          <table:table-cell office:value-type="float" office:value="4.96858" calcext:value-type="float">
            <text:p>4.96858</text:p>
          </table:table-cell>
          <table:table-cell office:value-type="float" office:value="0.0104631" calcext:value-type="float">
            <text:p>0.0104631</text:p>
          </table:table-cell>
          <table:table-cell office:value-type="float" office:value="0.0228614" calcext:value-type="float">
            <text:p>0.0228614</text:p>
          </table:table-cell>
          <table:table-cell table:style-name="Default" table:formula="of:=SUM([.E197:.I197])" office:value-type="float" office:value="62.2402595" calcext:value-type="float">
            <text:p>62.2402595</text:p>
          </table:table-cell>
          <table:table-cell table:style-name="Default" table:formula="of:=[.K196]+[.J197]" office:value-type="float" office:value="465.70387887" calcext:value-type="float">
            <text:p>465.7038788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9" calcext:value-type="float">
            <text:p>1579</text:p>
          </table:table-cell>
          <table:table-cell office:value-type="float" office:value="31644" calcext:value-type="float">
            <text:p>31644</text:p>
          </table:table-cell>
          <table:table-cell office:value-type="float" office:value="1.55391" calcext:value-type="float">
            <text:p>1.55391</text:p>
          </table:table-cell>
          <table:table-cell office:value-type="float" office:value="62.2596" calcext:value-type="float">
            <text:p>62.2596</text:p>
          </table:table-cell>
          <table:table-cell office:value-type="float" office:value="0.599414" calcext:value-type="float">
            <text:p>0.599414</text:p>
          </table:table-cell>
          <table:table-cell office:value-type="float" office:value="5.15082" calcext:value-type="float">
            <text:p>5.15082</text:p>
          </table:table-cell>
          <table:table-cell office:value-type="float" office:value="0.0118629" calcext:value-type="float">
            <text:p>0.0118629</text:p>
          </table:table-cell>
          <table:table-cell office:value-type="float" office:value="0.0729743" calcext:value-type="float">
            <text:p>0.0729743</text:p>
          </table:table-cell>
          <table:table-cell table:style-name="Default" table:formula="of:=SUM([.E198:.I198])" office:value-type="float" office:value="68.0946712" calcext:value-type="float">
            <text:p>68.0946712</text:p>
          </table:table-cell>
          <table:table-cell table:style-name="Default" table:formula="of:=[.K197]+[.J198]" office:value-type="float" office:value="533.79855007" calcext:value-type="float">
            <text:p>533.7985500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24" calcext:value-type="float">
            <text:p>1824</text:p>
          </table:table-cell>
          <table:table-cell office:value-type="float" office:value="36375" calcext:value-type="float">
            <text:p>36375</text:p>
          </table:table-cell>
          <table:table-cell office:value-type="float" office:value="1.65469" calcext:value-type="float">
            <text:p>1.65469</text:p>
          </table:table-cell>
          <table:table-cell office:value-type="float" office:value="80.3194" calcext:value-type="float">
            <text:p>80.3194</text:p>
          </table:table-cell>
          <table:table-cell office:value-type="float" office:value="0.601313" calcext:value-type="float">
            <text:p>0.601313</text:p>
          </table:table-cell>
          <table:table-cell office:value-type="float" office:value="6.2353" calcext:value-type="float">
            <text:p>6.2353</text:p>
          </table:table-cell>
          <table:table-cell office:value-type="float" office:value="0.0142441" calcext:value-type="float">
            <text:p>0.0142441</text:p>
          </table:table-cell>
          <table:table-cell office:value-type="float" office:value="0.0548452" calcext:value-type="float">
            <text:p>0.0548452</text:p>
          </table:table-cell>
          <table:table-cell table:style-name="Default" table:formula="of:=SUM([.E199:.I199])" office:value-type="float" office:value="87.2251023" calcext:value-type="float">
            <text:p>87.2251023</text:p>
          </table:table-cell>
          <table:table-cell table:style-name="Default" table:formula="of:=[.K198]+[.J199]" office:value-type="float" office:value="621.02365237" calcext:value-type="float">
            <text:p>621.0236523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2" calcext:value-type="float">
            <text:p>1902</text:p>
          </table:table-cell>
          <table:table-cell office:value-type="float" office:value="37884" calcext:value-type="float">
            <text:p>37884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89.8769" calcext:value-type="float">
            <text:p>89.8769</text:p>
          </table:table-cell>
          <table:table-cell office:value-type="float" office:value="0.571977" calcext:value-type="float">
            <text:p>0.571977</text:p>
          </table:table-cell>
          <table:table-cell office:value-type="float" office:value="6.93577" calcext:value-type="float">
            <text:p>6.93577</text:p>
          </table:table-cell>
          <table:table-cell office:value-type="float" office:value="0.0144656" calcext:value-type="float">
            <text:p>0.0144656</text:p>
          </table:table-cell>
          <table:table-cell office:value-type="float" office:value="0.0507614" calcext:value-type="float">
            <text:p>0.0507614</text:p>
          </table:table-cell>
          <table:table-cell table:style-name="Default" table:formula="of:=SUM([.E200:.I200])" office:value-type="float" office:value="97.449874" calcext:value-type="float">
            <text:p>97.449874</text:p>
          </table:table-cell>
          <table:table-cell table:style-name="Default" table:formula="of:=[.K199]+[.J200]" office:value-type="float" office:value="718.47352637" calcext:value-type="float">
            <text:p>718.4735263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4" calcext:value-type="float">
            <text:p>1974</text:p>
          </table:table-cell>
          <table:table-cell office:value-type="float" office:value="39237" calcext:value-type="float">
            <text:p>39237</text:p>
          </table:table-cell>
          <table:table-cell office:value-type="float" office:value="1.75025" calcext:value-type="float">
            <text:p>1.75025</text:p>
          </table:table-cell>
          <table:table-cell office:value-type="float" office:value="98.2747" calcext:value-type="float">
            <text:p>98.2747</text:p>
          </table:table-cell>
          <table:table-cell office:value-type="float" office:value="0.569083" calcext:value-type="float">
            <text:p>0.569083</text:p>
          </table:table-cell>
          <table:table-cell office:value-type="float" office:value="7.45768" calcext:value-type="float">
            <text:p>7.45768</text:p>
          </table:table-cell>
          <table:table-cell office:value-type="float" office:value="0.0158236" calcext:value-type="float">
            <text:p>0.0158236</text:p>
          </table:table-cell>
          <table:table-cell office:value-type="float" office:value="0.0082869" calcext:value-type="float">
            <text:p>0.0082869</text:p>
          </table:table-cell>
          <table:table-cell table:style-name="Default" table:formula="of:=SUM([.E201:.I201])" office:value-type="float" office:value="106.3255735" calcext:value-type="float">
            <text:p>106.3255735</text:p>
          </table:table-cell>
          <table:table-cell table:style-name="Default" table:formula="of:=[.K200]+[.J201]" office:value-type="float" office:value="824.79909987" calcext:value-type="float">
            <text:p>824.7990998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37" calcext:value-type="float">
            <text:p>2137</text:p>
          </table:table-cell>
          <table:table-cell office:value-type="float" office:value="42318" calcext:value-type="float">
            <text:p>42318</text:p>
          </table:table-cell>
          <table:table-cell office:value-type="float" office:value="1.80686" calcext:value-type="float">
            <text:p>1.80686</text:p>
          </table:table-cell>
          <table:table-cell office:value-type="float" office:value="131.426" calcext:value-type="float">
            <text:p>131.426</text:p>
          </table:table-cell>
          <table:table-cell office:value-type="float" office:value="0.603227" calcext:value-type="float">
            <text:p>0.603227</text:p>
          </table:table-cell>
          <table:table-cell office:value-type="float" office:value="9.51746" calcext:value-type="float">
            <text:p>9.51746</text:p>
          </table:table-cell>
          <table:table-cell office:value-type="float" office:value="0.0171922" calcext:value-type="float">
            <text:p>0.0171922</text:p>
          </table:table-cell>
          <table:table-cell office:value-type="float" office:value="0.00648071" calcext:value-type="float">
            <text:p>0.00648071</text:p>
          </table:table-cell>
          <table:table-cell table:style-name="Default" table:formula="of:=SUM([.E202:.I202])" office:value-type="float" office:value="141.57035991" calcext:value-type="float">
            <text:p>141.57035991</text:p>
          </table:table-cell>
          <table:table-cell table:style-name="Default" table:formula="of:=[.K201]+[.J202]" office:value-type="float" office:value="966.36945978" calcext:value-type="float">
            <text:p>966.369459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0" calcext:value-type="float">
            <text:p>2200</text:p>
          </table:table-cell>
          <table:table-cell office:value-type="float" office:value="43539" calcext:value-type="float">
            <text:p>43539</text:p>
          </table:table-cell>
          <table:table-cell office:value-type="float" office:value="1.8891" calcext:value-type="float">
            <text:p>1.8891</text:p>
          </table:table-cell>
          <table:table-cell office:value-type="float" office:value="142.162" calcext:value-type="float">
            <text:p>142.162</text:p>
          </table:table-cell>
          <table:table-cell office:value-type="float" office:value="0.577611" calcext:value-type="float">
            <text:p>0.577611</text:p>
          </table:table-cell>
          <table:table-cell office:value-type="float" office:value="10.2811" calcext:value-type="float">
            <text:p>10.2811</text:p>
          </table:table-cell>
          <table:table-cell office:value-type="float" office:value="0.0211137" calcext:value-type="float">
            <text:p>0.0211137</text:p>
          </table:table-cell>
          <table:table-cell office:value-type="float" office:value="0.00617678" calcext:value-type="float">
            <text:p>0.00617678</text:p>
          </table:table-cell>
          <table:table-cell table:style-name="Default" table:formula="of:=SUM([.E203:.I203])" office:value-type="float" office:value="153.04800148" calcext:value-type="float">
            <text:p>153.04800148</text:p>
          </table:table-cell>
          <table:table-cell table:style-name="Default" table:formula="of:=[.K202]+[.J203]" office:value-type="float" office:value="1119.41746126" calcext:value-type="float">
            <text:p>1119.4174612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41" calcext:value-type="float">
            <text:p>2241</text:p>
          </table:table-cell>
          <table:table-cell office:value-type="float" office:value="44331" calcext:value-type="float">
            <text:p>44331</text:p>
          </table:table-cell>
          <table:table-cell office:value-type="float" office:value="2.05377" calcext:value-type="float">
            <text:p>2.05377</text:p>
          </table:table-cell>
          <table:table-cell office:value-type="float" office:value="142.358" calcext:value-type="float">
            <text:p>142.358</text:p>
          </table:table-cell>
          <table:table-cell office:value-type="float" office:value="0.556434" calcext:value-type="float">
            <text:p>0.556434</text:p>
          </table:table-cell>
          <table:table-cell office:value-type="float" office:value="10.5038" calcext:value-type="float">
            <text:p>10.5038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00879293" calcext:value-type="float">
            <text:p>0.00879293</text:p>
          </table:table-cell>
          <table:table-cell table:style-name="Default" table:formula="of:=SUM([.E204:.I204])" office:value-type="float" office:value="153.46950393" calcext:value-type="float">
            <text:p>153.46950393</text:p>
          </table:table-cell>
          <table:table-cell table:style-name="Default" table:formula="of:=[.K203]+[.J204]" office:value-type="float" office:value="1272.88696519" calcext:value-type="float">
            <text:p>1272.8869651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/>
          <table:table-cell>
            <draw:frame table:end-cell-address="Sheet1.T226" table:end-x="0.2437in" table:end-y="0.1185in" draw:z-index="5" draw:style-name="gr1" draw:text-style-name="P1" svg:width="6.711in" svg:height="3.7602in" svg:x="0.3335in" svg:y="0.0917in">
              <draw:object draw:notify-on-update-of-ranges="Sheet1.A181:Sheet1.A204 Sheet1.B181:Sheet1.B204 Sheet1.A181:Sheet1.A204 Sheet1.K205:Sheet1.K205 Sheet1.K181:Sheet1.K20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fo:color="#000000"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9:50:07.01093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17T07:09:04</meta:creation-date>
    <dc:date>2024-04-30T11:19:07.134988374</dc:date>
    <meta:editing-duration>PT3H55M16S</meta:editing-duration>
    <meta:editing-cycles>53</meta:editing-cycles>
    <meta:generator>LibreOffice/6.4.7.2$Linux_X86_64 LibreOffice_project/40$Build-2</meta:generator>
    <meta:document-statistic meta:table-count="3" meta:cell-count="175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loext:try-staggering-first="true" chart:link-data-style-to-source="true" chart:axis-position="-1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60" chart:maximum="-0" chart:origin="-160" chart:reverse-direction="false" text:line-break="false" loext:try-staggering-first="true" chart:link-data-style-to-source="true" chart:axis-position="-14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123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title svg:x="5.443cm" svg:y="0.315cm" chart:style-name="ch2">
          <text:p>P Convergence at 9 GHz</text:p>
        </chart:title>
        <chart:legend chart:legend-position="end" svg:x="12.831cm" svg:y="3.944cm" style:legend-expansion="high" chart:style-name="ch3"/>
        <chart:plot-area chart:style-name="ch4" table:cell-range-address="Sheet1.A21:Sheet1.A26 Sheet1.D29:Sheet1.D29 Sheet1.D21:Sheet1.D26 Sheet1.R29:Sheet1.R29 Sheet1.R21:Sheet1.R26" chart:data-source-has-labels="row" svg:x="1.331cm" svg:y="1.273cm" svg:width="10.299cm" svg:height="6.552cm">
          <chartooo:coordinate-region svg:x="2.243cm" svg:y="1.472cm" svg:width="8.315cm" svg:height="5.707cm"/>
          <chart:axis chart:dimension="x" chart:name="primary-x" chart:style-name="ch5">
            <chart:title svg:x="4.941cm" svg:y="8.004cm" chart:style-name="ch6">
              <text:p>Finite Element Order</text:p>
            </chart:title>
            <chart:grid chart:style-name="ch7" chart:class="major"/>
          </chart:axis>
          <chart:axis chart:dimension="y" chart:name="primary-y" chart:style-name="ch8">
            <chart:title svg:x="0.451cm" svg:y="5.254cm" chart:style-name="ch9">
              <text:p>|S11|, dB</text:p>
            </chart:title>
            <chart:grid chart:style-name="ch7" chart:class="major"/>
          </chart:axis>
          <chart:axis chart:dimension="y" chart:name="secondary-y" chart:style-name="ch10">
            <chart:title svg:x="11.95cm" svg:y="5.466cm" chart:style-name="ch9">
              <text:p>Phase Error</text:p>
            </chart:title>
          </chart:axis>
          <chart:series chart:attached-axis="primary-y" chart:style-name="ch11" chart:values-cell-range-address="Sheet1.D21:Sheet1.D26" chart:label-cell-address="Sheet1.D29:Sheet1.D29" chart:class="chart:scatter">
            <chart:domain table:cell-range-address="Sheet1.A21:Sheet1.A26"/>
            <chart:data-point chart:repeated="6"/>
          </chart:series>
          <chart:series chart:attached-axis="secondary-y" chart:style-name="ch12" chart:values-cell-range-address="Sheet1.R21:Sheet1.R26" chart:label-cell-address="Sheet1.R29:Sheet1.R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29:Sheet1.D29</svg:desc>
                </draw:g>
              </table:table-cell>
              <table:table-cell office:value-type="string">
                <text:p>Phase Error</text:p>
                <draw:g>
                  <svg:desc>Sheet1.R29:Sheet1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1:Sheet1.A26</svg:desc>
                </draw:g>
              </table:table-cell>
              <table:table-cell office:value-type="float" office:value="-14.4884384579895">
                <text:p>-14.4884384579895</text:p>
                <draw:g>
                  <svg:desc>Sheet1.D21:Sheet1.D26</svg:desc>
                </draw:g>
              </table:table-cell>
              <table:table-cell office:value-type="float" office:value="3.2809577574572">
                <text:p>3.2809577574572</text:p>
                <draw:g>
                  <svg:desc>Sheet1.R21:Sheet1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4455470807336">
                <text:p>-35.4455470807336</text:p>
              </table:table-cell>
              <table:table-cell office:value-type="float" office:value="0.0317963525929879">
                <text:p>0.031796352592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5526792071916">
                <text:p>-63.5526792071916</text:p>
              </table:table-cell>
              <table:table-cell office:value-type="float" office:value="0.00106069775366027">
                <text:p>0.00106069775366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4.3768174189978">
                <text:p>-84.3768174189978</text:p>
              </table:table-cell>
              <table:table-cell office:value-type="float" office:value="0.0000854410678198328">
                <text:p>0.0000854410678198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13.178474635866">
                <text:p>-113.178474635866</text:p>
              </table:table-cell>
              <table:table-cell office:value-type="float" office:value="0.00000772966260281428">
                <text:p>0.0000077296626028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5.163260763859">
                <text:p>-135.163260763859</text:p>
              </table:table-cell>
              <table:table-cell office:value-type="float" office:value="0.000000377171837714697">
                <text:p>0.000000377171837714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60" chart:origin="-6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3.812cm" svg:y="3.952cm" style:legend-expansion="high" chart:style-name="ch3"/>
        <chart:plot-area chart:style-name="ch4" table:cell-range-address="Sheet1.A63:Sheet1.A94 Sheet1.D95:Sheet1.D95 Sheet1.C63:Sheet1.C94 Sheet1.Q63:Sheet1.Q95" chart:data-source-has-labels="row" svg:x="1.35cm" svg:y="1.275cm" svg:width="11.223cm" svg:height="6.564cm">
          <chartooo:coordinate-region svg:x="2.077cm" svg:y="1.474cm" svg:width="9.583cm" svg:height="5.718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26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474cm" chart:style-name="ch8">
              <text:p>Phase Error</text:p>
            </chart:title>
          </chart:axis>
          <chart:series chart:attached-axis="primary-y" chart:style-name="ch11" chart:values-cell-range-address="Sheet1.C63:Sheet1.C94" chart:label-cell-address="Sheet1.D95:Sheet1.D95" chart:class="chart:scatter">
            <chart:domain table:cell-range-address="Sheet1.A63:Sheet1.A94"/>
            <chart:data-point chart:repeated="32"/>
          </chart:series>
          <chart:series chart:attached-axis="secondary-y" chart:style-name="ch12" chart:values-cell-range-address="Sheet1.Q63:Sheet1.Q94" chart:label-cell-address="Sheet1.Q95:Sheet1.Q95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95:Sheet1.D95</svg:desc>
                </draw:g>
              </table:table-cell>
              <table:table-cell office:value-type="string">
                <text:p>Phase Error</text:p>
                <draw:g>
                  <svg:desc>Sheet1.Q95:Sheet1.Q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3:Sheet1.A94</svg:desc>
                </draw:g>
              </table:table-cell>
              <table:table-cell office:value-type="float" office:value="-35.4455470807336">
                <text:p>-35.4455470807336</text:p>
                <draw:g>
                  <svg:desc>Sheet1.C63:Sheet1.C94</svg:desc>
                </draw:g>
              </table:table-cell>
              <table:table-cell office:value-type="float" office:value="0.0317963525929879">
                <text:p>0.0317963525929879</text:p>
                <draw:g>
                  <svg:desc>Sheet1.Q63:Sheet1.Q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4.5365935054573">
                <text:p>-34.5365935054573</text:p>
              </table:table-cell>
              <table:table-cell office:value-type="float" office:value="0.0378638407728996">
                <text:p>0.0378638407728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4.3163743311626">
                <text:p>-34.3163743311626</text:p>
              </table:table-cell>
              <table:table-cell office:value-type="float" office:value="0.0384439823933001">
                <text:p>0.0384439823933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4.9387897150762">
                <text:p>-34.9387897150762</text:p>
              </table:table-cell>
              <table:table-cell office:value-type="float" office:value="0.0460391431336763">
                <text:p>0.046039143133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5.109718447338">
                <text:p>-35.109718447338</text:p>
              </table:table-cell>
              <table:table-cell office:value-type="float" office:value="0.0463959983021664">
                <text:p>0.0463959983021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5.913345691202">
                <text:p>-35.913345691202</text:p>
              </table:table-cell>
              <table:table-cell office:value-type="float" office:value="0.0444122743060179">
                <text:p>0.04441227430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5.7706531653585">
                <text:p>-35.7706531653585</text:p>
              </table:table-cell>
              <table:table-cell office:value-type="float" office:value="0.0528559839175723">
                <text:p>0.052855983917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6.0094393589482">
                <text:p>-36.0094393589482</text:p>
              </table:table-cell>
              <table:table-cell office:value-type="float" office:value="0.0501515027978284">
                <text:p>0.0501515027978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7.6819761886307">
                <text:p>-37.6819761886307</text:p>
              </table:table-cell>
              <table:table-cell office:value-type="float" office:value="0.0437216541876083">
                <text:p>0.0437216541876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9.6538011104903">
                <text:p>-39.6538011104903</text:p>
              </table:table-cell>
              <table:table-cell office:value-type="float" office:value="0.0363691502289252">
                <text:p>0.0363691502289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1.4579907422622">
                <text:p>-41.4579907422622</text:p>
              </table:table-cell>
              <table:table-cell office:value-type="float" office:value="0.0345547761791859">
                <text:p>0.034554776179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2.3289317049316">
                <text:p>-42.3289317049316</text:p>
              </table:table-cell>
              <table:table-cell office:value-type="float" office:value="0.0327217633187578">
                <text:p>0.0327217633187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43.3764071076627">
                <text:p>-43.3764071076627</text:p>
              </table:table-cell>
              <table:table-cell office:value-type="float" office:value="0.0313090562465366">
                <text:p>0.0313090562465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6.3012377017108">
                <text:p>-46.3012377017108</text:p>
              </table:table-cell>
              <table:table-cell office:value-type="float" office:value="0.0267924911561256">
                <text:p>0.026792491156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5.0062589194398">
                <text:p>-45.0062589194398</text:p>
              </table:table-cell>
              <table:table-cell office:value-type="float" office:value="0.0259752226301801">
                <text:p>0.0259752226301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44.2944426754109">
                <text:p>-44.2944426754109</text:p>
              </table:table-cell>
              <table:table-cell office:value-type="float" office:value="0.0264461781160381">
                <text:p>0.026446178116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4.4494050584155">
                <text:p>-44.4494050584155</text:p>
              </table:table-cell>
              <table:table-cell office:value-type="float" office:value="0.0258528426901517">
                <text:p>0.025852842690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4.4716235905621">
                <text:p>-44.4716235905621</text:p>
              </table:table-cell>
              <table:table-cell office:value-type="float" office:value="0.0254623825560556">
                <text:p>0.0254623825560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4.3521887773204">
                <text:p>-44.3521887773204</text:p>
              </table:table-cell>
              <table:table-cell office:value-type="float" office:value="0.0255155968917405">
                <text:p>0.0255155968917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4.1535095177719">
                <text:p>-44.1535095177719</text:p>
              </table:table-cell>
              <table:table-cell office:value-type="float" office:value="0.0242006933235244">
                <text:p>0.0242006933235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4.1774901236152">
                <text:p>-44.1774901236152</text:p>
              </table:table-cell>
              <table:table-cell office:value-type="float" office:value="0.0242029113161198">
                <text:p>0.0242029113161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4.6708711627559">
                <text:p>-44.6708711627559</text:p>
              </table:table-cell>
              <table:table-cell office:value-type="float" office:value="0.0225455846472488">
                <text:p>0.0225455846472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6.0511667964136">
                <text:p>-46.0511667964136</text:p>
              </table:table-cell>
              <table:table-cell office:value-type="float" office:value="0.0212669946067905">
                <text:p>0.0212669946067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5.87391716365">
                <text:p>-45.87391716365</text:p>
              </table:table-cell>
              <table:table-cell office:value-type="float" office:value="0.0208022896501755">
                <text:p>0.0208022896501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6.8966619759095">
                <text:p>-46.8966619759095</text:p>
              </table:table-cell>
              <table:table-cell office:value-type="float" office:value="0.018489742766589">
                <text:p>0.01848974276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7.3440260840129">
                <text:p>-47.3440260840129</text:p>
              </table:table-cell>
              <table:table-cell office:value-type="float" office:value="0.0180064761337652">
                <text:p>0.0180064761337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7.6650255174885">
                <text:p>-47.6650255174885</text:p>
              </table:table-cell>
              <table:table-cell office:value-type="float" office:value="0.0177751583430202">
                <text:p>0.0177751583430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7.4045318359073">
                <text:p>-47.4045318359073</text:p>
              </table:table-cell>
              <table:table-cell office:value-type="float" office:value="0.0169324134691505">
                <text:p>0.0169324134691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7.3573523758586">
                <text:p>-47.3573523758586</text:p>
              </table:table-cell>
              <table:table-cell office:value-type="float" office:value="0.0165585982466679">
                <text:p>0.0165585982466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7.1067710519433">
                <text:p>-47.1067710519433</text:p>
              </table:table-cell>
              <table:table-cell office:value-type="float" office:value="0.0161851455364662">
                <text:p>0.0161851455364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47.5532093207919">
                <text:p>-47.5532093207919</text:p>
              </table:table-cell>
              <table:table-cell office:value-type="float" office:value="0.0156086784401406">
                <text:p>0.0156086784401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7.6729546336237">
                <text:p>-47.6729546336237</text:p>
              </table:table-cell>
              <table:table-cell office:value-type="float" office:value="0.0151801935372009">
                <text:p>0.0151801935372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0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2.04cm" svg:y="3.952cm" style:legend-expansion="high" chart:style-name="ch3"/>
        <chart:plot-area chart:style-name="ch4" table:cell-range-address="Sheet1.A100:Sheet1.B131 Sheet1.B133:Sheet1.B133 Sheet1.K133:Sheet1.K133 Sheet1.K100:Sheet1.K131" chart:data-source-has-labels="row" svg:x="1.35cm" svg:y="1.275cm" svg:width="9.451cm" svg:height="6.564cm">
          <chartooo:coordinate-region svg:x="2.342cm" svg:y="1.474cm" svg:width="7.281cm" svg:height="5.71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5">
            <chart:title svg:x="0.451cm" svg:y="5.368cm" chart:style-name="ch7">
              <text:p>Mesh SIze</text:p>
            </chart:title>
            <chart:grid chart:style-name="ch8" chart:class="major"/>
          </chart:axis>
          <chart:axis chart:dimension="y" chart:name="secondary-y" chart:style-name="ch9">
            <chart:title svg:x="11.14cm" svg:y="6.466cm" chart:style-name="ch7">
              <text:p>Cummulative Run Time, s</text:p>
            </chart:title>
          </chart:axis>
          <chart:series chart:attached-axis="primary-y" chart:style-name="ch10" chart:values-cell-range-address="Sheet1.B100:Sheet1.B131" chart:label-cell-address="Sheet1.B133:Sheet1.B133" chart:class="chart:scatter">
            <chart:domain table:cell-range-address="Sheet1.A100:Sheet1.A131"/>
            <chart:data-point chart:repeated="32"/>
          </chart:series>
          <chart:series chart:attached-axis="secondary-y" chart:style-name="ch11" chart:values-cell-range-address="Sheet1.K100:Sheet1.K131" chart:label-cell-address="Sheet1.K133:Sheet1.K133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33:Sheet1.B133</svg:desc>
                </draw:g>
              </table:table-cell>
              <table:table-cell office:value-type="string">
                <text:p>Cummulative Run Time</text:p>
                <draw:g>
                  <svg:desc>Sheet1.K133:Sheet1.K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0:Sheet1.A131</svg:desc>
                </draw:g>
              </table:table-cell>
              <table:table-cell office:value-type="float" office:value="282">
                <text:p>282</text:p>
                <draw:g>
                  <svg:desc>Sheet1.B100:Sheet1.B131</svg:desc>
                </draw:g>
              </table:table-cell>
              <table:table-cell office:value-type="float" office:value="1.18691189">
                <text:p>1.18691189</text:p>
                <draw:g>
                  <svg:desc>Sheet1.K100:Sheet1.K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2.66867365">
                <text:p>2.66867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4.35000296">
                <text:p>4.3500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9">
                <text:p>499</text:p>
              </table:table-cell>
              <table:table-cell office:value-type="float" office:value="6.30388653">
                <text:p>6.30388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9">
                <text:p>539</text:p>
              </table:table-cell>
              <table:table-cell office:value-type="float" office:value="8.40214195">
                <text:p>8.40214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8">
                <text:p>588</text:p>
              </table:table-cell>
              <table:table-cell office:value-type="float" office:value="10.67504931">
                <text:p>10.67504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1">
                <text:p>661</text:p>
              </table:table-cell>
              <table:table-cell office:value-type="float" office:value="13.90264675">
                <text:p>13.90264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17.24111061">
                <text:p>17.24111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20.45552185">
                <text:p>20.45552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  <table:table-cell office:value-type="float" office:value="23.98507259">
                <text:p>23.98507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8">
                <text:p>968</text:p>
              </table:table-cell>
              <table:table-cell office:value-type="float" office:value="28.48038375">
                <text:p>28.48038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41">
                <text:p>1041</text:p>
              </table:table-cell>
              <table:table-cell office:value-type="float" office:value="33.47998057">
                <text:p>33.47998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21">
                <text:p>1121</text:p>
              </table:table-cell>
              <table:table-cell office:value-type="float" office:value="38.63365957">
                <text:p>38.63365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72">
                <text:p>1372</text:p>
              </table:table-cell>
              <table:table-cell office:value-type="float" office:value="45.75441842">
                <text:p>45.75441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37">
                <text:p>1437</text:p>
              </table:table-cell>
              <table:table-cell office:value-type="float" office:value="53.74044742">
                <text:p>53.74044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61.87275572">
                <text:p>61.8727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64">
                <text:p>1564</text:p>
              </table:table-cell>
              <table:table-cell office:value-type="float" office:value="70.33278552">
                <text:p>70.33278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78">
                <text:p>1678</text:p>
              </table:table-cell>
              <table:table-cell office:value-type="float" office:value="80.32100762">
                <text:p>80.32100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34">
                <text:p>1734</text:p>
              </table:table-cell>
              <table:table-cell office:value-type="float" office:value="90.72175072">
                <text:p>90.72175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05.08716572">
                <text:p>105.08716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89">
                <text:p>1989</text:p>
              </table:table-cell>
              <table:table-cell office:value-type="float" office:value="119.62184792">
                <text:p>119.62184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80">
                <text:p>2180</text:p>
              </table:table-cell>
              <table:table-cell office:value-type="float" office:value="137.49903282">
                <text:p>137.49903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9">
                <text:p>2209</text:p>
              </table:table-cell>
              <table:table-cell office:value-type="float" office:value="155.55198302">
                <text:p>155.55198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174.14358502">
                <text:p>174.14358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15">
                <text:p>2715</text:p>
              </table:table-cell>
              <table:table-cell office:value-type="float" office:value="202.66828622">
                <text:p>202.6682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46">
                <text:p>2946</text:p>
              </table:table-cell>
              <table:table-cell office:value-type="float" office:value="233.66288502">
                <text:p>233.6628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95">
                <text:p>2995</text:p>
              </table:table-cell>
              <table:table-cell office:value-type="float" office:value="267.09182202">
                <text:p>267.0918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21">
                <text:p>3121</text:p>
              </table:table-cell>
              <table:table-cell office:value-type="float" office:value="297.02795732">
                <text:p>297.02795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25">
                <text:p>3325</text:p>
              </table:table-cell>
              <table:table-cell office:value-type="float" office:value="333.73646345">
                <text:p>333.73646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07">
                <text:p>3407</text:p>
              </table:table-cell>
              <table:table-cell office:value-type="float" office:value="373.65395555">
                <text:p>373.6539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71">
                <text:p>3571</text:p>
              </table:table-cell>
              <table:table-cell office:value-type="float" office:value="414.50287085">
                <text:p>414.50287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85">
                <text:p>3685</text:p>
              </table:table-cell>
              <table:table-cell office:value-type="float" office:value="456.69948145">
                <text:p>456.69948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6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1:Sheet1.B26" svg:x="1.331cm" svg:y="0.18cm" svg:width="14.349cm" svg:height="7.659cm">
          <chartooo:coordinate-region svg:x="2.058cm" svg:y="0.38cm" svg:width="13.263cm" svg:height="6.812cm"/>
          <chart:axis chart:dimension="x" chart:name="primary-x" chart:style-name="ch3">
            <chart:title svg:x="6.966cm" svg:y="8.019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4.926cm" chart:style-name="ch7">
              <text:p>Run Time, s</text:p>
            </chart:title>
            <chart:grid chart:style-name="ch5" chart:class="major"/>
          </chart:axis>
          <chart:series chart:style-name="ch8" chart:values-cell-range-address="Sheet1.B21:Sheet1.B26" chart:class="chart:scatter">
            <chart:domain table:cell-range-address="Sheet1.A21:Sheet1.A2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1:Sheet1.A26</svg:desc>
                </draw:g>
              </table:table-cell>
              <table:table-cell office:value-type="float" office:value="0.785489">
                <text:p>0.785489</text:p>
                <draw:g>
                  <svg:desc>Sheet1.B21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2306">
                <text:p>1.22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2264">
                <text:p>3.3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29">
                <text:p>11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6017">
                <text:p>43.6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.042">
                <text:p>136.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8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0" chart:maximum="-60" chart:origin="-8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0.002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3.812cm" svg:y="3.952cm" style:legend-expansion="high" chart:style-name="ch3"/>
        <chart:plot-area chart:style-name="ch4" table:cell-range-address="Sheet1.A153:Sheet1.A176 Sheet1.D177:Sheet1.D177 Sheet1.C153:Sheet1.C176 Sheet1.Q153:Sheet1.Q177" chart:data-source-has-labels="row" svg:x="1.35cm" svg:y="1.275cm" svg:width="11.223cm" svg:height="6.564cm">
          <chartooo:coordinate-region svg:x="2.077cm" svg:y="1.474cm" svg:width="9.212cm" svg:height="5.718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26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474cm" chart:style-name="ch8">
              <text:p>Phase Error</text:p>
            </chart:title>
          </chart:axis>
          <chart:series chart:attached-axis="primary-y" chart:style-name="ch11" chart:values-cell-range-address="Sheet1.C153:Sheet1.C176" chart:label-cell-address="Sheet1.D177:Sheet1.D177" chart:class="chart:scatter">
            <chart:domain table:cell-range-address="Sheet1.A153:Sheet1.A176"/>
            <chart:data-point chart:repeated="24"/>
          </chart:series>
          <chart:series chart:attached-axis="secondary-y" chart:style-name="ch12" chart:values-cell-range-address="Sheet1.Q153:Sheet1.Q176" chart:label-cell-address="Sheet1.Q177:Sheet1.Q177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77:Sheet1.D177</svg:desc>
                </draw:g>
              </table:table-cell>
              <table:table-cell office:value-type="string">
                <text:p>Phase Error</text:p>
                <draw:g>
                  <svg:desc>Sheet1.Q177:Sheet1.Q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3:Sheet1.A176</svg:desc>
                </draw:g>
              </table:table-cell>
              <table:table-cell office:value-type="float" office:value="-63.5526792071916">
                <text:p>-63.5526792071916</text:p>
                <draw:g>
                  <svg:desc>Sheet1.C153:Sheet1.C176</svg:desc>
                </draw:g>
              </table:table-cell>
              <table:table-cell office:value-type="float" office:value="0.00106069775366027">
                <text:p>0.00106069775366027</text:p>
                <draw:g>
                  <svg:desc>Sheet1.Q153:Sheet1.Q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4.373942301708">
                <text:p>-64.373942301708</text:p>
              </table:table-cell>
              <table:table-cell office:value-type="float" office:value="0.00108385642952719">
                <text:p>0.0010838564295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6295094925002">
                <text:p>-63.6295094925002</text:p>
              </table:table-cell>
              <table:table-cell office:value-type="float" office:value="0.00120074058729485">
                <text:p>0.0012007405872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4.077761355049">
                <text:p>-64.077761355049</text:p>
              </table:table-cell>
              <table:table-cell office:value-type="float" office:value="0.00122222257551951">
                <text:p>0.00122222257551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3.6807281244739">
                <text:p>-63.6807281244739</text:p>
              </table:table-cell>
              <table:table-cell office:value-type="float" office:value="0.00133430177130754">
                <text:p>0.0013343017713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63.5844821881001">
                <text:p>-63.5844821881001</text:p>
              </table:table-cell>
              <table:table-cell office:value-type="float" office:value="0.0013675943024825">
                <text:p>0.001367594302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3.1852220133404">
                <text:p>-63.1852220133404</text:p>
              </table:table-cell>
              <table:table-cell office:value-type="float" office:value="0.00155234519342059">
                <text:p>0.00155234519342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62.8440432423815">
                <text:p>-62.8440432423815</text:p>
              </table:table-cell>
              <table:table-cell office:value-type="float" office:value="0.00157551792866657">
                <text:p>0.0015755179286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62.8405481852641">
                <text:p>-62.8405481852641</text:p>
              </table:table-cell>
              <table:table-cell office:value-type="float" office:value="0.00121688924516753">
                <text:p>0.00121688924516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63.0318366996078">
                <text:p>-63.0318366996078</text:p>
              </table:table-cell>
              <table:table-cell office:value-type="float" office:value="0.00126760121623072">
                <text:p>0.00126760121623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3.0593869878349">
                <text:p>-63.0593869878349</text:p>
              </table:table-cell>
              <table:table-cell office:value-type="float" office:value="0.0013325640576356">
                <text:p>0.0013325640576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63.0828111683418">
                <text:p>-63.0828111683418</text:p>
              </table:table-cell>
              <table:table-cell office:value-type="float" office:value="0.00135584195773272">
                <text:p>0.00135584195773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6.1212859503442">
                <text:p>-66.1212859503442</text:p>
              </table:table-cell>
              <table:table-cell office:value-type="float" office:value="0.000857979570281811">
                <text:p>0.000857979570281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70.4234725374335">
                <text:p>-70.4234725374335</text:p>
              </table:table-cell>
              <table:table-cell office:value-type="float" office:value="0.000384772957004637">
                <text:p>0.000384772957004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0.406872813217">
                <text:p>-70.406872813217</text:p>
              </table:table-cell>
              <table:table-cell office:value-type="float" office:value="0.000374708097539863">
                <text:p>0.00037470809753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0.39040119085">
                <text:p>-70.39040119085</text:p>
              </table:table-cell>
              <table:table-cell office:value-type="float" office:value="0.000364234551730331">
                <text:p>0.000364234551730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70.4074439499678">
                <text:p>-70.4074439499678</text:p>
              </table:table-cell>
              <table:table-cell office:value-type="float" office:value="0.000385082604159482">
                <text:p>0.000385082604159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70.8111648040499">
                <text:p>-70.8111648040499</text:p>
              </table:table-cell>
              <table:table-cell office:value-type="float" office:value="0.000383075265223481">
                <text:p>0.00038307526522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1.2873863614607">
                <text:p>-71.2873863614607</text:p>
              </table:table-cell>
              <table:table-cell office:value-type="float" office:value="0.000429659734436665">
                <text:p>0.000429659734436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1.4635159461221">
                <text:p>-71.4635159461221</text:p>
              </table:table-cell>
              <table:table-cell office:value-type="float" office:value="0.000452465813390711">
                <text:p>0.000452465813390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71.4579818034692">
                <text:p>-71.4579818034692</text:p>
              </table:table-cell>
              <table:table-cell office:value-type="float" office:value="0.000456241021593651">
                <text:p>0.000456241021593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1.4616773789056">
                <text:p>-71.4616773789056</text:p>
              </table:table-cell>
              <table:table-cell office:value-type="float" office:value="0.000464698118710719">
                <text:p>0.000464698118710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1.4791389843843">
                <text:p>-71.4791389843843</text:p>
              </table:table-cell>
              <table:table-cell office:value-type="float" office:value="0.000467389011119323">
                <text:p>0.000467389011119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1.5762737908923">
                <text:p>-71.5762737908923</text:p>
              </table:table-cell>
              <table:table-cell office:value-type="float" office:value="0.000473948086330013">
                <text:p>0.00047394808633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1" chart:maximum="10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2.04cm" svg:y="3.952cm" style:legend-expansion="high" chart:style-name="ch3"/>
        <chart:plot-area chart:style-name="ch4" table:cell-range-address="Sheet1.A181:Sheet1.B204 Sheet1.K181:Sheet1.K205" chart:data-source-has-labels="row" svg:x="1.35cm" svg:y="1.275cm" svg:width="9.451cm" svg:height="6.564cm">
          <chartooo:coordinate-region svg:x="2.342cm" svg:y="1.474cm" svg:width="7.281cm" svg:height="5.71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7">
            <chart:title svg:x="0.451cm" svg:y="5.368cm" chart:style-name="ch8">
              <text:p>Mesh Size</text:p>
            </chart:title>
            <chart:grid chart:style-name="ch9" chart:class="major"/>
          </chart:axis>
          <chart:axis chart:dimension="y" chart:name="secondary-y" chart:style-name="ch10">
            <chart:title svg:x="11.14cm" svg:y="6.466cm" chart:style-name="ch8">
              <text:p>Cummulative Run Time, s</text:p>
            </chart:title>
          </chart:axis>
          <chart:series chart:attached-axis="primary-y" chart:style-name="ch11" chart:values-cell-range-address="Sheet1.B181:Sheet1.B204" chart:class="chart:scatter">
            <chart:domain table:cell-range-address="Sheet1.A181:Sheet1.A204"/>
            <chart:data-point chart:repeated="24"/>
          </chart:series>
          <chart:series chart:attached-axis="secondary-y" chart:style-name="ch12" chart:values-cell-range-address="Sheet1.K181:Sheet1.K204" chart:label-cell-address="Sheet1.K205:Sheet1.K205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ummulative Run Time</text:p>
                <draw:g>
                  <svg:desc>Sheet1.K205:Sheet1.K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1:Sheet1.A204</svg:desc>
                </draw:g>
              </table:table-cell>
              <table:table-cell office:value-type="float" office:value="282">
                <text:p>282</text:p>
                <draw:g>
                  <svg:desc>Sheet1.B181:Sheet1.B204</svg:desc>
                </draw:g>
              </table:table-cell>
              <table:table-cell office:value-type="float" office:value="3.64009019">
                <text:p>3.64009019</text:p>
                <draw:g>
                  <svg:desc>Sheet1.K181:Sheet1.K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9.00377123">
                <text:p>9.00377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2">
                <text:p>422</text:p>
              </table:table-cell>
              <table:table-cell office:value-type="float" office:value="15.57271281">
                <text:p>15.57271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24.25673441">
                <text:p>24.2567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8">
                <text:p>578</text:p>
              </table:table-cell>
              <table:table-cell office:value-type="float" office:value="34.03316352">
                <text:p>34.0331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1">
                <text:p>681</text:p>
              </table:table-cell>
              <table:table-cell office:value-type="float" office:value="48.79738985">
                <text:p>48.79738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3">
                <text:p>743</text:p>
              </table:table-cell>
              <table:table-cell office:value-type="float" office:value="66.12136661">
                <text:p>66.12136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7">
                <text:p>817</text:p>
              </table:table-cell>
              <table:table-cell office:value-type="float" office:value="86.52572213">
                <text:p>86.52572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10.2138951">
                <text:p>110.2138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1">
                <text:p>1021</text:p>
              </table:table-cell>
              <table:table-cell office:value-type="float" office:value="140.05550995">
                <text:p>140.05550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4">
                <text:p>1174</text:p>
              </table:table-cell>
              <table:table-cell office:value-type="float" office:value="176.99282153">
                <text:p>176.99282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25">
                <text:p>1225</text:p>
              </table:table-cell>
              <table:table-cell office:value-type="float" office:value="217.51521103">
                <text:p>217.5152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65">
                <text:p>1265</text:p>
              </table:table-cell>
              <table:table-cell office:value-type="float" office:value="256.54788062">
                <text:p>256.54788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30">
                <text:p>1330</text:p>
              </table:table-cell>
              <table:table-cell office:value-type="float" office:value="303.92182903">
                <text:p>303.92182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1">
                <text:p>1351</text:p>
              </table:table-cell>
              <table:table-cell office:value-type="float" office:value="353.19247988">
                <text:p>353.1924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2">
                <text:p>1372</text:p>
              </table:table-cell>
              <table:table-cell office:value-type="float" office:value="403.46361937">
                <text:p>403.46361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14">
                <text:p>1514</text:p>
              </table:table-cell>
              <table:table-cell office:value-type="float" office:value="465.70387887">
                <text:p>465.7038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79">
                <text:p>1579</text:p>
              </table:table-cell>
              <table:table-cell office:value-type="float" office:value="533.79855007">
                <text:p>533.79855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24">
                <text:p>1824</text:p>
              </table:table-cell>
              <table:table-cell office:value-type="float" office:value="621.02365237">
                <text:p>621.02365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2">
                <text:p>1902</text:p>
              </table:table-cell>
              <table:table-cell office:value-type="float" office:value="718.47352637">
                <text:p>718.4735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74">
                <text:p>1974</text:p>
              </table:table-cell>
              <table:table-cell office:value-type="float" office:value="824.79909987">
                <text:p>824.79909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37">
                <text:p>2137</text:p>
              </table:table-cell>
              <table:table-cell office:value-type="float" office:value="966.36945978">
                <text:p>966.3694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119.41746126">
                <text:p>1119.41746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41">
                <text:p>2241</text:p>
              </table:table-cell>
              <table:table-cell office:value-type="float" office:value="1272.88696519">
                <text:p>1272.886965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